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425in" table:align="margins" style:writing-mode="lr-tb"/>
    </style:style>
    <style:style style:name="Table1.A" style:family="table-column">
      <style:table-column-properties style:column-width="2.356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1.6931in"/>
    </style:style>
    <style:style style:name="P1" style:family="paragraph" style:parent-style-name="Table_20_Contents">
      <style:paragraph-properties fo:text-align="start" style:justify-single-word="false"/>
      <style:text-properties style:font-name="Times New Roman" fo:font-size="10pt" style:font-name-asian="Arial Unicode MS" style:font-size-asian="10pt" style:font-name-complex="Arial Unicode MS" style:font-size-complex="10pt"/>
    </style:style>
    <style:style style:name="P2" style:family="paragraph" style:parent-style-name="Body">
      <style:paragraph-properties fo:line-height="0.139in"/>
      <style:text-properties style:font-name="Open sans" officeooo:paragraph-rsid="000675b6"/>
    </style:style>
    <style:style style:name="P3" style:family="paragraph" style:parent-style-name="Body">
      <style:paragraph-properties fo:margin-left="1.989in" fo:margin-right="0in" fo:margin-top="0.002in" fo:margin-bottom="0in" loext:contextual-spacing="false" fo:text-indent="0in" style:auto-text-indent="false"/>
      <style:text-properties style:font-name="Open sans" officeooo:paragraph-rsid="000675b6"/>
    </style:style>
    <style:style style:name="P4" style:family="paragraph" style:parent-style-name="Body">
      <style:paragraph-properties fo:margin-left="0.0398in" fo:margin-right="0in" fo:margin-top="0.0362in" fo:margin-bottom="0in" loext:contextual-spacing="false" fo:text-indent="0in" style:auto-text-indent="false"/>
      <style:text-properties style:font-name="Open sans" fo:font-size="13pt" fo:font-weight="bold" style:font-size-asian="13pt" style:font-weight-asian="bold" style:font-size-complex="13pt" style:font-weight-complex="bold"/>
    </style:style>
    <style:style style:name="P5" style:family="paragraph" style:parent-style-name="Body">
      <style:paragraph-properties fo:margin-left="0.0398in" fo:margin-right="0in" fo:margin-top="0.0366in" fo:margin-bottom="0in" loext:contextual-spacing="false" fo:text-indent="0in" style:auto-text-indent="false"/>
    </style:style>
    <style:style style:name="P6" style:family="paragraph" style:parent-style-name="Body">
      <style:paragraph-properties fo:margin-left="0.0398in" fo:margin-right="0in" fo:margin-top="0.0366in" fo:margin-bottom="0in" loext:contextual-spacing="false" fo:text-indent="0in" style:auto-text-indent="false"/>
      <style:text-properties style:font-name="Open sans" fo:font-size="12pt" style:font-size-asian="12pt" style:font-size-complex="12pt"/>
    </style:style>
    <style:style style:name="P7" style:family="paragraph" style:parent-style-name="Body">
      <style:paragraph-properties fo:margin-left="0.0398in" fo:margin-right="0in" fo:text-align="start" style:justify-single-word="false" fo:text-indent="0in" style:auto-text-indent="false" style:writing-mode="lr-tb"/>
    </style:style>
    <style:style style:name="P8" style:family="paragraph" style:parent-style-name="Body">
      <style:paragraph-properties fo:margin-left="0.0398in" fo:margin-right="0in" fo:text-align="start" style:justify-single-word="false" fo:text-indent="0in" style:auto-text-indent="false" style:writing-mode="lr-tb"/>
      <style:text-properties style:font-name="Open sans" fo:font-size="12pt" style:font-size-asian="12pt" style:font-size-complex="12pt"/>
    </style:style>
    <style:style style:name="P9" style:family="paragraph" style:parent-style-name="Body">
      <style:paragraph-properties fo:margin-left="0.0398in" fo:margin-right="0in" fo:margin-top="0.0374in" fo:margin-bottom="0in" loext:contextual-spacing="false" fo:text-indent="0in" style:auto-text-indent="false"/>
      <style:text-properties style:font-name="Open sans" fo:font-size="10pt" style:font-size-asian="10pt" style:font-size-complex="10pt"/>
    </style:style>
    <style:style style:name="P10" style:family="paragraph" style:parent-style-name="Body">
      <style:paragraph-properties fo:margin-left="0.0398in" fo:margin-right="0in" fo:line-height="0.1528in" fo:text-indent="0in" style:auto-text-indent="false"/>
    </style:style>
    <style:style style:name="P11" style:family="paragraph" style:parent-style-name="Body">
      <style:paragraph-properties fo:margin-left="0.0398in" fo:margin-right="0in" fo:text-indent="0in" style:auto-text-indent="false"/>
      <style:text-properties style:font-name="Open sans" fo:font-size="10pt" style:font-size-asian="10pt" style:font-size-complex="10pt"/>
    </style:style>
    <style:style style:name="P12" style:family="paragraph" style:parent-style-name="Body">
      <style:paragraph-properties fo:margin-left="0.0398in" fo:margin-right="0in" fo:margin-top="0.0016in" fo:margin-bottom="0in" loext:contextual-spacing="false" fo:text-indent="0in" style:auto-text-indent="false"/>
    </style:style>
    <style:style style:name="P13" style:family="paragraph" style:parent-style-name="Body">
      <style:paragraph-properties fo:margin-left="0.0382in" fo:margin-right="0in" fo:margin-top="0.0362in" fo:margin-bottom="0in" loext:contextual-spacing="false" fo:text-indent="0in" style:auto-text-indent="false"/>
    </style:style>
    <style:style style:name="P14" style:family="paragraph" style:parent-style-name="Body">
      <style:paragraph-properties fo:margin-left="0.0382in" fo:margin-right="0in" fo:margin-top="0.0362in" fo:margin-bottom="0in" loext:contextual-spacing="false" fo:text-indent="0in" style:auto-text-indent="false"/>
      <style:text-properties style:font-name="Open sans" fo:font-size="13pt" fo:font-weight="bold" style:font-size-asian="13pt" style:font-weight-asian="bold" style:font-size-complex="13pt" style:font-weight-complex="bold"/>
    </style:style>
    <style:style style:name="P15" style:family="paragraph" style:parent-style-name="Body">
      <style:paragraph-properties fo:margin-left="0.0382in" fo:margin-right="0in" fo:line-height="0.1528in" fo:text-indent="0in" style:auto-text-indent="false"/>
    </style:style>
    <style:style style:name="P16" style:family="paragraph" style:parent-style-name="Body">
      <style:paragraph-properties fo:margin-left="0.0398in" fo:margin-right="0.1583in" fo:text-align="start" style:justify-single-word="false" fo:text-indent="0in" style:auto-text-indent="false" style:writing-mode="lr-tb"/>
      <style:text-properties style:font-name="Open sans" fo:font-size="12pt" style:font-size-asian="12pt" style:font-size-complex="12pt"/>
    </style:style>
    <style:style style:name="P17" style:family="paragraph" style:parent-style-name="Body">
      <style:paragraph-properties fo:margin-left="0.0382in" fo:margin-right="0.0209in" fo:margin-top="0.0374in" fo:margin-bottom="0in" loext:contextual-spacing="false" fo:text-indent="0in" style:auto-text-indent="false"/>
      <style:text-properties style:font-name="Open sans" fo:font-size="10pt" style:font-size-asian="10pt" style:font-size-complex="10pt"/>
    </style:style>
    <style:style style:name="P18" style:family="paragraph" style:parent-style-name="Body">
      <style:paragraph-properties fo:margin-left="0.0382in" fo:margin-right="0.0602in" fo:margin-top="0.0374in" fo:margin-bottom="0in" loext:contextual-spacing="false" fo:text-indent="0in" style:auto-text-indent="false"/>
      <style:text-properties style:font-name="Open sans" fo:font-size="10pt" style:font-size-asian="10pt" style:font-size-complex="10pt"/>
    </style:style>
    <style:style style:name="P19" style:family="paragraph" style:parent-style-name="Body">
      <style:paragraph-properties fo:margin-left="0.0398in" fo:margin-right="0.1673in" fo:text-align="start" style:justify-single-word="false" fo:text-indent="0in" style:auto-text-indent="false" style:writing-mode="lr-tb"/>
      <style:text-properties style:font-name="Open sans" fo:font-size="12pt" style:font-size-asian="12pt" style:font-size-complex="12pt"/>
    </style:style>
    <style:style style:name="P20" style:family="paragraph" style:parent-style-name="Body">
      <style:paragraph-properties fo:margin-left="0.0382in" fo:margin-right="0.0547in" fo:margin-top="0.0362in" fo:margin-bottom="0in" loext:contextual-spacing="false" fo:text-indent="0in" style:auto-text-indent="false"/>
      <style:text-properties style:font-name="Open sans" fo:font-size="10pt" style:font-size-asian="10pt" style:font-size-complex="10pt"/>
    </style:style>
    <style:style style:name="P21" style:family="paragraph" style:parent-style-name="Body">
      <style:paragraph-properties fo:margin-left="0.0382in" fo:margin-right="0.0937in" fo:margin-top="0.0008in" fo:margin-bottom="0in" loext:contextual-spacing="false" fo:text-indent="0in" style:auto-text-indent="false"/>
      <style:text-properties style:font-name="Open sans" fo:font-size="10pt" style:font-size-asian="10pt" style:font-size-complex="10pt"/>
    </style:style>
    <style:style style:name="P22" style:family="paragraph" style:parent-style-name="Body">
      <style:paragraph-properties fo:margin-left="0.0382in" fo:margin-right="0.0598in" fo:margin-top="0.0362in" fo:margin-bottom="0in" loext:contextual-spacing="false" fo:text-indent="0in" style:auto-text-indent="false"/>
      <style:text-properties style:font-name="Open sans" fo:font-size="10pt" style:font-size-asian="10pt" style:font-size-complex="10pt"/>
    </style:style>
    <style:style style:name="P23" style:family="paragraph" style:parent-style-name="Body">
      <style:paragraph-properties fo:margin-left="0.0398in" fo:margin-right="0.0252in" fo:margin-top="0.0362in" fo:margin-bottom="0in" loext:contextual-spacing="false" fo:text-indent="0in" style:auto-text-indent="false"/>
      <style:text-properties style:font-name="Open sans" fo:font-size="10pt" style:font-size-asian="10pt" style:font-size-complex="10pt"/>
    </style:style>
    <style:style style:name="P24" style:family="paragraph" style:parent-style-name="Body">
      <style:paragraph-properties fo:margin-left="0.0398in" fo:margin-right="0.0189in" fo:margin-top="0.0366in" fo:margin-bottom="0in" loext:contextual-spacing="false" fo:text-indent="0in" style:auto-text-indent="false"/>
      <style:text-properties style:font-name="Open sans" fo:font-size="12pt" style:font-size-asian="12pt" style:font-size-complex="12pt"/>
    </style:style>
    <style:style style:name="P25" style:family="paragraph" style:parent-style-name="Body">
      <style:paragraph-properties fo:margin-left="0.0398in" fo:margin-right="0.0146in" fo:text-align="start" style:justify-single-word="false" fo:text-indent="0in" style:auto-text-indent="false" style:writing-mode="lr-tb"/>
    </style:style>
    <style:style style:name="P26" style:family="paragraph" style:parent-style-name="Body">
      <style:paragraph-properties fo:margin-left="0.0398in" fo:margin-right="0.0146in" fo:text-align="start" style:justify-single-word="false" fo:text-indent="0in" style:auto-text-indent="false" style:writing-mode="lr-tb"/>
      <style:text-properties style:font-name="Open sans" fo:font-size="12pt" style:font-size-asian="12pt" style:font-size-complex="12pt"/>
    </style:style>
    <style:style style:name="P27" style:family="paragraph" style:parent-style-name="Body">
      <style:paragraph-properties fo:margin-left="0.0382in" fo:margin-right="0.0591in" fo:margin-top="0.0374in" fo:margin-bottom="0in" loext:contextual-spacing="false" fo:text-indent="0in" style:auto-text-indent="false"/>
      <style:text-properties style:font-name="Open sans" fo:font-size="10pt" style:font-size-asian="10pt" style:font-size-complex="10pt"/>
    </style:style>
    <style:style style:name="P28" style:family="paragraph" style:parent-style-name="Body">
      <style:paragraph-properties fo:margin-left="0.0382in" fo:margin-right="0.0665in" fo:margin-top="0.0374in" fo:margin-bottom="0in" loext:contextual-spacing="false" fo:text-indent="0in" style:auto-text-indent="false"/>
      <style:text-properties style:font-name="Open sans" fo:font-size="10pt" style:font-size-asian="10pt" style:font-size-complex="10pt"/>
    </style:style>
    <style:style style:name="P29" style:family="paragraph" style:parent-style-name="Body">
      <style:paragraph-properties fo:margin-left="0.0398in" fo:margin-right="0.0508in" fo:margin-top="0.0374in" fo:margin-bottom="0in" loext:contextual-spacing="false" fo:text-align="justify" style:justify-single-word="false" fo:text-indent="0in" style:auto-text-indent="false"/>
    </style:style>
    <style:style style:name="P30" style:family="paragraph" style:parent-style-name="Body">
      <style:paragraph-properties fo:margin-left="0.0382in" fo:margin-right="0.0327in" fo:margin-top="0.0016in" fo:margin-bottom="0in" loext:contextual-spacing="false" fo:text-indent="0in" style:auto-text-indent="false"/>
    </style:style>
    <style:style style:name="P31" style:family="paragraph" style:parent-style-name="Body">
      <style:paragraph-properties fo:margin-left="0.0382in" fo:margin-right="0.4508in" fo:line-height="0.1528in" fo:text-indent="0in" style:auto-text-indent="false"/>
    </style:style>
    <style:style style:name="P32" style:family="paragraph" style:parent-style-name="Body">
      <style:paragraph-properties fo:margin-left="0.0382in" fo:margin-right="0.0827in" fo:margin-top="0.0016in" fo:margin-bottom="0in" loext:contextual-spacing="false" fo:text-indent="0in" style:auto-text-indent="false"/>
    </style:style>
    <style:style style:name="P33" style:family="paragraph" style:parent-style-name="Body">
      <style:paragraph-properties fo:margin-left="0.0382in" fo:margin-right="0.089in" fo:margin-top="0.0016in" fo:margin-bottom="0in" loext:contextual-spacing="false" fo:text-indent="0in" style:auto-text-indent="false"/>
    </style:style>
    <style:style style:name="P34" style:family="paragraph" style:parent-style-name="Body">
      <style:paragraph-properties fo:margin-left="0.0382in" fo:margin-right="0.0256in" fo:margin-top="0.0362in" fo:margin-bottom="0in" loext:contextual-spacing="false" fo:text-indent="0in" style:auto-text-indent="false"/>
    </style:style>
    <style:style style:name="P35" style:family="paragraph" style:parent-style-name="Body">
      <style:paragraph-properties fo:margin-left="0.0398in" fo:margin-right="0.0681in" fo:margin-top="0.0362in" fo:margin-bottom="0in" loext:contextual-spacing="false" fo:text-indent="0in" style:auto-text-indent="false"/>
    </style:style>
    <style:style style:name="P36" style:family="paragraph" style:parent-style-name="Body">
      <style:paragraph-properties fo:margin-left="0.0398in" fo:margin-right="0.0811in" fo:margin-top="0.0008in" fo:margin-bottom="0in" loext:contextual-spacing="false" fo:text-indent="0in" style:auto-text-indent="false"/>
    </style:style>
    <style:style style:name="P37" style:family="paragraph" style:parent-style-name="Body">
      <style:paragraph-properties fo:margin-left="0.0398in" fo:margin-right="0.1689in" fo:text-indent="0in" style:auto-text-indent="false"/>
    </style:style>
    <style:style style:name="P38" style:family="paragraph" style:parent-style-name="Body">
      <style:paragraph-properties fo:margin-left="0.0398in" fo:margin-right="0.5925in" fo:margin-top="0.0366in" fo:margin-bottom="0in" loext:contextual-spacing="false" fo:text-indent="0in" style:auto-text-indent="false"/>
    </style:style>
    <style:style style:name="P39" style:family="paragraph" style:parent-style-name="Body">
      <style:paragraph-properties fo:margin-left="0.0382in" fo:margin-right="0.1925in" fo:margin-top="0.0374in" fo:margin-bottom="0in" loext:contextual-spacing="false" fo:text-indent="0in" style:auto-text-indent="false"/>
      <style:text-properties officeooo:paragraph-rsid="0007d42d"/>
    </style:style>
    <style:style style:name="P40" style:family="paragraph" style:parent-style-name="Body">
      <style:paragraph-properties fo:margin-left="0.0382in" fo:margin-right="0.2189in" fo:margin-top="0.0374in" fo:margin-bottom="0in" loext:contextual-spacing="false" fo:text-indent="0in" style:auto-text-indent="false"/>
      <style:text-properties officeooo:paragraph-rsid="0007d42d"/>
    </style:style>
    <style:style style:name="P41" style:family="paragraph" style:parent-style-name="Body">
      <style:paragraph-properties fo:margin-left="0.0398in" fo:margin-right="0.0984in" fo:margin-top="0.0374in" fo:margin-bottom="0in" loext:contextual-spacing="false" fo:text-indent="0in" style:auto-text-indent="false"/>
    </style:style>
    <style:style style:name="P42" style:family="paragraph" style:parent-style-name="Body">
      <style:paragraph-properties fo:margin-left="0.0398in" fo:margin-right="0.0984in" fo:margin-top="0.0374in" fo:margin-bottom="0in" loext:contextual-spacing="false" fo:text-indent="0in" style:auto-text-indent="false"/>
      <style:text-properties officeooo:paragraph-rsid="0007d42d"/>
    </style:style>
    <style:style style:name="T1" style:family="text">
      <style:text-properties fo:font-size="22pt" fo:letter-spacing="normal" fo:font-weight="bold" style:font-size-asian="22pt" style:font-weight-asian="bold" style:font-size-complex="22pt" style:font-weight-complex="bold"/>
    </style:style>
    <style:style style:name="T2" style:family="text">
      <style:text-properties fo:font-size="22pt" fo:letter-spacing="normal" fo:language="en" fo:country="US" fo:font-weight="bold" style:font-size-asian="22pt" style:font-weight-asian="bold" style:font-size-complex="22pt" style:font-weight-complex="bold"/>
    </style:style>
    <style:style style:name="T3" style:family="text">
      <style:text-properties fo:font-size="22pt" fo:letter-spacing="normal" fo:language="en" fo:country="US" fo:font-weight="bold" style:font-size-asian="22pt" style:font-weight-asian="bold" style:font-size-complex="22pt" style:font-weight-complex="bold"/>
    </style:style>
    <style:style style:name="T4" style:family="text">
      <style:text-properties fo:font-size="22pt" fo:letter-spacing="0.0008in" fo:font-weight="bold" style:font-size-asian="22pt" style:font-weight-asian="bold" style:font-size-complex="22pt" style:font-weight-complex="bold"/>
    </style:style>
    <style:style style:name="T5" style:family="text">
      <style:text-properties fo:font-size="22pt" fo:letter-spacing="-0.0008in" fo:font-weight="bold" style:font-size-asian="22pt" style:font-weight-asian="bold" style:font-size-complex="22pt" style:font-weight-complex="bold"/>
    </style:style>
    <style:style style:name="T6" style:family="text">
      <style:text-properties fo:font-size="10.5pt" fo:language="en" fo:country="US" style:font-size-asian="10.5pt" style:font-size-complex="10.5pt"/>
    </style:style>
    <style:style style:name="T7" style:family="text">
      <style:text-properties fo:font-size="10.5pt" fo:letter-spacing="normal" fo:language="en" fo:country="US" style:font-size-asian="10.5pt" style:font-size-complex="10.5pt"/>
    </style:style>
    <style:style style:name="T8" style:family="text">
      <style:text-properties fo:font-size="6pt" fo:letter-spacing="normal" fo:language="en" fo:country="US" style:font-size-asian="6pt" style:font-size-complex="6pt"/>
    </style:style>
    <style:style style:name="T9" style:family="text">
      <style:text-properties fo:font-size="6pt" fo:language="en" fo:country="US" style:font-size-asian="6pt" style:font-size-complex="6pt"/>
    </style:style>
    <style:style style:name="T10" style:family="text">
      <style:text-properties fo:font-size="6pt" fo:letter-spacing="-0.0016in" fo:language="en" fo:country="US" style:font-size-asian="6pt" style:font-size-complex="6pt"/>
    </style:style>
    <style:style style:name="T11" style:family="text">
      <style:text-properties fo:font-size="6pt" fo:letter-spacing="-0.0035in" fo:language="en" fo:country="US" style:font-size-asian="6pt" style:font-size-complex="6pt"/>
    </style:style>
    <style:style style:name="T12" style:family="text">
      <style:text-properties fo:font-size="6pt" fo:letter-spacing="-0.0008in" fo:language="en" fo:country="US" style:font-size-asian="6pt" style:font-size-complex="6pt"/>
    </style:style>
    <style:style style:name="T13" style:family="text">
      <style:text-properties fo:font-size="6pt" fo:letter-spacing="-0.0043in" fo:language="en" fo:country="US" style:font-size-asian="6pt" style:font-size-complex="6pt"/>
    </style:style>
    <style:style style:name="T14" style:family="text">
      <style:text-properties fo:font-size="6pt" fo:letter-spacing="-0.0063in" fo:language="en" fo:country="US" style:font-size-asian="6pt" style:font-size-complex="6pt"/>
    </style:style>
    <style:style style:name="T15" style:family="text">
      <style:text-properties fo:font-size="6pt" fo:letter-spacing="-0.0028in" fo:language="en" fo:country="US" style:font-size-asian="6pt" style:font-size-complex="6pt"/>
    </style:style>
    <style:style style:name="T16" style:family="text">
      <style:text-properties fo:font-size="5pt" fo:letter-spacing="normal" fo:language="en" fo:country="US" style:font-size-asian="5pt" style:font-size-complex="5pt"/>
    </style:style>
    <style:style style:name="T17" style:family="text">
      <style:text-properties fo:font-size="5pt" fo:language="en" fo:country="US" style:font-size-asian="5pt" style:font-size-complex="5pt"/>
    </style:style>
    <style:style style:name="T18" style:family="text">
      <style:text-properties fo:font-size="5pt" fo:letter-spacing="-0.0008in" fo:language="en" fo:country="US" style:font-size-asian="5pt" style:font-size-complex="5pt"/>
    </style:style>
    <style:style style:name="T19" style:family="text">
      <style:text-properties fo:font-size="5pt" fo:letter-spacing="0.0008in" fo:language="en" fo:country="US" style:font-size-asian="5pt" style:font-size-complex="5pt"/>
    </style:style>
    <style:style style:name="T20" style:family="text">
      <style:text-properties fo:font-size="5pt" fo:letter-spacing="-0.0035in" fo:language="en" fo:country="US" style:font-size-asian="5pt" style:font-size-complex="5pt"/>
    </style:style>
    <style:style style:name="T21" style:family="text">
      <style:text-properties fo:font-size="5pt" fo:letter-spacing="-0.0047in" fo:language="en" fo:country="US" style:font-size-asian="5pt" style:font-size-complex="5pt"/>
    </style:style>
    <style:style style:name="T22" style:family="text">
      <style:text-properties fo:font-size="5pt" fo:letter-spacing="-0.0043in" fo:language="en" fo:country="US" style:font-size-asian="5pt" style:font-size-complex="5pt"/>
    </style:style>
    <style:style style:name="T23" style:family="text">
      <style:text-properties fo:font-size="5pt" fo:letter-spacing="-0.0016in" fo:language="en" fo:country="US" style:font-size-asian="5pt" style:font-size-complex="5pt"/>
    </style:style>
    <style:style style:name="T24" style:family="text">
      <style:text-properties fo:font-size="5pt" fo:letter-spacing="-0.002in" fo:language="en" fo:country="US" style:font-size-asian="5pt" style:font-size-complex="5pt"/>
    </style:style>
    <style:style style:name="T25" style:family="text">
      <style:text-properties fo:font-size="5pt" fo:letter-spacing="-0.0028in" fo:language="en" fo:country="US" style:font-size-asian="5pt" style:font-size-complex="5pt"/>
    </style:style>
    <style:style style:name="T26" style:family="text">
      <style:text-properties fo:font-size="12pt" fo:letter-spacing="-0.0008in" fo:language="en" fo:country="US" style:font-size-asian="12pt" style:font-size-complex="12pt"/>
    </style:style>
    <style:style style:name="T27" style:family="text">
      <style:text-properties fo:font-size="12pt" fo:letter-spacing="0.0008in" fo:language="en" fo:country="US"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font-size="12pt" fo:letter-spacing="-0.0091in" fo:language="en" fo:country="US" style:font-size-asian="12pt" style:font-size-complex="12pt"/>
    </style:style>
    <style:style style:name="T30" style:family="text">
      <style:text-properties fo:font-size="12pt" fo:letter-spacing="0.0028in" fo:language="en" fo:country="US" style:font-size-asian="12pt" style:font-size-complex="12pt"/>
    </style:style>
    <style:style style:name="T31" style:family="text">
      <style:text-properties fo:font-size="12pt" fo:letter-spacing="-0.0028in" fo:language="en" fo:country="US" style:font-size-asian="12pt" style:font-size-complex="12pt"/>
    </style:style>
    <style:style style:name="T32" style:family="text">
      <style:text-properties fo:font-size="12pt" fo:letter-spacing="0.0016in" fo:language="en" fo:country="US" style:font-size-asian="12pt" style:font-size-complex="12pt"/>
    </style:style>
    <style:style style:name="T33" style:family="text">
      <style:text-properties fo:font-size="12pt" fo:letter-spacing="0.002in" fo:language="en" fo:country="US" style:font-size-asian="12pt" style:font-size-complex="12pt"/>
    </style:style>
    <style:style style:name="T34" style:family="text">
      <style:text-properties fo:font-size="12pt" fo:letter-spacing="-0.0016in" fo:language="en" fo:country="US" style:font-size-asian="12pt" style:font-size-complex="12pt"/>
    </style:style>
    <style:style style:name="T35" style:family="text">
      <style:text-properties fo:font-size="12pt" fo:letter-spacing="-0.002in" fo:language="en" fo:country="US" style:font-size-asian="12pt" style:font-size-complex="12pt"/>
    </style:style>
    <style:style style:name="T36" style:family="text">
      <style:text-properties fo:language="en" fo:country="US"/>
    </style:style>
    <style:style style:name="T37" style:family="text">
      <style:text-properties fo:language="en" fo:country="US" fo:font-style="italic" style:font-style-asian="italic" style:font-style-complex="italic"/>
    </style:style>
    <style:style style:name="T38" style:family="text">
      <style:text-properties fo:letter-spacing="normal" fo:language="en" fo:country="US"/>
    </style:style>
    <style:style style:name="T39" style:family="text">
      <style:text-properties fo:letter-spacing="normal" fo:language="en" fo:country="US" fo:font-style="italic" style:font-style-asian="italic" style:font-style-complex="italic"/>
    </style:style>
    <style:style style:name="T40" style:family="text">
      <style:text-properties fo:color="#00007f" fo:letter-spacing="normal" fo:language="en" fo:country="US" style:text-underline-style="solid" style:text-underline-width="auto" style:text-underline-color="#00007f"/>
    </style:style>
    <style:style style:name="T41" style:family="text">
      <style:text-properties fo:color="#00007f" fo:language="en" fo:country="US" style:text-underline-style="none"/>
    </style:style>
    <style:style style:name="T42" style:family="text">
      <style:text-properties fo:color="#00007f" style:font-name="Open sans" fo:letter-spacing="normal" fo:language="en" fo:country="US" style:text-underline-style="solid" style:text-underline-width="auto" style:text-underline-color="#00007f"/>
    </style:style>
    <style:style style:name="T43" style:family="text">
      <style:text-properties fo:color="#00007f" style:font-name="Open sans" fo:language="en" fo:country="US" style:text-underline-style="none"/>
    </style:style>
    <style:style style:name="T44" style:family="text">
      <style:text-properties fo:color="#00007f" style:font-name="Open sans" fo:font-size="10pt" fo:letter-spacing="normal" fo:language="en" fo:country="US" style:text-underline-style="solid" style:text-underline-width="auto" style:text-underline-color="#00007f" style:font-size-asian="10pt" style:font-size-complex="10pt"/>
    </style:style>
    <style:style style:name="T45" style:family="text">
      <style:text-properties fo:color="#00007f" style:font-name="Open sans" fo:font-size="10pt" fo:language="en" fo:country="US" style:text-underline-style="none" style:font-size-asian="10pt" style:font-size-complex="10pt"/>
    </style:style>
    <style:style style:name="T46" style:family="text">
      <style:text-properties style:font-name="Open sans" fo:language="en" fo:country="US"/>
    </style:style>
    <style:style style:name="T47" style:family="text">
      <style:text-properties style:font-name="Open sans" fo:language="en" fo:country="US" fo:font-style="italic" style:font-style-asian="italic" style:font-style-complex="italic"/>
    </style:style>
    <style:style style:name="T48" style:family="text">
      <style:text-properties style:font-name="Open sans" fo:font-size="12pt" fo:letter-spacing="-0.0008in" fo:language="en" fo:country="US" style:font-size-asian="12pt" style:font-size-complex="12pt"/>
    </style:style>
    <style:style style:name="T49" style:family="text">
      <style:text-properties style:font-name="Open sans" fo:font-size="12pt" fo:letter-spacing="0.0008in" fo:language="en" fo:country="US" style:font-size-asian="12pt" style:font-size-complex="12pt"/>
    </style:style>
    <style:style style:name="T50" style:family="text">
      <style:text-properties style:font-name="Open sans" fo:font-size="12pt" fo:language="en" fo:country="US" style:font-size-asian="12pt" style:font-size-complex="12pt"/>
    </style:style>
    <style:style style:name="T51" style:family="text">
      <style:text-properties style:font-name="Open sans" fo:font-size="12pt" fo:letter-spacing="-0.002in" fo:language="en" fo:country="US" style:font-size-asian="12pt" style:font-size-complex="12pt"/>
    </style:style>
    <style:style style:name="T52" style:family="text">
      <style:text-properties style:font-name="Open sans" fo:font-size="12pt" fo:letter-spacing="0.0016in" fo:language="en" fo:country="US" style:font-size-asian="12pt" style:font-size-complex="12pt"/>
    </style:style>
    <style:style style:name="T53" style:family="text">
      <style:text-properties style:font-name="Open sans" fo:font-size="12pt" fo:letter-spacing="0.002in" fo:language="en" fo:country="US" style:font-size-asian="12pt" style:font-size-complex="12pt"/>
    </style:style>
    <style:style style:name="T54" style:family="text">
      <style:text-properties style:font-name="Open sans" fo:font-size="12pt" fo:letter-spacing="-0.0016in" fo:language="en" fo:country="US" style:font-size-asian="12pt" style:font-size-complex="12pt"/>
    </style:style>
    <style:style style:name="T55" style:family="text">
      <style:text-properties style:font-name="Open sans" fo:letter-spacing="normal" fo:language="en" fo:country="US"/>
    </style:style>
    <style:style style:name="T56" style:family="text">
      <style:text-properties style:font-name="Open sans" fo:letter-spacing="normal" fo:language="en" fo:country="US" fo:font-style="italic" style:font-style-asian="italic" style:font-style-complex="italic"/>
    </style:style>
    <style:style style:name="T57" style:family="text">
      <style:text-properties style:font-name="Open sans" fo:letter-spacing="-0.0008in" fo:language="en" fo:country="US"/>
    </style:style>
    <style:style style:name="T58" style:family="text">
      <style:text-properties style:font-name="Open sans" fo:letter-spacing="0.0008in" fo:language="en" fo:country="US"/>
    </style:style>
    <style:style style:name="T59" style:family="text">
      <style:text-properties style:font-name="Open sans" fo:letter-spacing="-0.002in" fo:language="en" fo:country="US"/>
    </style:style>
    <style:style style:name="T60" style:family="text">
      <style:text-properties style:font-name="Open sans" fo:letter-spacing="0.0016in" fo:language="en" fo:country="US"/>
    </style:style>
    <style:style style:name="T61" style:family="text">
      <style:text-properties style:font-name="Open sans" fo:letter-spacing="0.002in" fo:language="en" fo:country="US"/>
    </style:style>
    <style:style style:name="T62" style:family="text">
      <style:text-properties style:font-name="Open sans" fo:letter-spacing="-0.0016in" fo:language="en" fo:country="US"/>
    </style:style>
    <style:style style:name="T63" style:family="text">
      <style:text-properties style:font-name="Open sans" fo:font-size="10pt" fo:letter-spacing="normal" fo:language="en" fo:country="US" style:font-size-asian="10pt" style:font-size-complex="10pt"/>
    </style:style>
    <style:style style:name="T64" style:family="text">
      <style:text-properties style:font-name="Open sans" fo:font-size="10pt" fo:letter-spacing="normal" fo:language="en" fo:country="US" fo:font-style="italic" style:font-size-asian="10pt" style:font-style-asian="italic" style:font-size-complex="10pt" style:font-style-complex="italic"/>
    </style:style>
    <style:style style:name="T65" style:family="text">
      <style:text-properties style:font-name="Open sans" fo:font-size="10pt" fo:language="en" fo:country="US" style:font-size-asian="10pt" style:font-size-complex="10pt"/>
    </style:style>
    <style:style style:name="T66" style:family="text">
      <style:text-properties style:font-name="Open sans" fo:font-size="10pt" fo:language="en" fo:country="US" officeooo:rsid="0007d42d" style:font-size-asian="10pt" style:font-size-complex="10pt"/>
    </style:style>
    <style:style style:name="T67" style:family="text">
      <style:text-properties style:font-name="Open sans" fo:font-size="10pt" fo:language="en" fo:country="US" fo:font-style="italic" style:font-size-asian="10pt" style:font-style-asian="italic" style:font-size-complex="10pt" style:font-style-complex="italic"/>
    </style:style>
    <style:style style:name="T68" style:family="text">
      <style:text-properties fo:letter-spacing="-0.0016in" fo:language="en" fo:country="US"/>
    </style:style>
    <style:style style:name="T69" style:family="text">
      <style:text-properties fo:letter-spacing="-0.0035in" fo:language="en" fo:country="US"/>
    </style:style>
    <style:style style:name="T70" style:family="text">
      <style:text-properties fo:letter-spacing="-0.0008in" fo:language="en" fo:country="US"/>
    </style:style>
    <style:style style:name="T71" style:family="text">
      <style:text-properties fo:letter-spacing="-0.0043in" fo:language="en" fo:country="US"/>
    </style:style>
    <style:style style:name="T72" style:family="text">
      <style:text-properties fo:letter-spacing="-0.0063in" fo:language="en" fo:country="US"/>
    </style:style>
    <style:style style:name="T73" style:family="text">
      <style:text-properties fo:letter-spacing="-0.0028in" fo:language="en" fo:country="US"/>
    </style:style>
    <style:style style:name="T74" style:family="text">
      <style:text-properties fo:letter-spacing="0.0008in" fo:language="en" fo:country="US"/>
    </style:style>
    <style:style style:name="T75" style:family="text">
      <style:text-properties fo:letter-spacing="-0.0091in" fo:language="en" fo:country="US"/>
    </style:style>
    <style:style style:name="T76" style:family="text">
      <style:text-properties fo:letter-spacing="0.0028in" fo:language="en" fo:country="US"/>
    </style:style>
    <style:style style:name="T77" style:family="text">
      <style:text-properties fo:letter-spacing="0.0016in" fo:language="en" fo:country="US"/>
    </style:style>
    <style:style style:name="T78" style:family="text">
      <style:text-properties fo:letter-spacing="0.002in" fo:language="en" fo:country="US"/>
    </style:style>
    <style:style style:name="T79" style:family="text">
      <style:text-properties fo:letter-spacing="-0.002in" fo:language="en" fo:country="US"/>
    </style:style>
    <style:style style:name="T80" style:family="text">
      <style:text-properties fo:letter-spacing="-0.0047in"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jemp</text:span><text:span text:style-name="T2">los </text:span><text:span text:style-name="T1">de</text:span><text:span text:style-name="T4"> </text:span><text:span text:style-name="T1">plan de c</text:span><text:span text:style-name="T5">o</text:span><text:span text:style-name="T1">mun</text:span><text:span text:style-name="T2">icaci</text:span><text:span text:style-name="T2">ó</text:span><text:span text:style-name="T1">n exit</text:span><text:span text:style-name="T2">osos</text:span></text:p>
      <text:p text:style-name="P2"/>
      <text:p text:style-name="P2"/>
      <text:p text:style-name="P2"/>
      <text:p text:style-name="P2"/>
      <table:table table:name="Table1" table:style-name="Table1">
        <table:table-column table:style-name="Table1.A" table:number-columns-repeated="4"/>
        <table:table-row>
          <table:table-cell table:style-name="Table1.A1" office:value-type="string">
            <text:p text:style-name="P4"><text:span text:style-name="T36">D</text:span><text:span text:style-name="T38">e</text:span><text:span text:style-name="T36">scripción</text:span></text:p>
          </table:table-cell>
          <table:table-cell table:style-name="Table1.A1" office:value-type="string">
            <text:p text:style-name="P14"><text:span text:style-name="T36">Con</text:span><text:span text:style-name="T38">t</text:span><text:span text:style-name="T36">enidos</text:span></text:p>
          </table:table-cell>
          <table:table-cell table:style-name="Table1.A1" office:value-type="string">
            <text:p text:style-name="P14"><text:span text:style-name="T36">Apo</text:span><text:span text:style-name="T38">r</text:span><text:span text:style-name="T36">t</text:span><text:span text:style-name="T38">a</text:span><text:span text:style-name="T36">ción</text:span></text:p>
          </table:table-cell>
          <table:table-cell table:style-name="Table1.D1" office:value-type="string">
            <text:p text:style-name="P4"><text:span text:style-name="T36">Refere</text:span><text:span text:style-name="T38">n</text:span><text:span text:style-name="T36">cias</text:span></text:p>
          </table:table-cell>
        </table:table-row>
        <table:table-row>
          <table:table-cell table:style-name="Table1.A2" office:value-type="string">
            <text:p text:style-name="P6"><text:span text:style-name="T38">Tít</text:span><text:span text:style-name="T36">u</text:span><text:span text:style-name="T38">l</text:span><text:span text:style-name="T36">o: </text:span><text:span text:style-name="T38">Z</text:span><text:span text:style-name="T36">apa</text:span><text:span text:style-name="T38">ti</text:span><text:span text:style-name="T36">s</text:span><text:span text:style-name="T38">m</text:span><text:span text:style-name="T36">o</text:span></text:p>
            <text:p text:style-name="P8"><text:span text:style-name="T36">Cu</text:span><text:span text:style-name="T38">á</text:span><text:span text:style-name="T36">ndo:</text:span><text:span text:style-name="T38"> </text:span><text:span text:style-name="T36">1994</text:span></text:p>
            <text:p text:style-name="P8"><text:span text:style-name="T36">Dónde: Ch</text:span><text:span text:style-name="T38">i</text:span><text:span text:style-name="T36">apas, Méx</text:span><text:span text:style-name="T38">i</text:span><text:span text:style-name="T36">co,</text:span><text:span text:style-name="T38"> </text:span><text:span text:style-name="T36">G</text:span><text:span text:style-name="T38">l</text:span><text:span text:style-name="T36">obal</text:span></text:p>
            <text:p text:style-name="P8"><text:span text:style-name="T36">Con</text:span><text:span text:style-name="T38">t</text:span><text:span text:style-name="T36">e</text:span><text:span text:style-name="T38">xt</text:span><text:span text:style-name="T36">o: Pr</text:span><text:span text:style-name="T38">im</text:span><text:span text:style-name="T36">ero de</text:span><text:span text:style-name="T38"> </text:span><text:span text:style-name="T36">enero de</text:span></text:p>
            <text:p text:style-name="P16"><text:span text:style-name="T36">1994, el</text:span><text:span text:style-name="T38"> </text:span><text:span text:style-name="T36">d</text:span><text:span text:style-name="T38">í</text:span><text:span text:style-name="T36">a en</text:span><text:span text:style-name="T38"> </text:span><text:span text:style-name="T36">que en</text:span><text:span text:style-name="T38">t</text:span><text:span text:style-name="T36">ra</text:span><text:span text:style-name="T38">b</text:span><text:span text:style-name="T36">a en v</text:span><text:span text:style-name="T38">i</text:span><text:span text:style-name="T36">gor</text:span><text:span text:style-name="T38"> </text:span><text:span text:style-name="T36">el</text:span><text:span text:style-name="T68"> </text:span><text:span text:style-name="T69">T</text:span><text:span text:style-name="T38">r</text:span><text:span text:style-name="T36">a</text:span><text:span text:style-name="T38">t</text:span><text:span text:style-name="T36">ado</text:span><text:span text:style-name="T38"> </text:span><text:span text:style-name="T36">de </text:span><text:span text:style-name="T38">Li</text:span><text:span text:style-name="T36">b</text:span><text:span text:style-name="T38">r</text:span><text:span text:style-name="T36">e C</text:span><text:span text:style-name="T38">o</text:span><text:span text:style-name="T70">m</text:span><text:span text:style-name="T36">e</text:span><text:span text:style-name="T38">r</text:span><text:span text:style-name="T36">c</text:span><text:span text:style-name="T38">i</text:span><text:span text:style-name="T36">o de</text:span><text:span text:style-name="T71"> </text:span><text:span text:style-name="T38">A</text:span><text:span text:style-name="T70">m</text:span><text:span text:style-name="T36">ér</text:span><text:span text:style-name="T38">ic</text:span><text:span text:style-name="T36">a del</text:span><text:span text:style-name="T38"> N</text:span><text:span text:style-name="T36">or</text:span><text:span text:style-name="T38">t</text:span><text:span text:style-name="T36">e (N</text:span><text:span text:style-name="T38">AF</text:span><text:span text:style-name="T72">T</text:span><text:span text:style-name="T36">A)</text:span></text:p>
          </table:table-cell>
          <table:table-cell table:style-name="Table1.A2" office:value-type="string">
            <text:p text:style-name="P17"><text:span text:style-name="T38">C</text:span><text:span text:style-name="T36">onsid</text:span><text:span text:style-name="T38">era</text:span><text:span text:style-name="T36">da</text:span><text:span text:style-name="T38"> </text:span><text:span text:style-name="T36">la</text:span><text:span text:style-name="T38"> </text:span><text:span text:style-name="T36">p</text:span><text:span text:style-name="T38">r</text:span><text:span text:style-name="T36">im</text:span><text:span text:style-name="T38">er</text:span><text:span text:style-name="T36">a</text:span><text:span text:style-name="T38"> re</text:span><text:span text:style-name="T36">v</text:span><text:span text:style-name="T38">ue</text:span><text:span text:style-name="T36">lta</text:span><text:span text:style-name="T38"> c</text:span><text:span text:style-name="T36">ont</text:span><text:span text:style-name="T38">r</text:span><text:span text:style-name="T36">a</text:span><text:span text:style-name="T38"> e</text:span><text:span text:style-name="T36">l n</text:span><text:span text:style-name="T38">e</text:span><text:span text:style-name="T36">olib</text:span><text:span text:style-name="T38">era</text:span><text:span text:style-name="T36">lismo, </text:span><text:span text:style-name="T38">e</text:span><text:span text:style-name="T36">ste</text:span><text:span text:style-name="T38"> m</text:span><text:span text:style-name="T36">ovimi</text:span><text:span text:style-name="T38">e</text:span><text:span text:style-name="T36">nto puso </text:span><text:span text:style-name="T38">e</text:span><text:span text:style-name="T36">n </text:span><text:span text:style-name="T38">cr</text:span><text:span text:style-name="T36">isis l</text:span><text:span text:style-name="T38">a</text:span><text:span text:style-name="T36">s </text:span><text:span text:style-name="T38">f</text:span><text:span text:style-name="T36">o</text:span><text:span text:style-name="T38">r</text:span><text:span text:style-name="T36">m</text:span><text:span text:style-name="T38">a</text:span><text:span text:style-name="T36">s</text:span><text:span text:style-name="T38"> </text:span><text:span text:style-name="T36">t</text:span><text:span text:style-name="T38">ra</text:span><text:span text:style-name="T36">di</text:span><text:span text:style-name="T38">c</text:span><text:span text:style-name="T36">ion</text:span><text:span text:style-name="T38">a</text:span><text:span text:style-name="T36">l</text:span><text:span text:style-name="T38">e</text:span><text:span text:style-name="T36">s</text:span><text:span text:style-name="T38"> </text:span><text:span text:style-name="T36">de</text:span><text:span text:style-name="T38"> acc</text:span><text:span text:style-name="T36">ión po</text:span><text:span text:style-name="T38">l</text:span><text:span text:style-name="T36">íti</text:span><text:span text:style-name="T38">ca</text:span><text:span text:style-name="T36">.</text:span></text:p>
          </table:table-cell>
          <table:table-cell table:style-name="Table1.A2" office:value-type="string">
            <text:p text:style-name="P18"><text:span text:style-name="T36">El </text:span><text:span text:style-name="T38">za</text:span><text:span text:style-name="T36">p</text:span><text:span text:style-name="T38">a</text:span><text:span text:style-name="T36">tismo </text:span><text:span text:style-name="T38">e</text:span><text:span text:style-name="T36">stá</text:span><text:span text:style-name="T38"> c</text:span><text:span text:style-name="T36">onsid</text:span><text:span text:style-name="T38">era</text:span><text:span text:style-name="T36">do</text:span><text:span text:style-name="T38"> c</text:span><text:span text:style-name="T36">omo la p</text:span><text:span text:style-name="T38">r</text:span><text:span text:style-name="T36">im</text:span><text:span text:style-name="T38">er</text:span><text:span text:style-name="T36">a</text:span><text:span text:style-name="T38"> guerr</text:span><text:span text:style-name="T36">illa</text:span><text:span text:style-name="T38"> </text:span><text:span text:style-name="T36">de</text:span><text:span text:style-name="T38"> </text:span><text:span text:style-name="T36">la</text:span><text:span text:style-name="T38"> c</text:span><text:span text:style-name="T36">omuni</text:span><text:span text:style-name="T38">cac</text:span><text:span text:style-name="T36">ión que</text:span><text:span text:style-name="T38"> </text:span><text:span text:style-name="T36">se </text:span><text:span text:style-name="T38">a</text:span><text:span text:style-name="T36">p</text:span><text:span text:style-name="T38">o</text:span><text:span text:style-name="T70">y</text:span><text:span text:style-name="T36">a</text:span><text:span text:style-name="T74"> </text:span><text:span text:style-name="T38">e</text:span><text:span text:style-name="T36">n </text:span><text:span text:style-name="T70">I</text:span><text:span text:style-name="T38">n</text:span><text:span text:style-name="T36">t</text:span><text:span text:style-name="T38">erne</text:span><text:span text:style-name="T36">t.</text:span><text:span text:style-name="T69"> </text:span><text:span text:style-name="T36">Apli</text:span><text:span text:style-name="T38">c</text:span><text:span text:style-name="T36">a</text:span><text:span text:style-name="T38"> c</text:span><text:span text:style-name="T36">on g</text:span><text:span text:style-name="T38">ra</text:span><text:span text:style-name="T36">n i</text:span><text:span text:style-name="T38">n</text:span><text:span text:style-name="T36">t</text:span><text:span text:style-name="T38">e</text:span><text:span text:style-name="T36">l</text:span><text:span text:style-name="T38">igenc</text:span><text:span text:style-name="T36">ia</text:span><text:span text:style-name="T38"> </text:span><text:span text:style-name="T36">y </text:span><text:span text:style-name="T38">crea</text:span><text:span text:style-name="T36">tivid</text:span><text:span text:style-name="T38">a</text:span><text:span text:style-name="T36">d l</text:span><text:span text:style-name="T38">a</text:span><text:span text:style-name="T36">s</text:span><text:span text:style-name="T38"> e</text:span><text:span text:style-name="T36">st</text:span><text:span text:style-name="T38">ra</text:span><text:span text:style-name="T36">t</text:span><text:span text:style-name="T38">eg</text:span><text:span text:style-name="T36">i</text:span><text:span text:style-name="T38">a</text:span><text:span text:style-name="T36">s</text:span><text:span text:style-name="T38"> </text:span><text:span text:style-name="T36">de </text:span><text:span text:style-name="T38">c</text:span><text:span text:style-name="T36">omuni</text:span><text:span text:style-name="T38">cac</text:span><text:span text:style-name="T36">ión</text:span><text:span text:style-name="T38"> e</text:span><text:span text:style-name="T36">n </text:span><text:span text:style-name="T38">re</text:span><text:span text:style-name="T36">d,</text:span><text:span text:style-name="T38"> </text:span><text:span text:style-name="T36">p</text:span><text:span text:style-name="T38">r</text:span><text:span text:style-name="T36">oto</text:span><text:span text:style-name="T38">t</text:span><text:span text:style-name="T36">ipo de</text:span><text:span text:style-name="T38"> </text:span><text:span text:style-name="T36">la</text:span><text:span text:style-name="T38"> </text:span><text:span text:style-name="T36">N</text:span><text:span text:style-name="T38">e</text:span><text:span text:style-name="T36">t </text:span><text:span text:style-name="T80">W</text:span><text:span text:style-name="T38">a</text:span><text:span text:style-name="T71">r</text:span><text:span text:style-name="T36">. Util</text:span><text:span text:style-name="T38">iz</text:span><text:span text:style-name="T36">a</text:span><text:span text:style-name="T38"> e</text:span><text:span text:style-name="T36">l</text:span><text:span text:style-name="T38"> m</text:span><text:span text:style-name="T36">ito </text:span><text:span text:style-name="T38">c</text:span><text:span text:style-name="T36">omo una</text:span><text:span text:style-name="T38"> </text:span><text:span text:style-name="T36">de</text:span><text:span text:style-name="T38"> </text:span><text:span text:style-name="T36">l</text:span><text:span text:style-name="T38">a</text:span><text:span text:style-name="T36">s </text:span><text:span text:style-name="T38">f</text:span><text:span text:style-name="T36">o</text:span><text:span text:style-name="T38">r</text:span><text:span text:style-name="T36">m</text:span><text:span text:style-name="T38">a</text:span><text:span text:style-name="T36">s m</text:span><text:span text:style-name="T38">á</text:span><text:span text:style-name="T36">s </text:span><text:span text:style-name="T38">ef</text:span><text:span text:style-name="T36">i</text:span><text:span text:style-name="T38">cace</text:span><text:span text:style-name="T36">s de</text:span><text:span text:style-name="T38"> c</text:span><text:span text:style-name="T36">omuni</text:span><text:span text:style-name="T38">ca</text:span><text:span text:style-name="T36">r</text:span><text:span text:style-name="T38"> (</text:span><text:span text:style-name="T36">m</text:span><text:span text:style-name="T38">ezc</text:span><text:span text:style-name="T36">la</text:span><text:span text:style-name="T38"> </text:span><text:span text:style-name="T36">de p</text:span><text:span text:style-name="T38">er</text:span><text:span text:style-name="T36">son</text:span><text:span text:style-name="T38">a</text:span><text:span text:style-name="T36">s</text:span><text:span text:style-name="T38"> </text:span><text:span text:style-name="T36">y p</text:span><text:span text:style-name="T38">er</text:span><text:span text:style-name="T36">son</text:span><text:span text:style-name="T38">aje</text:span><text:span text:style-name="T36">s, </text:span><text:span text:style-name="T38">c</text:span><text:span text:style-name="T36">omo </text:span><text:span text:style-name="T38">e</text:span><text:span text:style-name="T36">l sub</text:span><text:span text:style-name="T38">c</text:span><text:span text:style-name="T36">om</text:span><text:span text:style-name="T38">a</text:span><text:span text:style-name="T36">nd</text:span><text:span text:style-name="T38">a</text:span><text:span text:style-name="T36">nte</text:span><text:span text:style-name="T38"> </text:span><text:span text:style-name="T36">M</text:span><text:span text:style-name="T38">arc</text:span><text:span text:style-name="T36">o</text:span><text:span text:style-name="T38">s)</text:span><text:span text:style-name="T36">. E in</text:span><text:span text:style-name="T38">aug</text:span><text:span text:style-name="T36">u</text:span><text:span text:style-name="T38">r</text:span><text:span text:style-name="T36">a</text:span><text:span text:style-name="T38"> </text:span><text:span text:style-name="T36">una v</text:span><text:span text:style-name="T38">er</text:span><text:span text:style-name="T36">d</text:span><text:span text:style-name="T38">ader</text:span><text:span text:style-name="T36">a</text:span><text:span text:style-name="T38"> </text:span><text:span text:style-name="T36">nu</text:span><text:span text:style-name="T38">e</text:span><text:span text:style-name="T36">va</text:span><text:span text:style-name="T38"> ca</text:span><text:span text:style-name="T36">ja</text:span><text:span text:style-name="T38"> </text:span><text:span text:style-name="T36">de</text:span><text:span text:style-name="T38"> </text:span><text:span text:style-name="T36">h</text:span><text:span text:style-name="T38">erra</text:span><text:span text:style-name="T36">mi</text:span><text:span text:style-name="T38">e</text:span><text:span text:style-name="T36">nt</text:span><text:span text:style-name="T38">a</text:span><text:span text:style-name="T36">s </text:span><text:span text:style-name="T38">(</text:span><text:span text:style-name="T36">h</text:span><text:span text:style-name="T38">a</text:span><text:span text:style-name="T36">bl</text:span><text:span text:style-name="T38">a</text:span><text:span text:style-name="T36">r</text:span><text:span text:style-name="T38"> </text:span><text:span text:style-name="T36">de</text:span><text:span text:style-name="T38"> coraz</text:span><text:span text:style-name="T36">ón a</text:span><text:span text:style-name="T38"> coraz</text:span><text:span text:style-name="T36">ón, </text:span><text:span text:style-name="T38">e</text:span><text:span text:style-name="T36">vit</text:span><text:span text:style-name="T38">a</text:span><text:span text:style-name="T36">r</text:span><text:span text:style-name="T38"> </text:span><text:span text:style-name="T36">la </text:span><text:span text:style-name="T38">ge</text:span><text:span text:style-name="T36">n</text:span><text:span text:style-name="T38">era</text:span><text:span text:style-name="T36">lid</text:span><text:span text:style-name="T38">a</text:span><text:span text:style-name="T36">d dis</text:span><text:span text:style-name="T38">c</text:span><text:span text:style-name="T36">u</text:span><text:span text:style-name="T38">r</text:span><text:span text:style-name="T36">siv</text:span><text:span text:style-name="T38">a</text:span><text:span text:style-name="T36">,</text:span><text:span text:style-name="T38"> </text:span><text:span text:style-name="T36">u</text:span><text:span text:style-name="T38">t</text:span><text:span text:style-name="T36">il</text:span><text:span text:style-name="T38">iza</text:span><text:span text:style-name="T36">r</text:span><text:span text:style-name="T38"> </text:span><text:span text:style-name="T36">di</text:span><text:span text:style-name="T38">s</text:span><text:span text:style-name="T36">tintos </text:span><text:span text:style-name="T38">reg</text:span><text:span text:style-name="T36">ist</text:span><text:span text:style-name="T38">r</text:span><text:span text:style-name="T36">os, d</text:span><text:span text:style-name="T38">e</text:span><text:span text:style-name="T36">s</text:span><text:span text:style-name="T38">ce</text:span><text:span text:style-name="T36">nt</text:span><text:span text:style-name="T38">ra</text:span><text:span text:style-name="T36">li</text:span><text:span text:style-name="T38">za</text:span><text:span text:style-name="T36">r</text:span><text:span text:style-name="T38"> e</text:span><text:span text:style-name="T36">l </text:span><text:span text:style-name="T38">d</text:span><text:span text:style-name="T36">is</text:span><text:span text:style-name="T38">cur</text:span><text:span text:style-name="T36">so, m</text:span><text:span text:style-name="T38">a</text:span><text:span text:style-name="T36">nt</text:span><text:span text:style-name="T38">e</text:span><text:span text:style-name="T36">n</text:span><text:span text:style-name="T38">er</text:span><text:span text:style-name="T36">lo</text:span><text:span text:style-name="T38"> a</text:span><text:span text:style-name="T36">bi</text:span><text:span text:style-name="T38">er</text:span><text:span text:style-name="T36">to...</text:span><text:span text:style-name="T38">)</text:span><text:span text:style-name="T36">.</text:span></text:p>
          </table:table-cell>
          <table:table-cell table:style-name="Table1.D2" office:value-type="string">
            <text:p text:style-name="P9"><text:span text:style-name="T70">I</text:span><text:span text:style-name="T38">n</text:span><text:span text:style-name="T36">num</text:span><text:span text:style-name="T38">era</text:span><text:span text:style-name="T36">bl</text:span><text:span text:style-name="T38">e</text:span><text:span text:style-name="T36">s,</text:span><text:span text:style-name="T38"> </text:span><text:span text:style-name="T36">bus</text:span><text:span text:style-name="T38">c</text:span><text:span text:style-name="T36">a</text:span><text:span text:style-name="T38"> </text:span><text:span text:style-name="T36">la</text:span><text:span text:style-name="T38"> t</text:span><text:span text:style-name="T74">u</text:span><text:span text:style-name="T70">y</text:span><text:span text:style-name="T36">a</text:span></text:p>
            <text:p text:style-name="P11"><text:span text:style-name="T36">:</text:span><text:span text:style-name="T38">-</text:span><text:span text:style-name="T36">D</text:span></text:p>
          </table:table-cell>
        </table:table-row>
        <table:table-row>
          <table:table-cell table:style-name="Table1.A2" office:value-type="string">
            <text:p text:style-name="P6"><text:span text:style-name="T38">Tít</text:span><text:span text:style-name="T36">u</text:span><text:span text:style-name="T38">l</text:span><text:span text:style-name="T36">o: Si</text:span><text:span text:style-name="T38"> </text:span><text:span text:style-name="T36">eres </text:span><text:span text:style-name="T38">l</text:span><text:span text:style-name="T36">eg</text:span><text:span text:style-name="T38">al</text:span><text:span text:style-name="T36">, c</text:span><text:span text:style-name="T38">o</text:span><text:span text:style-name="T70">m</text:span><text:span text:style-name="T38">p</text:span><text:span text:style-name="T36">ar</text:span><text:span text:style-name="T38">t</text:span><text:span text:style-name="T36">e</text:span></text:p>
            <text:p text:style-name="P8"><text:span text:style-name="T36">Cu</text:span><text:span text:style-name="T38">á</text:span><text:span text:style-name="T36">ndo:</text:span><text:span text:style-name="T38"> </text:span><text:span text:style-name="T36">2008</text:span></text:p>
            <text:p text:style-name="P19"><text:span text:style-name="T36">Dónde: </text:span><text:span text:style-name="T38">E</text:span><text:span text:style-name="T36">spaña Con</text:span><text:span text:style-name="T38">t</text:span><text:span text:style-name="T36">e</text:span><text:span text:style-name="T38">xt</text:span><text:span text:style-name="T36">o: C</text:span><text:span text:style-name="T38">am</text:span><text:span text:style-name="T36">pañas</text:span><text:span text:style-name="T38"> </text:span><text:span text:style-name="T36">del M</text:span><text:span text:style-name="T38">i</text:span><text:span text:style-name="T36">n</text:span><text:span text:style-name="T38">i</text:span><text:span text:style-name="T36">s</text:span><text:span text:style-name="T38">t</text:span><text:span text:style-name="T36">e</text:span><text:span text:style-name="T38">ri</text:span><text:span text:style-name="T36">o de Cu</text:span><text:span text:style-name="T38">lt</text:span><text:span text:style-name="T36">ura con</text:span><text:span text:style-name="T38">tr</text:span><text:span text:style-name="T36">a </text:span><text:span text:style-name="T38">l</text:span><text:span text:style-name="T36">as redes P2P</text:span><text:span text:style-name="T73"> </text:span><text:span text:style-name="T36">y </text:span><text:span text:style-name="T38">l</text:span><text:span text:style-name="T36">as desca</text:span><text:span text:style-name="T68">r</text:span><text:span text:style-name="T38">g</text:span><text:span text:style-name="T36">as</text:span></text:p>
          </table:table-cell>
          <table:table-cell table:style-name="Table1.A2" office:value-type="string">
            <text:p text:style-name="P20"><text:span text:style-name="T36">El </text:span><text:span text:style-name="T38">M</text:span><text:span text:style-name="T36">inist</text:span><text:span text:style-name="T38">er</text:span><text:span text:style-name="T36">io de</text:span><text:span text:style-name="T38"> C</text:span><text:span text:style-name="T36">ultu</text:span><text:span text:style-name="T38">r</text:span><text:span text:style-name="T36">a</text:span><text:span text:style-name="T38"> </text:span><text:span text:style-name="T36">l</text:span><text:span text:style-name="T38">anz</text:span><text:span text:style-name="T36">ó una</text:span><text:span text:style-name="T38"> </text:span><text:span text:style-name="T36">w</text:span><text:span text:style-name="T38">e</text:span><text:span text:style-name="T36">b </text:span><text:span text:style-name="T38">c</text:span><text:span text:style-name="T36">ont</text:span><text:span text:style-name="T38">r</text:span><text:span text:style-name="T36">a l</text:span><text:span text:style-name="T38">a</text:span><text:span text:style-name="T36">s d</text:span><text:span text:style-name="T38">e</text:span><text:span text:style-name="T36">s</text:span><text:span text:style-name="T38">ca</text:span><text:span text:style-name="T70">r</text:span><text:span text:style-name="T38">ga</text:span><text:span text:style-name="T36">s,</text:span><text:span text:style-name="T38"> t</text:span><text:span text:style-name="T36">itul</text:span><text:span text:style-name="T38">a</text:span><text:span text:style-name="T36">da</text:span><text:span text:style-name="T38"> S</text:span><text:span text:style-name="T36">i </text:span><text:span text:style-name="T38">ere</text:span><text:span text:style-name="T36">s l</text:span><text:span text:style-name="T38">ega</text:span><text:span text:style-name="T36">l, </text:span><text:span text:style-name="T38">ere</text:span><text:span text:style-name="T36">s</text:span><text:span text:style-name="T38"> </text:span><text:span text:style-name="T36">l</text:span><text:span text:style-name="T38">e</text:span><text:span text:style-name="T36">g</text:span><text:span text:style-name="T38">a</text:span><text:span text:style-name="T36">l. H</text:span><text:span text:style-name="T38">ac</text:span><text:span text:style-name="T36">ktivist</text:span><text:span text:style-name="T38">a</text:span><text:span text:style-name="T36">s, </text:span><text:span text:style-name="T38">c</text:span><text:span text:style-name="T36">ol</text:span><text:span text:style-name="T38">ec</text:span><text:span text:style-name="T36">tivo de</text:span><text:span text:style-name="T38"> ac</text:span><text:span text:style-name="T36">tivist</text:span><text:span text:style-name="T38">a</text:span><text:span text:style-name="T36">s </text:span><text:span text:style-name="T38">e</text:span><text:span text:style-name="T36">n </text:span><text:span text:style-name="T70">I</text:span><text:span text:style-name="T36">n</text:span><text:span text:style-name="T38">terne</text:span><text:span text:style-name="T36">t, d</text:span><text:span text:style-name="T38">i</text:span><text:span text:style-name="T36">s</text:span><text:span text:style-name="T38">e</text:span><text:span text:style-name="T36">ñó</text:span><text:span text:style-name="T38"> </text:span><text:span text:style-name="T36">una</text:span><text:span text:style-name="T38"> </text:span><text:span text:style-name="T36">p</text:span><text:span text:style-name="T38">ág</text:span><text:span text:style-name="T36">ina</text:span><text:span text:style-name="T38"> </text:span><text:span text:style-name="T36">w</text:span><text:span text:style-name="T38">e</text:span><text:span text:style-name="T36">b</text:span><text:span text:style-name="T38"> ré</text:span><text:span text:style-name="T36">pli</text:span><text:span text:style-name="T38">c</text:span><text:span text:style-name="T36">a</text:span><text:span text:style-name="T38"> </text:span><text:span text:style-name="T36">de</text:span><text:span text:style-name="T38"> </text:span><text:span text:style-name="T36">la de</text:span><text:span text:style-name="T38"> </text:span><text:span text:style-name="T36">la</text:span><text:span text:style-name="T38"> ca</text:span><text:span text:style-name="T36">mp</text:span><text:span text:style-name="T38">a</text:span><text:span text:style-name="T36">ña</text:span><text:span text:style-name="T38"> m</text:span><text:span text:style-name="T36">inist</text:span><text:span text:style-name="T38">er</text:span><text:span text:style-name="T36">i</text:span><text:span text:style-name="T38">a</text:span><text:span text:style-name="T36">l y la</text:span><text:span text:style-name="T38"> t</text:span><text:span text:style-name="T36">ituló </text:span><text:span text:style-name="T38">S</text:span><text:span text:style-name="T36">i </text:span><text:span text:style-name="T38">ere</text:span><text:span text:style-name="T36">s l</text:span><text:span text:style-name="T38">e</text:span><text:span text:style-name="T36">g</text:span><text:span text:style-name="T38">a</text:span><text:span text:style-name="T36">l, </text:span><text:span text:style-name="T38">c</text:span><text:span text:style-name="T36">omp</text:span><text:span text:style-name="T38">ar</text:span><text:span text:style-name="T36">t</text:span><text:span text:style-name="T38">e</text:span><text:span text:style-name="T36">. </text:span><text:span text:style-name="T38">P</text:span><text:span text:style-name="T36">ub</text:span><text:span text:style-name="T38">l</text:span><text:span text:style-name="T36">i</text:span><text:span text:style-name="T38">c</text:span><text:span text:style-name="T36">ó</text:span><text:span text:style-name="T38"> e</text:span><text:span text:style-name="T36">n </text:span><text:span text:style-name="T38">e</text:span><text:span text:style-name="T36">lla</text:span><text:span text:style-name="T38"> a</text:span><text:span text:style-name="T68">r</text:span><text:span text:style-name="T36">gum</text:span><text:span text:style-name="T38">e</text:span><text:span text:style-name="T36">ntos a </text:span><text:span text:style-name="T38">fa</text:span><text:span text:style-name="T36">vor</text:span><text:span text:style-name="T38"> </text:span><text:span text:style-name="T36">de</text:span><text:span text:style-name="T38"> </text:span><text:span text:style-name="T36">la</text:span><text:span text:style-name="T38"> c</text:span><text:span text:style-name="T36">ultu</text:span><text:span text:style-name="T38">r</text:span><text:span text:style-name="T36">a</text:span><text:span text:style-name="T38"> </text:span><text:span text:style-name="T36">lib</text:span><text:span text:style-name="T38">r</text:span><text:span text:style-name="T36">e</text:span><text:span text:style-name="T38"> </text:span><text:span text:style-name="T36">y la</text:span><text:span text:style-name="T38"> </text:span><text:span text:style-name="T36">p</text:span><text:span text:style-name="T38">o</text:span><text:span text:style-name="T36">si</text:span><text:span text:style-name="T38">c</text:span><text:span text:style-name="T36">ionó p</text:span><text:span text:style-name="T38">ar</text:span><text:span text:style-name="T36">a</text:span></text:p>
            <text:p text:style-name="P21"><text:soft-page-break/><text:span text:style-name="T36">que</text:span><text:span text:style-name="T38"> </text:span><text:span text:style-name="T36">s</text:span><text:span text:style-name="T38">a</text:span><text:span text:style-name="T36">li</text:span><text:span text:style-name="T38">er</text:span><text:span text:style-name="T36">a</text:span><text:span text:style-name="T38"> e</text:span><text:span text:style-name="T36">n</text:span><text:span text:style-name="T38"> </text:span><text:span text:style-name="T36">l</text:span><text:span text:style-name="T38">a</text:span><text:span text:style-name="T36">s p</text:span><text:span text:style-name="T38">r</text:span><text:span text:style-name="T36">im</text:span><text:span text:style-name="T38">er</text:span><text:span text:style-name="T36">a</text:span><text:span text:style-name="T38"> </text:span><text:span text:style-name="T36">po</text:span><text:span text:style-name="T38">s</text:span><text:span text:style-name="T36">i</text:span><text:span text:style-name="T38">c</text:span><text:span text:style-name="T36">ion</text:span><text:span text:style-name="T38">e</text:span><text:span text:style-name="T36">s</text:span><text:span text:style-name="T38"> </text:span><text:span text:style-name="T36">de Goo</text:span><text:span text:style-name="T38">gle</text:span><text:span text:style-name="T36">. Cu</text:span><text:span text:style-name="T38">a</text:span><text:span text:style-name="T36">nto m</text:span><text:span text:style-name="T38">á</text:span><text:span text:style-name="T36">s din</text:span><text:span text:style-name="T38">er</text:span><text:span text:style-name="T36">o</text:span><text:span text:style-name="T38"> i</text:span><text:span text:style-name="T36">nv</text:span><text:span text:style-name="T38">er</text:span><text:span text:style-name="T36">tía</text:span><text:span text:style-name="T38"> e</text:span><text:span text:style-name="T36">l </text:span><text:span text:style-name="T38">M</text:span><text:span text:style-name="T36">inist</text:span><text:span text:style-name="T38">er</text:span><text:span text:style-name="T36">io </text:span><text:span text:style-name="T38">e</text:span><text:span text:style-name="T36">n</text:span><text:span text:style-name="T38"> </text:span><text:span text:style-name="T36">v</text:span><text:span text:style-name="T38">i</text:span><text:span text:style-name="T36">sibi</text:span><text:span text:style-name="T38">l</text:span><text:span text:style-name="T36">i</text:span><text:span text:style-name="T38">za</text:span><text:span text:style-name="T36">r</text:span><text:span text:style-name="T38"> </text:span><text:span text:style-name="T36">su w</text:span><text:span text:style-name="T38">e</text:span><text:span text:style-name="T36">b, m</text:span><text:span text:style-name="T38">á</text:span><text:span text:style-name="T36">s vis</text:span><text:span text:style-name="T38">i</text:span><text:span text:style-name="T36">t</text:span><text:span text:style-name="T38">a</text:span><text:span text:style-name="T36">s </text:span><text:span text:style-name="T38">l</text:span><text:span text:style-name="T36">l</text:span><text:span text:style-name="T38">ega</text:span><text:span text:style-name="T36">b</text:span><text:span text:style-name="T38">a</text:span><text:span text:style-name="T36">n</text:span><text:span text:style-name="T38"> </text:span><text:span text:style-name="T36">a</text:span><text:span text:style-name="T38"> </text:span><text:span text:style-name="T36">la</text:span><text:span text:style-name="T38"> </text:span><text:span text:style-name="T36">w</text:span><text:span text:style-name="T38">e</text:span><text:span text:style-name="T36">b</text:span><text:span text:style-name="T38"> </text:span><text:span text:style-name="T36">de</text:span><text:span text:style-name="T38"> </text:span><text:span text:style-name="T36">H</text:span><text:span text:style-name="T38">ac</text:span><text:span text:style-name="T36">ktiv</text:span><text:span text:style-name="T38">i</text:span><text:span text:style-name="T36">st</text:span><text:span text:style-name="T38">a</text:span><text:span text:style-name="T36">s.</text:span><text:span text:style-name="T38"> L</text:span><text:span text:style-name="T36">a v</text:span><text:span text:style-name="T38">i</text:span><text:span text:style-name="T36">sibi</text:span><text:span text:style-name="T38">l</text:span><text:span text:style-name="T36">id</text:span><text:span text:style-name="T38">a</text:span><text:span text:style-name="T36">d</text:span><text:span text:style-name="T38"> </text:span><text:span text:style-name="T36">y l</text:span><text:span text:style-name="T38">eg</text:span><text:span text:style-name="T36">itimid</text:span><text:span text:style-name="T38">a</text:span><text:span text:style-name="T36">d de</text:span><text:span text:style-name="T38"> </text:span><text:span text:style-name="T68">«</text:span><text:span text:style-name="T38">lo</text:span><text:span text:style-name="T36">s il</text:span><text:span text:style-name="T38">e</text:span><text:span text:style-name="T36">g</text:span><text:span text:style-name="T38">a</text:span><text:span text:style-name="T36">l</text:span><text:span text:style-name="T38">e</text:span><text:span text:style-name="T74">s</text:span><text:span text:style-name="T36">»</text:span><text:span text:style-name="T38"> f</text:span><text:span text:style-name="T36">ue t</text:span><text:span text:style-name="T38">a</text:span><text:span text:style-name="T36">n </text:span><text:span text:style-name="T38">gra</text:span><text:span text:style-name="T36">n</text:span><text:span text:style-name="T38">d</text:span><text:span text:style-name="T36">e</text:span><text:span text:style-name="T38"> </text:span><text:span text:style-name="T36">y m</text:span><text:span text:style-name="T38">e</text:span><text:span text:style-name="T36">di</text:span><text:span text:style-name="T38">á</text:span><text:span text:style-name="T36">ti</text:span><text:span text:style-name="T38">c</text:span><text:span text:style-name="T36">a</text:span><text:span text:style-name="T38"> </text:span><text:span text:style-name="T36">que</text:span><text:span text:style-name="T38"> e</text:span><text:span text:style-name="T36">l </text:span><text:span text:style-name="T38">e</text:span><text:span text:style-name="T36">l</text:span><text:span text:style-name="T38"> </text:span><text:span text:style-name="T36">p</text:span><text:span text:style-name="T38">er</text:span><text:span text:style-name="T36">iódi</text:span><text:span text:style-name="T38">c</text:span><text:span text:style-name="T36">o El </text:span><text:span text:style-name="T38">Paí</text:span><text:span text:style-name="T36">s publi</text:span><text:span text:style-name="T38">c</text:span><text:span text:style-name="T36">ó </text:span><text:span text:style-name="T38">e</text:span><text:span text:style-name="T36">l</text:span><text:span text:style-name="T38"> d</text:span><text:span text:style-name="T36">ía</text:span><text:span text:style-name="T38"> </text:span><text:span text:style-name="T36">1 de</text:span><text:span text:style-name="T38"> </text:span><text:span text:style-name="T36">di</text:span><text:span text:style-name="T38">c</text:span><text:span text:style-name="T36">i</text:span><text:span text:style-name="T38">e</text:span><text:span text:style-name="T36">mb</text:span><text:span text:style-name="T38">r</text:span><text:span text:style-name="T36">e</text:span><text:span text:style-name="T38"> </text:span><text:span text:style-name="T36">de</text:span><text:span text:style-name="T38"> </text:span><text:span text:style-name="T36">2008 un </text:span><text:span text:style-name="T38">car</text:span><text:span text:style-name="T36">a</text:span><text:span text:style-name="T38"> </text:span><text:span text:style-name="T36">a</text:span><text:span text:style-name="T38"> car</text:span><text:span text:style-name="T36">a</text:span><text:span text:style-name="T38"> a</text:span><text:span text:style-name="T68">r</text:span><text:span text:style-name="T36">gum</text:span><text:span text:style-name="T38">e</text:span><text:span text:style-name="T36">nt</text:span><text:span text:style-name="T38">a</text:span><text:span text:style-name="T36">l </text:span><text:span text:style-name="T38">e</text:span><text:span text:style-name="T36">nt</text:span><text:span text:style-name="T38">r</text:span><text:span text:style-name="T36">e</text:span><text:span text:style-name="T38"> e</text:span><text:span text:style-name="T36">l Minist</text:span><text:span text:style-name="T38">er</text:span><text:span text:style-name="T36">io de </text:span><text:span text:style-name="T38">C</text:span><text:span text:style-name="T36">ultu</text:span><text:span text:style-name="T38">r</text:span><text:span text:style-name="T36">a</text:span><text:span text:style-name="T38"> </text:span><text:span text:style-name="T36">y </text:span><text:span text:style-name="T38">e</text:span><text:span text:style-name="T36">sos </text:span><text:span text:style-name="T70">«</text:span><text:span text:style-name="T36">i</text:span><text:span text:style-name="T38">lega</text:span><text:span text:style-name="T36">l</text:span><text:span text:style-name="T38">e</text:span><text:span text:style-name="T74">s</text:span><text:span text:style-name="T68">»</text:span><text:span text:style-name="T36">,</text:span><text:span text:style-name="T38"> </text:span><text:span text:style-name="T36">tit</text:span><text:span text:style-name="T38">u</text:span><text:span text:style-name="T36">l</text:span><text:span text:style-name="T38">a</text:span><text:span text:style-name="T36">do</text:span><text:span text:style-name="T38"> «La</text:span><text:span text:style-name="T36">s</text:span><text:span text:style-name="T38"> </text:span><text:span text:style-name="T36">10 v</text:span><text:span text:style-name="T38">er</text:span><text:span text:style-name="T36">d</text:span><text:span text:style-name="T38">ade</text:span><text:span text:style-name="T36">s d</text:span><text:span text:style-name="T38">e</text:span><text:span text:style-name="T36">l </text:span><text:span text:style-name="T38">P</text:span><text:span text:style-name="T36">2P</text:span><text:span text:style-name="T79"> </text:span><text:span text:style-name="T36">que</text:span><text:span text:style-name="T38"> </text:span><text:span text:style-name="T36">di</text:span><text:span text:style-name="T38">c</text:span><text:span text:style-name="T36">e</text:span><text:span text:style-name="T38"> </text:span><text:span text:style-name="T36">C</text:span><text:span text:style-name="T38">u</text:span><text:span text:style-name="T36">ltu</text:span><text:span text:style-name="T38">r</text:span><text:span text:style-name="T36">a</text:span><text:span text:style-name="T38"> </text:span><text:span text:style-name="T36">que</text:span><text:span text:style-name="T38"> </text:span><text:span text:style-name="T36">son m</text:span><text:span text:style-name="T38">e</text:span><text:span text:style-name="T36">n</text:span><text:span text:style-name="T38">t</text:span><text:span text:style-name="T36">i</text:span><text:span text:style-name="T38">r</text:span><text:span text:style-name="T74">a</text:span><text:span text:style-name="T68">»</text:span><text:span text:style-name="T36">.</text:span></text:p>
          </table:table-cell>
          <table:table-cell table:style-name="Table1.A2" office:value-type="string">
            <text:p text:style-name="P22"><text:span text:style-name="T36">H</text:span><text:span text:style-name="T38">ace</text:span><text:span text:style-name="T36">r</text:span><text:span text:style-name="T38"> </text:span><text:span text:style-name="T36">que</text:span><text:span text:style-name="T38"> e</text:span><text:span text:style-name="T36">l </text:span><text:span text:style-name="T38">ene</text:span><text:span text:style-name="T36">mi</text:span><text:span text:style-name="T38">g</text:span><text:span text:style-name="T36">o</text:span><text:span text:style-name="T38"> </text:span><text:span text:style-name="T36">t</text:span><text:span text:style-name="T38">ra</text:span><text:span text:style-name="T36">b</text:span><text:span text:style-name="T38">a</text:span><text:span text:style-name="T36">je</text:span><text:span text:style-name="T38"> </text:span><text:span text:style-name="T36">p</text:span><text:span text:style-name="T38">ar</text:span><text:span text:style-name="T36">a</text:span><text:span text:style-name="T38"> t</text:span><text:span text:style-name="T36">i. D</text:span><text:span text:style-name="T38">e</text:span><text:span text:style-name="T36">sl</text:span><text:span text:style-name="T38">eg</text:span><text:span text:style-name="T36">itim</text:span><text:span text:style-name="T38">a</text:span><text:span text:style-name="T36">r</text:span><text:span text:style-name="T38"> </text:span><text:span text:style-name="T36">sus </text:span><text:span text:style-name="T38">a</text:span><text:span text:style-name="T68">r</text:span><text:span text:style-name="T36">gum</text:span><text:span text:style-name="T38">e</text:span><text:span text:style-name="T36">ntos </text:span><text:span text:style-name="T38">c</text:span><text:span text:style-name="T36">on m</text:span><text:span text:style-name="T38">e</text:span><text:span text:style-name="T36">jo</text:span><text:span text:style-name="T38">re</text:span><text:span text:style-name="T36">s </text:span><text:span text:style-name="T38">a</text:span><text:span text:style-name="T70">r</text:span><text:span text:style-name="T38">g</text:span><text:span text:style-name="T36">um</text:span><text:span text:style-name="T38">e</text:span><text:span text:style-name="T36">ntos.</text:span><text:span text:style-name="T73"> </text:span><text:span text:style-name="T36">Aún </text:span><text:span text:style-name="T38">cua</text:span><text:span text:style-name="T36">ndo la</text:span><text:span text:style-name="T38"> </text:span><text:span text:style-name="T36">supl</text:span><text:span text:style-name="T38">a</text:span><text:span text:style-name="T36">nt</text:span><text:span text:style-name="T38">ac</text:span><text:span text:style-name="T36">ión</text:span><text:span text:style-name="T38"> </text:span><text:span text:style-name="T36">se d</text:span><text:span text:style-name="T38">e</text:span><text:span text:style-name="T36">st</text:span><text:span text:style-name="T38">a</text:span><text:span text:style-name="T36">pa</text:span><text:span text:style-name="T38"> (</text:span><text:span text:style-name="T36">la</text:span><text:span text:style-name="T38"> </text:span><text:span text:style-name="T36">"</text:span><text:span text:style-name="T38">fa</text:span><text:span text:style-name="T36">ls</text:span><text:span text:style-name="T38">a</text:span><text:span text:style-name="T36">" w</text:span><text:span text:style-name="T38">e</text:span><text:span text:style-name="T36">b de</text:span><text:span text:style-name="T38"> </text:span><text:span text:style-name="T36">H</text:span><text:span text:style-name="T38">ac</text:span><text:span text:style-name="T36">tivist</text:span><text:span text:style-name="T38">a</text:span><text:span text:style-name="T36">s</text:span><text:span text:style-name="T38">)</text:span><text:span text:style-name="T36">, la </text:span><text:span text:style-name="T38">acc</text:span><text:span text:style-name="T36">ión </text:span><text:span text:style-name="T38">sig</text:span><text:span text:style-name="T36">ue</text:span><text:span text:style-name="T38"> </text:span><text:span text:style-name="T36">si</text:span><text:span text:style-name="T38">e</text:span><text:span text:style-name="T36">ndo </text:span><text:span text:style-name="T38">ef</text:span><text:span text:style-name="T36">i</text:span><text:span text:style-name="T38">caz</text:span><text:span text:style-name="T36">. </text:span><text:span text:style-name="T38">S</text:span><text:span text:style-name="T36">e</text:span><text:span text:style-name="T38"> sig</text:span><text:span text:style-name="T36">ue h</text:span><text:span text:style-name="T38">a</text:span><text:span text:style-name="T36">bl</text:span><text:span text:style-name="T38">a</text:span><text:span text:style-name="T36">ndo de</text:span><text:span text:style-name="T38"> e</text:span><text:span text:style-name="T36">llo, se</text:span><text:span text:style-name="T38"> a</text:span><text:span text:style-name="T36">b</text:span><text:span text:style-name="T38">r</text:span><text:span text:style-name="T36">e</text:span><text:span text:style-name="T38"> </text:span><text:span text:style-name="T36">un d</text:span><text:span text:style-name="T38">eba</text:span><text:span text:style-name="T36">te</text:span><text:span text:style-name="T38"> </text:span><text:span text:style-name="T36">y </text:span><text:span text:style-name="T38">refl</text:span><text:span text:style-name="T70">e</text:span><text:span text:style-name="T38">x</text:span><text:span text:style-name="T36">ión por</text:span><text:span text:style-name="T38"> </text:span><text:span text:style-name="T36">p</text:span><text:span text:style-name="T38">art</text:span><text:span text:style-name="T36">e</text:span><text:span text:style-name="T38"> </text:span><text:span text:style-name="T36">de</text:span><text:span text:style-name="T38"> </text:span><text:span text:style-name="T36">la</text:span><text:span text:style-name="T38"> </text:span><text:span text:style-name="T36">so</text:span><text:span text:style-name="T38">c</text:span><text:span text:style-name="T36">i</text:span><text:span text:style-name="T38">e</text:span><text:span text:style-name="T36">d</text:span><text:span text:style-name="T38">a</text:span><text:span text:style-name="T36">d,</text:span><text:span text:style-name="T38"> </text:span><text:span text:style-name="T36">que</text:span><text:span text:style-name="T38"> </text:span><text:span text:style-name="T36">su</text:span><text:span text:style-name="T38">e</text:span><text:span text:style-name="T36">le </text:span><text:span text:style-name="T38">i</text:span><text:span text:style-name="T36">mpli</text:span><text:span text:style-name="T38">ca</text:span><text:span text:style-name="T36">r</text:span><text:span text:style-name="T38"> </text:span><text:span text:style-name="T36">d</text:span><text:span text:style-name="T38">e</text:span><text:span text:style-name="T36">sm</text:span><text:span text:style-name="T38">e</text:span><text:span text:style-name="T36">ntidos por</text:span><text:span text:style-name="T38"> </text:span><text:span text:style-name="T36">p</text:span><text:span text:style-name="T38">art</text:span><text:span text:style-name="T36">e</text:span><text:span text:style-name="T38"> </text:span><text:span text:style-name="T36">de</text:span><text:span text:style-name="T38"> l</text:span><text:span text:style-name="T36">os o</text:span><text:span text:style-name="T68">r</text:span><text:span text:style-name="T36">g</text:span><text:span text:style-name="T38">a</text:span><text:span text:style-name="T36">nismos </text:span><text:soft-page-break/><text:span text:style-name="T36">"</text:span><text:span text:style-name="T38">a</text:span><text:span text:style-name="T36">t</text:span><text:span text:style-name="T38">aca</text:span><text:span text:style-name="T36">dos".</text:span></text:p>
          </table:table-cell>
          <table:table-cell table:style-name="Table1.D2" office:value-type="string">
            <text:p text:style-name="P23"><text:span text:style-name="T36">C</text:span><text:span text:style-name="T38">a</text:span><text:span text:style-name="T36">si todo lo de</text:span><text:span text:style-name="T38"> </text:span><text:span text:style-name="T36">H</text:span><text:span text:style-name="T38">ac</text:span><text:span text:style-name="T36">kti</text:span><text:span text:style-name="T38">v</text:span><text:span text:style-name="T36">ist</text:span><text:span text:style-name="T38">a</text:span><text:span text:style-name="T36">s ha d</text:span><text:span text:style-name="T38">esa</text:span><text:span text:style-name="T36">p</text:span><text:span text:style-name="T38">arec</text:span><text:span text:style-name="T36">ido.</text:span></text:p>
          </table:table-cell>
        </table:table-row>
        <table:table-row>
          <table:table-cell table:style-name="Table1.A2" office:value-type="string">
            <text:p text:style-name="P24"><text:span text:style-name="T70">T</text:span><text:span text:style-name="T74">í</text:span><text:span text:style-name="T70">t</text:span><text:span text:style-name="T36">u</text:span><text:span text:style-name="T70">l</text:span><text:span text:style-name="T36">o: R</text:span><text:span text:style-name="T70">ai</text:span><text:span text:style-name="T36">nforest</text:span><text:span text:style-name="T75"> </text:span><text:span text:style-name="T36">Ac</text:span><text:span text:style-name="T70">ti</text:span><text:span text:style-name="T36">on Ne</text:span><text:span text:style-name="T70">t</text:span><text:span text:style-name="T36">work c</text:span><text:span text:style-name="T74">a</text:span><text:span text:style-name="T70">m</text:span><text:span text:style-name="T36">paña</text:span><text:span text:style-name="T74"> </text:span><text:span text:style-name="T36">or</text:span><text:span text:style-name="T70">i</text:span><text:span text:style-name="T36">en</text:span><text:span text:style-name="T70">t</text:span><text:span text:style-name="T36">ada</text:span><text:span text:style-name="T74"> </text:span><text:span text:style-name="T36">a </text:span><text:span text:style-name="T70">l</text:span><text:span text:style-name="T36">a </text:span><text:span text:style-name="T70">m</text:span><text:span text:style-name="T36">u</text:span><text:span text:style-name="T74">j</text:span><text:span text:style-name="T36">er del</text:span><text:span text:style-name="T74"> </text:span><text:span text:style-name="T36">C</text:span><text:span text:style-name="T70">E</text:span><text:span text:style-name="T36">O del</text:span><text:span text:style-name="T70"> </text:span><text:span text:style-name="T36">R</text:span><text:span text:style-name="T76">o</text:span><text:span text:style-name="T73">y</text:span><text:span text:style-name="T36">al</text:span><text:span text:style-name="T74"> </text:span><text:span text:style-name="T36">B</text:span><text:span text:style-name="T70">a</text:span><text:span text:style-name="T36">nk of C</text:span><text:span text:style-name="T70">a</text:span><text:span text:style-name="T36">na</text:span><text:span text:style-name="T77">d</text:span><text:span text:style-name="T36">a</text:span></text:p>
            <text:p text:style-name="P8"><text:span text:style-name="T36">Cu</text:span><text:span text:style-name="T70">á</text:span><text:span text:style-name="T36">ndo:</text:span><text:span text:style-name="T74"> </text:span><text:span text:style-name="T36">2015</text:span></text:p>
            <text:p text:style-name="P8"><text:span text:style-name="T36">Dónde: </text:span><text:span text:style-name="T70">E</text:span><text:span text:style-name="T36">spaña</text:span></text:p>
            <text:p text:style-name="P26"><text:span text:style-name="T36">Con</text:span><text:span text:style-name="T70">t</text:span><text:span text:style-name="T36">e</text:span><text:span text:style-name="T77">x</text:span><text:span text:style-name="T70">t</text:span><text:span text:style-name="T36">o:</text:span><text:span text:style-name="T74"> </text:span><text:span text:style-name="T70">M</text:span><text:span text:style-name="T36">an</text:span><text:span text:style-name="T70">i</text:span><text:span text:style-name="T77">f</text:span><text:span text:style-name="T36">es</text:span><text:span text:style-name="T70">t</text:span><text:span text:style-name="T36">ac</text:span><text:span text:style-name="T70">i</text:span><text:span text:style-name="T36">ón</text:span><text:span text:style-name="T74"> </text:span><text:span text:style-name="T36">con</text:span><text:span text:style-name="T70">t</text:span><text:span text:style-name="T36">ra</text:span><text:span text:style-name="T74"> </text:span><text:span text:style-name="T70">l</text:span><text:span text:style-name="T36">a </text:span><text:span text:style-name="T70">l</text:span><text:span text:style-name="T78">e</text:span><text:span text:style-name="T36">y</text:span><text:span text:style-name="T68"> </text:span><text:span text:style-name="T36">conoc</text:span><text:span text:style-name="T70">i</text:span><text:span text:style-name="T36">da</text:span><text:span text:style-name="T74"> </text:span><text:span text:style-name="T36">c</text:span><text:span text:style-name="T77">o</text:span><text:span text:style-name="T79">m</text:span><text:span text:style-name="T36">o</text:span><text:span text:style-name="T77"> </text:span><text:span text:style-name="T74">“</text:span><text:span text:style-name="T79">m</text:span><text:span text:style-name="T36">ordaz</text:span><text:span text:style-name="T74">a</text:span><text:span text:style-name="T36">”</text:span></text:p>
          </table:table-cell>
          <table:table-cell table:style-name="Table1.A2" office:value-type="string">
            <text:p text:style-name="P27"><text:span text:style-name="T36">En</text:span><text:span text:style-name="T38"> T</text:span><text:span text:style-name="T36">o</text:span><text:span text:style-name="T38">r</text:span><text:span text:style-name="T36">onto <text:s/>la</text:span><text:span text:style-name="T38"> re</text:span><text:span text:style-name="T36">d RAN </text:span><text:span text:style-name="T38">ape</text:span><text:span text:style-name="T36">ló di</text:span><text:span text:style-name="T38">rec</text:span><text:span text:style-name="T36">t</text:span><text:span text:style-name="T38">ame</text:span><text:span text:style-name="T36">nte</text:span><text:span text:style-name="T38"> </text:span><text:span text:style-name="T36">a J</text:span><text:span text:style-name="T38">a</text:span><text:span text:style-name="T36">n</text:span><text:span text:style-name="T38">e</text:span><text:span text:style-name="T36">t Nixon -</text:span><text:span text:style-name="T38"> </text:span><text:span text:style-name="T36">la</text:span><text:span text:style-name="T38"> e</text:span><text:span text:style-name="T36">sposa</text:span><text:span text:style-name="T38"> </text:span><text:span text:style-name="T36">d</text:span><text:span text:style-name="T38">e</text:span><text:span text:style-name="T36">l</text:span><text:span text:style-name="T38"> d</text:span><text:span text:style-name="T36">i</text:span><text:span text:style-name="T38">rec</text:span><text:span text:style-name="T36">tor</text:span><text:span text:style-name="T38"> ge</text:span><text:span text:style-name="T36">n</text:span><text:span text:style-name="T38">era</text:span><text:span text:style-name="T36">l de </text:span><text:span text:style-name="T38">Roya</text:span><text:span text:style-name="T36">l</text:span><text:span text:style-name="T38"> Ba</text:span><text:span text:style-name="T36">nk</text:span><text:span text:style-name="T38"> </text:span><text:span text:style-name="T36">of</text:span><text:span text:style-name="T38"> </text:span><text:span text:style-name="T36">C</text:span><text:span text:style-name="T38">a</text:span><text:span text:style-name="T36">n</text:span><text:span text:style-name="T38">a</text:span><text:span text:style-name="T36">d</text:span><text:span text:style-name="T38">a</text:span><text:span text:style-name="T36">,</text:span><text:span text:style-name="T38"> </text:span><text:span text:style-name="T36">Go</text:span><text:span text:style-name="T38">r</text:span><text:span text:style-name="T36">don</text:span><text:span text:style-name="T38"> </text:span><text:span text:style-name="T36">N</text:span><text:span text:style-name="T38">ix</text:span><text:span text:style-name="T36">on -</text:span><text:span text:style-name="T38"> </text:span><text:span text:style-name="T36">p</text:span><text:span text:style-name="T38">ar</text:span><text:span text:style-name="T36">a </text:span><text:span text:style-name="T38">ayu</text:span><text:span text:style-name="T36">d</text:span><text:span text:style-name="T38">arle</text:span><text:span text:style-name="T36">s a</text:span><text:span text:style-name="T38"> </text:span><text:span text:style-name="T36">que</text:span><text:span text:style-name="T38"> e</text:span><text:span text:style-name="T36">se</text:span><text:span text:style-name="T38"> </text:span><text:span text:style-name="T36">b</text:span><text:span text:style-name="T38">a</text:span><text:span text:style-name="T36">n</text:span><text:span text:style-name="T38">c</text:span><text:span text:style-name="T36">o d</text:span><text:span text:style-name="T38">ej</text:span><text:span text:style-name="T36">e</text:span><text:span text:style-name="T38"> </text:span><text:span text:style-name="T36">de</text:span><text:span text:style-name="T38"> f</text:span><text:span text:style-name="T36">in</text:span><text:span text:style-name="T38">anc</text:span><text:span text:style-name="T36">i</text:span><text:span text:style-name="T38">a</text:span><text:span text:style-name="T36">r m</text:span><text:span text:style-name="T38">a</text:span><text:span text:style-name="T36">siv</text:span><text:span text:style-name="T38">a</text:span><text:span text:style-name="T36">m</text:span><text:span text:style-name="T38">e</text:span><text:span text:style-name="T36">nte</text:span><text:span text:style-name="T38"> e</text:span><text:span text:style-name="T36">mp</text:span><text:span text:style-name="T38">re</text:span><text:span text:style-name="T36">s</text:span><text:span text:style-name="T38">a</text:span><text:span text:style-name="T36">s</text:span><text:span text:style-name="T38"> </text:span><text:span text:style-name="T36">de</text:span><text:span text:style-name="T38"> are</text:span><text:span text:style-name="T36">n</text:span><text:span text:style-name="T38">a</text:span><text:span text:style-name="T36">s bitu</text:span><text:span text:style-name="T38">m</text:span><text:span text:style-name="T36">inos</text:span><text:span text:style-name="T38">a</text:span><text:span text:style-name="T36">s lo</text:span><text:span text:style-name="T38">ca</text:span><text:span text:style-name="T36">l</text:span><text:span text:style-name="T38">izada</text:span><text:span text:style-name="T36">s </text:span><text:span text:style-name="T38">e</text:span><text:span text:style-name="T36">n</text:span><text:span text:style-name="T38"> </text:span><text:span text:style-name="T36">Alb</text:span><text:span text:style-name="T38">er</text:span><text:span text:style-name="T36">t</text:span><text:span text:style-name="T38">a</text:span><text:span text:style-name="T36">.</text:span><text:span text:style-name="T38"> </text:span><text:span text:style-name="T36">Dos m</text:span><text:span text:style-name="T38">u</text:span><text:span text:style-name="T36">j</text:span><text:span text:style-name="T38">ere</text:span><text:span text:style-name="T36">s</text:span><text:span text:style-name="T38"> i</text:span><text:span text:style-name="T36">nd</text:span><text:span text:style-name="T38">íge</text:span><text:span text:style-name="T36">n</text:span><text:span text:style-name="T38">a</text:span><text:span text:style-name="T36">s </text:span><text:span text:style-name="T38">cana</text:span><text:span text:style-name="T36">di</text:span><text:span text:style-name="T38">e</text:span><text:span text:style-name="T36">ns</text:span><text:span text:style-name="T38">e</text:span><text:span text:style-name="T36">s pusi</text:span><text:span text:style-name="T38">er</text:span><text:span text:style-name="T36">on</text:span><text:span text:style-name="T38"> </text:span><text:span text:style-name="T36">b</text:span><text:span text:style-name="T38">a</text:span><text:span text:style-name="T36">nd</text:span><text:span text:style-name="T38">era</text:span><text:span text:style-name="T36">s </text:span><text:span text:style-name="T38">fre</text:span><text:span text:style-name="T36">nte</text:span><text:span text:style-name="T38"> </text:span><text:span text:style-name="T36">a</text:span><text:span text:style-name="T38"> </text:span><text:span text:style-name="T36">la </text:span><text:span text:style-name="T38">e</text:span><text:span text:style-name="T36">nt</text:span><text:span text:style-name="T38">rad</text:span><text:span text:style-name="T36">a</text:span><text:span text:style-name="T38"> </text:span><text:span text:style-name="T36">p</text:span><text:span text:style-name="T38">r</text:span><text:span text:style-name="T36">in</text:span><text:span text:style-name="T38">c</text:span><text:span text:style-name="T36">ip</text:span><text:span text:style-name="T38">a</text:span><text:span text:style-name="T36">l</text:span><text:span text:style-name="T38"> </text:span><text:span text:style-name="T36">de</text:span><text:span text:style-name="T38"> </text:span><text:span text:style-name="T36">la</text:span><text:span text:style-name="T38"> </text:span><text:span text:style-name="T36">s</text:span><text:span text:style-name="T38">e</text:span><text:span text:style-name="T36">de</text:span><text:span text:style-name="T38"> </text:span><text:span text:style-name="T36">d</text:span><text:span text:style-name="T38">e</text:span><text:span text:style-name="T36">l R</text:span><text:span text:style-name="T38">oya</text:span><text:span text:style-name="T36">l</text:span><text:span text:style-name="T38"> Ba</text:span><text:span text:style-name="T36">nk</text:span><text:span text:style-name="T38"> </text:span><text:span text:style-name="T36">of C</text:span><text:span text:style-name="T38">a</text:span><text:span text:style-name="T36">n</text:span><text:span text:style-name="T38">a</text:span><text:span text:style-name="T36">da</text:span><text:span text:style-name="T38"> (</text:span><text:span text:style-name="T36">R</text:span><text:span text:style-name="T38">B</text:span><text:span text:style-name="T36">C)</text:span><text:span text:style-name="T38"> </text:span><text:span text:style-name="T36">donde</text:span><text:span text:style-name="T38"> </text:span><text:span text:style-name="T36">ponia</text:span><text:span text:style-name="T38"> "P</text:span><text:span text:style-name="T36">or</text:span><text:span text:style-name="T38"> fa</text:span><text:span text:style-name="T36">vo</text:span><text:span text:style-name="T38">r</text:span><text:span text:style-name="T36">, </text:span><text:span text:style-name="T38">ayú</text:span><text:span text:style-name="T36">d</text:span><text:span text:style-name="T38">e</text:span><text:span text:style-name="T36">nos</text:span><text:span text:style-name="T38"> Sra</text:span><text:span text:style-name="T36">.</text:span><text:span text:style-name="T38"> </text:span><text:span text:style-name="T36">N</text:span><text:span text:style-name="T38">ix</text:span><text:span text:style-name="T36">on</text:span><text:span text:style-name="T38">"</text:span><text:span text:style-name="T36">.</text:span></text:p>
          </table:table-cell>
          <table:table-cell table:style-name="Table1.A2" office:value-type="string">
            <text:p text:style-name="P28"><text:span text:style-name="T36">Este</text:span><text:span text:style-name="T38"> ca</text:span><text:span text:style-name="T36">so</text:span><text:span text:style-name="T38"> e</text:span><text:span text:style-name="T36">j</text:span><text:span text:style-name="T38">e</text:span><text:span text:style-name="T36">mpli</text:span><text:span text:style-name="T38">f</text:span><text:span text:style-name="T36">i</text:span><text:span text:style-name="T38">c</text:span><text:span text:style-name="T36">a</text:span><text:span text:style-name="T38"> c</text:span><text:span text:style-name="T36">omo</text:span><text:span text:style-name="T38"> </text:span><text:span text:style-name="T36">a</text:span><text:span text:style-name="T38"> </text:span><text:span text:style-name="T36">v</text:span><text:span text:style-name="T38">ece</text:span><text:span text:style-name="T36">s h</text:span><text:span text:style-name="T38">a</text:span><text:span text:style-name="T36">y</text:span><text:span text:style-name="T38"> </text:span><text:span text:style-name="T36">que o</text:span><text:span text:style-name="T38">r</text:span><text:span text:style-name="T36">i</text:span><text:span text:style-name="T38">e</text:span><text:span text:style-name="T36">nt</text:span><text:span text:style-name="T38">a</text:span><text:span text:style-name="T36">r</text:span><text:span text:style-name="T38"> </text:span><text:span text:style-name="T36">la</text:span><text:span text:style-name="T38"> ca</text:span><text:span text:style-name="T36">mp</text:span><text:span text:style-name="T38">an</text:span><text:span text:style-name="T36">a</text:span><text:span text:style-name="T38"> </text:span><text:span text:style-name="T36">de</text:span><text:span text:style-name="T38"> c</text:span><text:span text:style-name="T36">omuni</text:span><text:span text:style-name="T38">cac</text:span><text:span text:style-name="T36">ión</text:span><text:span text:style-name="T38"> </text:span><text:span text:style-name="T36">h</text:span><text:span text:style-name="T38">ac</text:span><text:span text:style-name="T36">ia p</text:span><text:span text:style-name="T38">er</text:span><text:span text:style-name="T36">son</text:span><text:span text:style-name="T38">a</text:span><text:span text:style-name="T36">s</text:span><text:span text:style-name="T38"> </text:span><text:span text:style-name="T36">u o</text:span><text:span text:style-name="T38">r</text:span><text:span text:style-name="T36">g</text:span><text:span text:style-name="T38">a</text:span><text:span text:style-name="T36">ni</text:span><text:span text:style-name="T38">zac</text:span><text:span text:style-name="T36">ion</text:span><text:span text:style-name="T38">e</text:span><text:span text:style-name="T36">s</text:span><text:span text:style-name="T38"> </text:span><text:span text:style-name="T36">que</text:span><text:span text:style-name="T38"> </text:span><text:span text:style-name="T36">pu</text:span><text:span text:style-name="T38">ede</text:span><text:span text:style-name="T36">n t</text:span><text:span text:style-name="T38">e</text:span><text:span text:style-name="T36">n</text:span><text:span text:style-name="T38">e</text:span><text:span text:style-name="T36">r m</text:span><text:span text:style-name="T38">a</text:span><text:span text:style-name="T36">s m</text:span><text:span text:style-name="T38">e</text:span><text:span text:style-name="T36">dios o </text:span><text:span text:style-name="T38">i</text:span><text:span text:style-name="T36">n</text:span><text:span text:style-name="T38">f</text:span><text:span text:style-name="T36">lu</text:span><text:span text:style-name="T38">enc</text:span><text:span text:style-name="T36">ia</text:span><text:span text:style-name="T38"> e</text:span><text:span text:style-name="T36">n </text:span><text:span text:style-name="T38">c</text:span><text:span text:style-name="T36">ons</text:span><text:span text:style-name="T38">eg</text:span><text:span text:style-name="T36">uir </text:span><text:span text:style-name="T38">ca</text:span><text:span text:style-name="T36">mbi</text:span><text:span text:style-name="T38">a</text:span><text:span text:style-name="T36">r</text:span><text:span text:style-name="T38"> </text:span><text:span text:style-name="T36">l</text:span><text:span text:style-name="T38">a</text:span><text:span text:style-name="T36">s m</text:span><text:span text:style-name="T38">a</text:span><text:span text:style-name="T36">l</text:span><text:span text:style-name="T38">a</text:span><text:span text:style-name="T36">s p</text:span><text:span text:style-name="T38">rac</text:span><text:span text:style-name="T36">ti</text:span><text:span text:style-name="T38">ca</text:span><text:span text:style-name="T36">s</text:span><text:span text:style-name="T38"> </text:span><text:span text:style-name="T36">que</text:span><text:span text:style-name="T38"> </text:span><text:span text:style-name="T36">se d</text:span><text:span text:style-name="T38">e</text:span><text:span text:style-name="T36">nun</text:span><text:span text:style-name="T38">c</text:span><text:span text:style-name="T36">i</text:span><text:span text:style-name="T38">a</text:span><text:span text:style-name="T36">n,</text:span><text:span text:style-name="T38"> a</text:span><text:span text:style-name="T36">d</text:span><text:span text:style-name="T38">e</text:span><text:span text:style-name="T36">m</text:span><text:span text:style-name="T38">á</text:span><text:span text:style-name="T36">s</text:span><text:span text:style-name="T38"> m</text:span><text:span text:style-name="T36">u</text:span><text:span text:style-name="T38">e</text:span><text:span text:style-name="T36">st</text:span><text:span text:style-name="T38">r</text:span><text:span text:style-name="T36">a</text:span><text:span text:style-name="T38"> </text:span><text:span text:style-name="T36">que</text:span><text:span text:style-name="T38"> </text:span><text:span text:style-name="T36">no </text:span><text:span text:style-name="T38">s</text:span><text:span text:style-name="T36">i</text:span><text:span text:style-name="T38">e</text:span><text:span text:style-name="T36">mp</text:span><text:span text:style-name="T38">r</text:span><text:span text:style-name="T36">e h</text:span><text:span text:style-name="T38">ace</text:span><text:span text:style-name="T36">n </text:span><text:span text:style-name="T38">fa</text:span><text:span text:style-name="T36">lt</text:span><text:span text:style-name="T38">a</text:span><text:span text:style-name="T36">s</text:span><text:span text:style-name="T38"> m</text:span><text:span text:style-name="T36">u</text:span><text:span text:style-name="T38">c</text:span><text:span text:style-name="T36">hos</text:span><text:span text:style-name="T38"> </text:span><text:span text:style-name="T36">m</text:span><text:span text:style-name="T38">e</text:span><text:span text:style-name="T36">dios </text:span><text:span text:style-name="T38">y</text:span><text:span text:style-name="T36">a</text:span><text:span text:style-name="T38"> </text:span><text:span text:style-name="T36">que</text:span><text:span text:style-name="T38"> e</text:span><text:span text:style-name="T36">n</text:span><text:span text:style-name="T38"> e</text:span><text:span text:style-name="T36">ste </text:span><text:span text:style-name="T38">ca</text:span><text:span text:style-name="T36">so</text:span><text:span text:style-name="T38"> </text:span><text:span text:style-name="T36">se</text:span><text:span text:style-name="T38"> </text:span><text:span text:style-name="T36">us</text:span><text:span text:style-name="T38">a</text:span><text:span text:style-name="T36">b</text:span><text:span text:style-name="T38">a</text:span><text:span text:style-name="T36">n</text:span><text:span text:style-name="T38"> </text:span><text:span text:style-name="T36">b</text:span><text:span text:style-name="T38">a</text:span><text:span text:style-name="T36">nd</text:span><text:span text:style-name="T38">era</text:span><text:span text:style-name="T36">s pint</text:span><text:span text:style-name="T38">a</text:span><text:span text:style-name="T36">d</text:span><text:span text:style-name="T38">a</text:span><text:span text:style-name="T36">s a</text:span><text:span text:style-name="T38"> </text:span><text:span text:style-name="T36">m</text:span><text:span text:style-name="T38">a</text:span><text:span text:style-name="T36">no p</text:span><text:span text:style-name="T38">er</text:span><text:span text:style-name="T36">o</text:span><text:span text:style-name="T38"> </text:span><text:span text:style-name="T36">s</text:span><text:span text:style-name="T38">a</text:span><text:span text:style-name="T36">b</text:span><text:span text:style-name="T38">e</text:span><text:span text:style-name="T36">r</text:span><text:span text:style-name="T38"> </text:span><text:span text:style-name="T36">donde</text:span><text:span text:style-name="T38"> c</text:span><text:span text:style-name="T36">olo</text:span><text:span text:style-name="T38">car</text:span><text:span text:style-name="T36">l</text:span><text:span text:style-name="T38">a</text:span><text:span text:style-name="T36">s y </text:span><text:span text:style-name="T38">ase</text:span><text:span text:style-name="T36">gu</text:span><text:span text:style-name="T38">rar</text:span><text:span text:style-name="T36">se</text:span><text:span text:style-name="T38"> </text:span><text:span text:style-name="T36">de que</text:span><text:span text:style-name="T38"> e</text:span><text:span text:style-name="T36">st</text:span><text:span text:style-name="T38">a</text:span><text:span text:style-name="T36">s</text:span><text:span text:style-name="T38"> </text:span><text:span text:style-name="T36">s</text:span><text:span text:style-name="T38">ea</text:span><text:span text:style-name="T36">n vist</text:span><text:span text:style-name="T38">a</text:span><text:span text:style-name="T36">s por</text:span><text:span text:style-name="T38"> </text:span><text:span text:style-name="T36">qui</text:span><text:span text:style-name="T38">e</text:span><text:span text:style-name="T36">n</text:span><text:span text:style-name="T38"> </text:span><text:span text:style-name="T36">pu</text:span><text:span text:style-name="T38">e</text:span><text:span text:style-name="T36">de</text:span><text:span text:style-name="T38"> </text:span><text:span text:style-name="T36">h</text:span><text:span text:style-name="T38">ace</text:span><text:span text:style-name="T36">r p</text:span><text:span text:style-name="T38">a</text:span><text:span text:style-name="T36">s</text:span><text:span text:style-name="T38">a</text:span><text:span text:style-name="T36">r</text:span><text:span text:style-name="T38"> e</text:span><text:span text:style-name="T36">l m</text:span><text:span text:style-name="T38">e</text:span><text:span text:style-name="T36">ns</text:span><text:span text:style-name="T38">a</text:span><text:span text:style-name="T36">je</text:span><text:span text:style-name="T38"> </text:span><text:span text:style-name="T36">h</text:span><text:span text:style-name="T38">ac</text:span><text:span text:style-name="T36">ia</text:span><text:span text:style-name="T38"> </text:span><text:span text:style-name="T36">la</text:span><text:span text:style-name="T38"> </text:span><text:span text:style-name="T36">p</text:span><text:span text:style-name="T38">er</text:span><text:span text:style-name="T36">sona in</text:span><text:span text:style-name="T38">f</text:span><text:span text:style-name="T36">lu</text:span><text:span text:style-name="T38">e</text:span><text:span text:style-name="T36">n</text:span><text:span text:style-name="T38">c</text:span><text:span text:style-name="T36">i</text:span><text:span text:style-name="T38">a</text:span><text:span text:style-name="T36">do</text:span><text:span text:style-name="T38">ra</text:span><text:span text:style-name="T36">.</text:span></text:p>
          </table:table-cell>
          <table:table-cell table:style-name="Table1.D2" office:value-type="string">
            <text:p text:style-name="P29"><text:a xlink:type="simple" xlink:href="https://www.ran.org/mrs_nixon_please_help_us_stop_the_tar_sands" text:style-name="Internet_20_link" text:visited-style-name="Visited_20_Internet_20_Link"><text:span text:style-name="Hyperlink.0"><text:span text:style-name="T65">http</text:span></text:span></text:a><text:a xlink:type="simple" xlink:href="https://www.ran.org/mrs_nixon_please_help_us_stop_the_tar_sands" text:style-name="Internet_20_link" text:visited-style-name="Visited_20_Internet_20_Link"><text:span text:style-name="None"><text:span text:style-name="T44">s</text:span></text:span></text:a><text:a xlink:type="simple" xlink:href="https://www.ran.org/mrs_nixon_please_help_us_stop_the_tar_sands" text:style-name="Internet_20_link" text:visited-style-name="Visited_20_Internet_20_Link"><text:span text:style-name="Hyperlink.0"><text:span text:style-name="T65">://ww</text:span></text:span></text:a><text:a xlink:type="simple" xlink:href="https://www.ran.org/mrs_nixon_please_help_us_stop_the_tar_sands" text:style-name="Internet_20_link" text:visited-style-name="Visited_20_Internet_20_Link"><text:span text:style-name="None"><text:span text:style-name="T44">w</text:span></text:span></text:a><text:a xlink:type="simple" xlink:href="https://www.ran.org/mrs_nixon_please_help_us_stop_the_tar_sands" text:style-name="Internet_20_link" text:visited-style-name="Visited_20_Internet_20_Link"><text:span text:style-name="Hyperlink.0"><text:span text:style-name="T65">.</text:span></text:span></text:a><text:a xlink:type="simple" xlink:href="https://www.ran.org/mrs_nixon_please_help_us_stop_the_tar_sands" text:style-name="Internet_20_link" text:visited-style-name="Visited_20_Internet_20_Link"><text:span text:style-name="None"><text:span text:style-name="T44">ra</text:span></text:span></text:a><text:a xlink:type="simple" xlink:href="https://www.ran.org/mrs_nixon_please_help_us_stop_the_tar_sands" text:style-name="Internet_20_link" text:visited-style-name="Visited_20_Internet_20_Link"><text:span text:style-name="Hyperlink.0"><text:span text:style-name="T65">n.</text:span></text:span></text:a><text:a xlink:type="simple" xlink:href="https://www.ran.org/mrs_nixon_please_help_us_stop_the_tar_sands" text:style-name="Internet_20_link" text:visited-style-name="Visited_20_Internet_20_Link"><text:span text:style-name="None"><text:span text:style-name="T44">or</text:span></text:span></text:a><text:a xlink:type="simple" xlink:href="https://www.ran.org/mrs_nixon_please_help_us_stop_the_tar_sands" text:style-name="Internet_20_link" text:visited-style-name="Visited_20_Internet_20_Link"><text:span text:style-name="Hyperlink.0"><text:span text:style-name="T65">g/m</text:span></text:span></text:a><text:a xlink:type="simple" xlink:href="https://www.ran.org/mrs_nixon_please_help_us_stop_the_tar_sands" text:style-name="Internet_20_link" text:visited-style-name="Visited_20_Internet_20_Link"><text:span text:style-name="None"><text:span text:style-name="T44">r</text:span></text:span></text:a><text:a xlink:type="simple" xlink:href="https://www.ran.org/mrs_nixon_please_help_us_stop_the_tar_sands" text:style-name="Internet_20_link" text:visited-style-name="Visited_20_Internet_20_Link"><text:span text:style-name="Hyperlink.0"><text:span text:style-name="T65">s_n</text:span></text:span></text:a><text:a xlink:type="simple" xlink:href="https://www.ran.org/mrs_nixon_please_help_us_stop_the_tar_sands" text:style-name="Internet_20_link" text:visited-style-name="Visited_20_Internet_20_Link"><text:span text:style-name="None"><text:span text:style-name="T44">ix</text:span></text:span></text:a><text:a xlink:type="simple" xlink:href="https://www.ran.org/mrs_nixon_please_help_us_stop_the_tar_sands" text:style-name="Internet_20_link" text:visited-style-name="Visited_20_Internet_20_Link"><text:span text:style-name="Hyperlink.0"><text:span text:style-name="T65">o</text:span></text:span></text:a><text:span text:style-name="None"><text:span text:style-name="T45"> </text:span></text:span><text:a xlink:type="simple" xlink:href="https://www.ran.org/mrs_nixon_please_help_us_stop_the_tar_sands" text:style-name="Internet_20_link" text:visited-style-name="Visited_20_Internet_20_Link"><text:span text:style-name="Hyperlink.0"><text:span text:style-name="T65">n_pl</text:span></text:span></text:a><text:a xlink:type="simple" xlink:href="https://www.ran.org/mrs_nixon_please_help_us_stop_the_tar_sands" text:style-name="Internet_20_link" text:visited-style-name="Visited_20_Internet_20_Link"><text:span text:style-name="None"><text:span text:style-name="T44">ease</text:span></text:span></text:a><text:a xlink:type="simple" xlink:href="https://www.ran.org/mrs_nixon_please_help_us_stop_the_tar_sands" text:style-name="Internet_20_link" text:visited-style-name="Visited_20_Internet_20_Link"><text:span text:style-name="Hyperlink.0"><text:span text:style-name="T65">_h</text:span></text:span></text:a><text:a xlink:type="simple" xlink:href="https://www.ran.org/mrs_nixon_please_help_us_stop_the_tar_sands" text:style-name="Internet_20_link" text:visited-style-name="Visited_20_Internet_20_Link"><text:span text:style-name="None"><text:span text:style-name="T44">e</text:span></text:span></text:a><text:a xlink:type="simple" xlink:href="https://www.ran.org/mrs_nixon_please_help_us_stop_the_tar_sands" text:style-name="Internet_20_link" text:visited-style-name="Visited_20_Internet_20_Link"><text:span text:style-name="Hyperlink.0"><text:span text:style-name="T65">lp_us_stop_th</text:span></text:span></text:a><text:a xlink:type="simple" xlink:href="https://www.ran.org/mrs_nixon_please_help_us_stop_the_tar_sands" text:style-name="Internet_20_link" text:visited-style-name="Visited_20_Internet_20_Link"><text:span text:style-name="None"><text:span text:style-name="T44">e</text:span></text:span></text:a><text:a xlink:type="simple" xlink:href="https://www.ran.org/mrs_nixon_please_help_us_stop_the_tar_sands" text:style-name="Internet_20_link" text:visited-style-name="Visited_20_Internet_20_Link"><text:span text:style-name="Hyperlink.0"><text:span text:style-name="T65">_ta</text:span></text:span></text:a><text:span text:style-name="None"><text:span text:style-name="T45"> </text:span></text:span><text:a xlink:type="simple" xlink:href="https://www.ran.org/mrs_nixon_please_help_us_stop_the_tar_sands" text:style-name="Internet_20_link" text:visited-style-name="Visited_20_Internet_20_Link"><text:span text:style-name="Hyperlink.1"><text:span text:style-name="T65">r</text:span></text:span></text:a><text:a xlink:type="simple" xlink:href="https://www.ran.org/mrs_nixon_please_help_us_stop_the_tar_sands" text:style-name="Internet_20_link" text:visited-style-name="Visited_20_Internet_20_Link"><text:span text:style-name="Hyperlink.0"><text:span text:style-name="T65">_s</text:span></text:span></text:a><text:a xlink:type="simple" xlink:href="https://www.ran.org/mrs_nixon_please_help_us_stop_the_tar_sands" text:style-name="Internet_20_link" text:visited-style-name="Visited_20_Internet_20_Link"><text:span text:style-name="Hyperlink.1"><text:span text:style-name="T65">a</text:span></text:span></text:a><text:a xlink:type="simple" xlink:href="https://www.ran.org/mrs_nixon_please_help_us_stop_the_tar_sands" text:style-name="Internet_20_link" text:visited-style-name="Visited_20_Internet_20_Link"><text:span text:style-name="Hyperlink.0"><text:span text:style-name="T65">nds</text:span></text:span></text:a></text:p>
          </table:table-cell>
        </table:table-row>
        <table:table-row>
          <table:table-cell table:style-name="Table1.A2" office:value-type="string">
            <text:p text:style-name="P5"><text:span text:style-name="None"><text:span text:style-name="T48">T</text:span></text:span><text:span text:style-name="None"><text:span text:style-name="T49">í</text:span></text:span><text:span text:style-name="None"><text:span text:style-name="T48">t</text:span></text:span><text:span text:style-name="None"><text:span text:style-name="T50">u</text:span></text:span><text:span text:style-name="None"><text:span text:style-name="T48">l</text:span></text:span><text:span text:style-name="None"><text:span text:style-name="T50">o:</text:span></text:span><text:span text:style-name="None"><text:span text:style-name="T49"> </text:span></text:span><text:span text:style-name="None"><text:span text:style-name="T50">Man</text:span></text:span><text:span text:style-name="None"><text:span text:style-name="T48">i</text:span></text:span><text:span text:style-name="None"><text:span text:style-name="T50">fes</text:span></text:span><text:span text:style-name="None"><text:span text:style-name="T48">t</text:span></text:span><text:span text:style-name="None"><text:span text:style-name="T50">a</text:span></text:span><text:span text:style-name="None"><text:span text:style-name="T49">c</text:span></text:span><text:span text:style-name="None"><text:span text:style-name="T48">i</text:span></text:span><text:span text:style-name="None"><text:span text:style-name="T50">ón de</text:span></text:span></text:p>
            <text:p text:style-name="P7"><text:span text:style-name="None"><text:span text:style-name="T50">Ho</text:span></text:span><text:span text:style-name="None"><text:span text:style-name="T48">l</text:span></text:span><text:span text:style-name="None"><text:span text:style-name="T50">ogr</text:span></text:span><text:span text:style-name="None"><text:span text:style-name="T49">a</text:span></text:span><text:span text:style-name="None"><text:span text:style-name="T51">m</text:span></text:span><text:span text:style-name="None"><text:span text:style-name="T50">as</text:span></text:span></text:p>
            <text:p text:style-name="P7"><text:span text:style-name="None"><text:span text:style-name="T50">Cu</text:span></text:span><text:span text:style-name="None"><text:span text:style-name="T48">á</text:span></text:span><text:span text:style-name="None"><text:span text:style-name="T50">ndo:</text:span></text:span><text:span text:style-name="None"><text:span text:style-name="T49"> </text:span></text:span><text:span text:style-name="None"><text:span text:style-name="T50">2015</text:span></text:span></text:p>
            <text:p text:style-name="P7"><text:span text:style-name="None"><text:span text:style-name="T50">Dónde: </text:span></text:span><text:span text:style-name="None"><text:span text:style-name="T48">E</text:span></text:span><text:span text:style-name="None"><text:span text:style-name="T50">spaña</text:span></text:span></text:p>
            <text:p text:style-name="P25"><text:span text:style-name="None"><text:span text:style-name="T50">Con</text:span></text:span><text:span text:style-name="None"><text:span text:style-name="T48">t</text:span></text:span><text:span text:style-name="None"><text:span text:style-name="T50">e</text:span></text:span><text:span text:style-name="None"><text:span text:style-name="T52">x</text:span></text:span><text:span text:style-name="None"><text:span text:style-name="T48">t</text:span></text:span><text:span text:style-name="None"><text:span text:style-name="T50">o:</text:span></text:span><text:span text:style-name="None"><text:span text:style-name="T49"> </text:span></text:span><text:span text:style-name="None"><text:span text:style-name="T48">M</text:span></text:span><text:span text:style-name="None"><text:span text:style-name="T50">an</text:span></text:span><text:span text:style-name="None"><text:span text:style-name="T48">i</text:span></text:span><text:span text:style-name="None"><text:span text:style-name="T52">f</text:span></text:span><text:span text:style-name="None"><text:span text:style-name="T50">es</text:span></text:span><text:span text:style-name="None"><text:span text:style-name="T48">t</text:span></text:span><text:span text:style-name="None"><text:span text:style-name="T50">ac</text:span></text:span><text:span text:style-name="None"><text:span text:style-name="T48">i</text:span></text:span><text:span text:style-name="None"><text:span text:style-name="T50">ón</text:span></text:span><text:span text:style-name="None"><text:span text:style-name="T49"> </text:span></text:span><text:soft-page-break/><text:span text:style-name="None"><text:span text:style-name="T50">con</text:span></text:span><text:span text:style-name="None"><text:span text:style-name="T48">t</text:span></text:span><text:span text:style-name="None"><text:span text:style-name="T50">ra</text:span></text:span><text:span text:style-name="None"><text:span text:style-name="T49"> </text:span></text:span><text:span text:style-name="None"><text:span text:style-name="T48">l</text:span></text:span><text:span text:style-name="None"><text:span text:style-name="T50">a </text:span></text:span><text:span text:style-name="None"><text:span text:style-name="T48">l</text:span></text:span><text:span text:style-name="None"><text:span text:style-name="T53">e</text:span></text:span><text:span text:style-name="None"><text:span text:style-name="T50">y</text:span></text:span><text:span text:style-name="None"><text:span text:style-name="T54"> </text:span></text:span><text:span text:style-name="None"><text:span text:style-name="T50">conoc</text:span></text:span><text:span text:style-name="None"><text:span text:style-name="T48">i</text:span></text:span><text:span text:style-name="None"><text:span text:style-name="T50">da</text:span></text:span><text:span text:style-name="None"><text:span text:style-name="T49"> </text:span></text:span><text:span text:style-name="None"><text:span text:style-name="T50">c</text:span></text:span><text:span text:style-name="None"><text:span text:style-name="T52">o</text:span></text:span><text:span text:style-name="None"><text:span text:style-name="T51">m</text:span></text:span><text:span text:style-name="None"><text:span text:style-name="T50">o</text:span></text:span><text:span text:style-name="None"><text:span text:style-name="T52"> </text:span></text:span><text:span text:style-name="None"><text:span text:style-name="T49">“</text:span></text:span><text:span text:style-name="None"><text:span text:style-name="T51">m</text:span></text:span><text:span text:style-name="None"><text:span text:style-name="T50">ordaz</text:span></text:span><text:span text:style-name="None"><text:span text:style-name="T49">a</text:span></text:span><text:span text:style-name="None"><text:span text:style-name="T50">”</text:span></text:span></text:p>
          </table:table-cell>
          <table:table-cell table:style-name="Table1.A2" office:value-type="string">
            <text:p text:style-name="P13"><text:span text:style-name="None"><text:span text:style-name="T63">C</text:span></text:span><text:span text:style-name="None"><text:span text:style-name="T65">onvo</text:span></text:span><text:span text:style-name="None"><text:span text:style-name="T63">ca</text:span></text:span><text:span text:style-name="None"><text:span text:style-name="T65">da</text:span></text:span><text:span text:style-name="None"><text:span text:style-name="T63"> </text:span></text:span><text:span text:style-name="None"><text:span text:style-name="T65">por</text:span></text:span><text:span text:style-name="None"><text:span text:style-name="T63"> </text:span></text:span><text:span text:style-name="None"><text:span text:style-name="T65">la</text:span></text:span><text:span text:style-name="None"><text:span text:style-name="T63"> </text:span></text:span><text:span text:style-name="None"><text:span text:style-name="T65">pl</text:span></text:span><text:span text:style-name="None"><text:span text:style-name="T63">a</text:span></text:span><text:span text:style-name="None"><text:span text:style-name="T65">t</text:span></text:span><text:span text:style-name="None"><text:span text:style-name="T63">afor</text:span></text:span><text:span text:style-name="None"><text:span text:style-name="T65">ma</text:span></text:span><text:span text:style-name="None"><text:span text:style-name="T63"> </text:span></text:span><text:span text:style-name="None"><text:span text:style-name="T65">No</text:span></text:span><text:span text:style-name="None"><text:span text:style-name="T63"> S</text:span></text:span><text:span text:style-name="None"><text:span text:style-name="T65">omos</text:span></text:span></text:p>
            <text:p text:style-name="P30"><text:span text:style-name="None"><text:span text:style-name="T65">D</text:span></text:span><text:span text:style-name="None"><text:span text:style-name="T63">e</text:span></text:span><text:span text:style-name="None"><text:span text:style-name="T65">lito, la</text:span></text:span><text:span text:style-name="None"><text:span text:style-name="T63"> </text:span></text:span><text:span text:style-name="None"><text:span text:style-name="T65">m</text:span></text:span><text:span text:style-name="None"><text:span text:style-name="T63">a</text:span></text:span><text:span text:style-name="None"><text:span text:style-name="T65">ni</text:span></text:span><text:span text:style-name="None"><text:span text:style-name="T63">fe</text:span></text:span><text:span text:style-name="None"><text:span text:style-name="T65">st</text:span></text:span><text:span text:style-name="None"><text:span text:style-name="T63">ac</text:span></text:span><text:span text:style-name="None"><text:span text:style-name="T65">ión m</text:span></text:span><text:span text:style-name="None"><text:span text:style-name="T63">o</text:span></text:span><text:span text:style-name="None"><text:span text:style-name="T65">st</text:span></text:span><text:span text:style-name="None"><text:span text:style-name="T63">rab</text:span></text:span><text:span text:style-name="None"><text:span text:style-name="T65">a</text:span></text:span><text:span text:style-name="None"><text:span text:style-name="T63"> </text:span></text:span><text:span text:style-name="None"><text:span text:style-name="T65">su </text:span></text:span><text:span text:style-name="None"><text:span text:style-name="T63">rec</text:span></text:span><text:span text:style-name="None"><text:span text:style-name="T65">h</text:span></text:span><text:span text:style-name="None"><text:span text:style-name="T63">az</text:span></text:span><text:span text:style-name="None"><text:span text:style-name="T65">o a la</text:span></text:span><text:span text:style-name="None"><text:span text:style-name="T63"> Le</text:span></text:span><text:span text:style-name="None"><text:span text:style-name="T65">y</text:span></text:span><text:span text:style-name="None"><text:span text:style-name="T63"> Or</text:span></text:span><text:span text:style-name="None"><text:span text:style-name="T65">g</text:span></text:span><text:span text:style-name="None"><text:span text:style-name="T63">á</text:span></text:span><text:span text:style-name="None"><text:span text:style-name="T65">ni</text:span></text:span><text:span text:style-name="None"><text:span text:style-name="T63">c</text:span></text:span><text:span text:style-name="None"><text:span text:style-name="T65">a</text:span></text:span><text:span text:style-name="None"><text:span text:style-name="T63"> </text:span></text:span><text:span text:style-name="None"><text:span text:style-name="T65">de</text:span></text:span><text:span text:style-name="None"><text:span text:style-name="T63"> Seg</text:span></text:span><text:span text:style-name="None"><text:span text:style-name="T65">u</text:span></text:span><text:span text:style-name="None"><text:span text:style-name="T63">r</text:span></text:span><text:span text:style-name="None"><text:span text:style-name="T65">i</text:span></text:span><text:span text:style-name="None"><text:span text:style-name="T63">da</text:span></text:span><text:span text:style-name="None"><text:span text:style-name="T65">d Ciud</text:span></text:span><text:span text:style-name="None"><text:span text:style-name="T63">a</text:span></text:span><text:span text:style-name="None"><text:span text:style-name="T65">d</text:span></text:span><text:span text:style-name="None"><text:span text:style-name="T63">a</text:span></text:span><text:span text:style-name="None"><text:span text:style-name="T65">n</text:span></text:span><text:span text:style-name="None"><text:span text:style-name="T63">a</text:span></text:span><text:span text:style-name="None"><text:span text:style-name="T65">, </text:span></text:span><text:span text:style-name="None"><text:span text:style-name="T63">a</text:span></text:span><text:span text:style-name="None"><text:span text:style-name="T65">p</text:span></text:span><text:span text:style-name="None"><text:span text:style-name="T63">r</text:span></text:span><text:span text:style-name="None"><text:span text:style-name="T65">ob</text:span></text:span><text:span text:style-name="None"><text:span text:style-name="T63">ad</text:span></text:span><text:span text:style-name="None"><text:span text:style-name="T65">a</text:span></text:span><text:span text:style-name="None"><text:span text:style-name="T63"> </text:span></text:span><text:span text:style-name="None"><text:span text:style-name="T65">por</text:span></text:span><text:span text:style-name="None"><text:span text:style-name="T63"> e</text:span></text:span><text:span text:style-name="None"><text:span text:style-name="T65">l </text:span></text:span><text:soft-page-break/><text:span text:style-name="None"><text:span text:style-name="T65">Gobi</text:span></text:span><text:span text:style-name="None"><text:span text:style-name="T63">er</text:span></text:span><text:span text:style-name="None"><text:span text:style-name="T65">no</text:span></text:span><text:span text:style-name="None"><text:span text:style-name="T63"> </text:span></text:span><text:span text:style-name="None"><text:span text:style-name="T65">d</text:span></text:span><text:span text:style-name="None"><text:span text:style-name="T63">e</text:span></text:span><text:span text:style-name="None"><text:span text:style-name="T65">l </text:span></text:span><text:span text:style-name="None"><text:span text:style-name="T63">Par</text:span></text:span><text:span text:style-name="None"><text:span text:style-name="T65">tido </text:span></text:span><text:span text:style-name="None"><text:span text:style-name="T63">P</text:span></text:span><text:span text:style-name="None"><text:span text:style-name="T65">opul</text:span></text:span><text:span text:style-name="None"><text:span text:style-name="T63">a</text:span></text:span><text:span text:style-name="None"><text:span text:style-name="T65">r</text:span></text:span></text:p>
            <text:p text:style-name="P31"><text:span text:style-name="None"><text:span text:style-name="T65">y b</text:span></text:span><text:span text:style-name="None"><text:span text:style-name="T63">a</text:span></text:span><text:span text:style-name="None"><text:span text:style-name="T65">ut</text:span></text:span><text:span text:style-name="None"><text:span text:style-name="T63">iza</text:span></text:span><text:span text:style-name="None"><text:span text:style-name="T65">da</text:span></text:span><text:span text:style-name="None"><text:span text:style-name="T63"> </text:span></text:span><text:span text:style-name="None"><text:span text:style-name="T65">por</text:span></text:span><text:span text:style-name="None"><text:span text:style-name="T63"> </text:span></text:span><text:span text:style-name="None"><text:span text:style-name="T65">la</text:span></text:span><text:span text:style-name="None"><text:span text:style-name="T63"> </text:span></text:span><text:span text:style-name="None"><text:span text:style-name="T65">oposi</text:span></text:span><text:span text:style-name="None"><text:span text:style-name="T63">c</text:span></text:span><text:span text:style-name="None"><text:span text:style-name="T65">ión </text:span></text:span><text:span text:style-name="None"><text:span text:style-name="T63">c</text:span></text:span><text:span text:style-name="None"><text:span text:style-name="T65">omo </text:span></text:span><text:span text:style-name="None"><text:span text:style-name="T63">“le</text:span></text:span><text:span text:style-name="None"><text:span text:style-name="T65">y mo</text:span></text:span><text:span text:style-name="None"><text:span text:style-name="T63">r</text:span></text:span><text:span text:style-name="None"><text:span text:style-name="T65">d</text:span></text:span><text:span text:style-name="None"><text:span text:style-name="T63">aza”</text:span></text:span><text:span text:style-name="None"><text:span text:style-name="T65">.</text:span></text:span><text:span text:style-name="None"><text:span text:style-name="T63"> Seg</text:span></text:span><text:span text:style-name="None"><text:span text:style-name="T65">ún</text:span></text:span><text:span text:style-name="None"><text:span text:style-name="T63"> </text:span></text:span><text:span text:style-name="None"><text:span text:style-name="T65">la</text:span></text:span><text:span text:style-name="None"><text:span text:style-name="T63"> </text:span></text:span><text:span text:style-name="None"><text:span text:style-name="T65">M</text:span></text:span><text:span text:style-name="None"><text:span text:style-name="T63">area</text:span></text:span><text:span text:style-name="None"><text:span text:style-name="T65">:</text:span></text:span><text:span text:style-name="None"><text:span text:style-name="T63"> M</text:span></text:span><text:span text:style-name="None"><text:span text:style-name="T65">il</text:span></text:span><text:span text:style-name="None"><text:span text:style-name="T63">e</text:span></text:span><text:span text:style-name="None"><text:span text:style-name="T65">s</text:span></text:span><text:span text:style-name="None"><text:span text:style-name="T63"> </text:span></text:span><text:span text:style-name="None"><text:span text:style-name="T65">de</text:span></text:span></text:p>
            <text:p text:style-name="P15"><text:span text:style-name="None"><text:span text:style-name="T65">holo</text:span></text:span><text:span text:style-name="None"><text:span text:style-name="T63">gama</text:span></text:span><text:span text:style-name="None"><text:span text:style-name="T65">s d</text:span></text:span><text:span text:style-name="None"><text:span text:style-name="T63">e</text:span></text:span><text:span text:style-name="None"><text:span text:style-name="T65">s</text:span></text:span><text:span text:style-name="None"><text:span text:style-name="T63">f</text:span></text:span><text:span text:style-name="None"><text:span text:style-name="T65">il</text:span></text:span><text:span text:style-name="None"><text:span text:style-name="T63">ar</text:span></text:span><text:span text:style-name="None"><text:span text:style-name="T65">on</text:span></text:span><text:span text:style-name="None"><text:span text:style-name="T63"> e</text:span></text:span><text:span text:style-name="None"><text:span text:style-name="T65">ste</text:span></text:span><text:span text:style-name="None"><text:span text:style-name="T63"> </text:span></text:span><text:span text:style-name="None"><text:span text:style-name="T65">vi</text:span></text:span><text:span text:style-name="None"><text:span text:style-name="T63">erne</text:span></text:span><text:span text:style-name="None"><text:span text:style-name="T65">s por</text:span></text:span><text:span text:style-name="None"><text:span text:style-name="T63"> </text:span></text:span><text:span text:style-name="None"><text:span text:style-name="T65">la</text:span></text:span><text:span text:style-name="None"><text:span text:style-name="T63"> </text:span></text:span><text:span text:style-name="None"><text:span text:style-name="T65">no</text:span></text:span><text:span text:style-name="None"><text:span text:style-name="T63">c</text:span></text:span><text:span text:style-name="None"><text:span text:style-name="T65">he</text:span></text:span></text:p>
            <text:p text:style-name="P32"><text:span text:style-name="None"><text:span text:style-name="T63">fre</text:span></text:span><text:span text:style-name="None"><text:span text:style-name="T65">n</text:span></text:span><text:span text:style-name="None"><text:span text:style-name="T63">t</text:span></text:span><text:span text:style-name="None"><text:span text:style-name="T65">e</text:span></text:span><text:span text:style-name="None"><text:span text:style-name="T63"> a</text:span></text:span><text:span text:style-name="None"><text:span text:style-name="T65">l Cong</text:span></text:span><text:span text:style-name="None"><text:span text:style-name="T63">re</text:span></text:span><text:span text:style-name="None"><text:span text:style-name="T65">so</text:span></text:span><text:span text:style-name="None"><text:span text:style-name="T63"> </text:span></text:span><text:span text:style-name="None"><text:span text:style-name="T65">de</text:span></text:span><text:span text:style-name="None"><text:span text:style-name="T63"> </text:span></text:span><text:span text:style-name="None"><text:span text:style-name="T65">los Dip</text:span></text:span><text:span text:style-name="None"><text:span text:style-name="T63">u</text:span></text:span><text:span text:style-name="None"><text:span text:style-name="T65">t</text:span></text:span><text:span text:style-name="None"><text:span text:style-name="T63">a</text:span></text:span><text:span text:style-name="None"><text:span text:style-name="T65">dos</text:span></text:span><text:span text:style-name="None"><text:span text:style-name="T63"> e</text:span></text:span><text:span text:style-name="None"><text:span text:style-name="T65">n una </text:span></text:span><text:span text:style-name="None"><text:span text:style-name="T63">s</text:span></text:span><text:span text:style-name="None"><text:span text:style-name="T65">i</text:span></text:span><text:span text:style-name="None"><text:span text:style-name="T63">ng</text:span></text:span><text:span text:style-name="None"><text:span text:style-name="T65">ul</text:span></text:span><text:span text:style-name="None"><text:span text:style-name="T63">a</text:span></text:span><text:span text:style-name="None"><text:span text:style-name="T65">r</text:span></text:span><text:span text:style-name="None"><text:span text:style-name="T63"> </text:span></text:span><text:span text:style-name="None"><text:span text:style-name="T65">m</text:span></text:span><text:span text:style-name="None"><text:span text:style-name="T63">a</text:span></text:span><text:span text:style-name="None"><text:span text:style-name="T65">ni</text:span></text:span><text:span text:style-name="None"><text:span text:style-name="T63">fe</text:span></text:span><text:span text:style-name="None"><text:span text:style-name="T65">st</text:span></text:span><text:span text:style-name="None"><text:span text:style-name="T63">ac</text:span></text:span><text:span text:style-name="None"><text:span text:style-name="T65">ión </text:span></text:span><text:span text:style-name="None"><text:span text:style-name="T63">c</text:span></text:span><text:span text:style-name="None"><text:span text:style-name="T65">ont</text:span></text:span><text:span text:style-name="None"><text:span text:style-name="T63">r</text:span></text:span><text:span text:style-name="None"><text:span text:style-name="T65">a</text:span></text:span><text:span text:style-name="None"><text:span text:style-name="T63"> </text:span></text:span><text:span text:style-name="None"><text:span text:style-name="T65">la</text:span></text:span><text:span text:style-name="None"><text:span text:style-name="T63"> </text:span></text:span><text:span text:style-name="None"><text:span text:style-name="T64">Le</text:span></text:span><text:span text:style-name="None"><text:span text:style-name="T67">y</text:span></text:span><text:span text:style-name="None"><text:span text:style-name="T64"> M</text:span></text:span><text:span text:style-name="None"><text:span text:style-name="T67">o</text:span></text:span><text:span text:style-name="None"><text:span text:style-name="T64">r</text:span></text:span><text:span text:style-name="None"><text:span text:style-name="T67">daza </text:span></text:span><text:span text:style-name="None"><text:span text:style-name="T65">o</text:span></text:span><text:span text:style-name="None"><text:span text:style-name="T63">r</text:span></text:span><text:span text:style-name="None"><text:span text:style-name="T65">g</text:span></text:span><text:span text:style-name="None"><text:span text:style-name="T63">a</text:span></text:span><text:span text:style-name="None"><text:span text:style-name="T65">ni</text:span></text:span><text:span text:style-name="None"><text:span text:style-name="T63">za</text:span></text:span><text:span text:style-name="None"><text:span text:style-name="T65">da</text:span></text:span><text:span text:style-name="None"><text:span text:style-name="T63"> </text:span></text:span><text:span text:style-name="None"><text:span text:style-name="T65">por</text:span></text:span><text:span text:style-name="None"><text:span text:style-name="T63"> </text:span></text:span><text:span text:style-name="None"><text:span text:style-name="T65">la</text:span></text:span><text:span text:style-name="None"><text:span text:style-name="T63"> </text:span></text:span><text:span text:style-name="None"><text:span text:style-name="T65">pl</text:span></text:span><text:span text:style-name="None"><text:span text:style-name="T63">a</text:span></text:span><text:span text:style-name="None"><text:span text:style-name="T65">t</text:span></text:span><text:span text:style-name="None"><text:span text:style-name="T63">afor</text:span></text:span><text:span text:style-name="None"><text:span text:style-name="T65">ma</text:span></text:span><text:span text:style-name="None"><text:span text:style-name="T63"> </text:span></text:span><text:span text:style-name="None"><text:span text:style-name="T65">No</text:span></text:span><text:span text:style-name="None"><text:span text:style-name="T63"> S</text:span></text:span><text:span text:style-name="None"><text:span text:style-name="T65">omos D</text:span></text:span><text:span text:style-name="None"><text:span text:style-name="T63">e</text:span></text:span><text:span text:style-name="None"><text:span text:style-name="T65">lito.</text:span></text:span><text:span text:style-name="None"><text:span text:style-name="T63"> C</text:span></text:span><text:span text:style-name="None"><text:span text:style-name="T65">iud</text:span></text:span><text:span text:style-name="None"><text:span text:style-name="T63">ada</text:span></text:span><text:span text:style-name="None"><text:span text:style-name="T65">nos de</text:span></text:span><text:span text:style-name="None"><text:span text:style-name="T63"> </text:span></text:span><text:span text:style-name="None"><text:span text:style-name="T65">todo </text:span></text:span><text:span text:style-name="None"><text:span text:style-name="T63">e</text:span></text:span><text:span text:style-name="None"><text:span text:style-name="T65">l mundo p</text:span></text:span><text:span text:style-name="None"><text:span text:style-name="T63">re</text:span></text:span><text:span text:style-name="None"><text:span text:style-name="T65">st</text:span></text:span><text:span text:style-name="None"><text:span text:style-name="T63">ar</text:span></text:span><text:span text:style-name="None"><text:span text:style-name="T65">on</text:span></text:span><text:span text:style-name="None"><text:span text:style-name="T63"> </text:span></text:span><text:span text:style-name="None"><text:span text:style-name="T65">su </text:span></text:span><text:span text:style-name="None"><text:span text:style-name="T63">i</text:span></text:span><text:span text:style-name="None"><text:span text:style-name="T65">m</text:span></text:span><text:span text:style-name="None"><text:span text:style-name="T63">age</text:span></text:span><text:span text:style-name="None"><text:span text:style-name="T65">n y su voz</text:span></text:span><text:span text:style-name="None"><text:span text:style-name="T63"> </text:span></text:span><text:span text:style-name="None"><text:span text:style-name="T65">p</text:span></text:span><text:span text:style-name="None"><text:span text:style-name="T63">ar</text:span></text:span><text:span text:style-name="None"><text:span text:style-name="T65">a</text:span></text:span><text:span text:style-name="None"><text:span text:style-name="T63"> </text:span></text:span><text:span text:style-name="None"><text:span text:style-name="T65">que</text:span></text:span><text:span text:style-name="None"><text:span text:style-name="T63"> </text:span></text:span><text:span text:style-name="None"><text:span text:style-name="T65">su </text:span></text:span><text:span text:style-name="None"><text:span text:style-name="T63">i</text:span></text:span><text:span text:style-name="None"><text:span text:style-name="T65">m</text:span></text:span><text:span text:style-name="None"><text:span text:style-name="T63">age</text:span></text:span><text:span text:style-name="None"><text:span text:style-name="T65">n di</text:span></text:span><text:span text:style-name="None"><text:span text:style-name="T63">g</text:span></text:span><text:span text:style-name="None"><text:span text:style-name="T65">it</text:span></text:span><text:span text:style-name="None"><text:span text:style-name="T63">a</text:span></text:span><text:span text:style-name="None"><text:span text:style-name="T65">li</text:span></text:span><text:span text:style-name="None"><text:span text:style-name="T63">za</text:span></text:span><text:span text:style-name="None"><text:span text:style-name="T65">da</text:span></text:span><text:span text:style-name="None"><text:span text:style-name="T63"> i</text:span></text:span><text:span text:style-name="None"><text:span text:style-name="T65">nt</text:span></text:span><text:span text:style-name="None"><text:span text:style-name="T63">egrar</text:span></text:span><text:span text:style-name="None"><text:span text:style-name="T65">a</text:span></text:span><text:span text:style-name="None"><text:span text:style-name="T63"> </text:span></text:span><text:span text:style-name="None"><text:span text:style-name="T65">la</text:span></text:span><text:span text:style-name="None"><text:span text:style-name="T63"> </text:span></text:span><text:span text:style-name="None"><text:span text:style-name="T65">p</text:span></text:span><text:span text:style-name="None"><text:span text:style-name="T63">r</text:span></text:span><text:span text:style-name="None"><text:span text:style-name="T65">ot</text:span></text:span><text:span text:style-name="None"><text:span text:style-name="T63">e</text:span></text:span><text:span text:style-name="None"><text:span text:style-name="T65">st</text:span></text:span><text:span text:style-name="None"><text:span text:style-name="T63">a</text:span></text:span><text:span text:style-name="None"><text:span text:style-name="T65">,</text:span></text:span><text:span text:style-name="None"><text:span text:style-name="T63"> </text:span></text:span><text:span text:style-name="None"><text:span text:style-name="T65">que p</text:span></text:span><text:span text:style-name="None"><text:span text:style-name="T63">re</text:span></text:span><text:span text:style-name="None"><text:span text:style-name="T65">t</text:span></text:span><text:span text:style-name="None"><text:span text:style-name="T63">e</text:span></text:span><text:span text:style-name="None"><text:span text:style-name="T65">ndía</text:span></text:span><text:span text:style-name="None"><text:span text:style-name="T63"> </text:span></text:span><text:span text:style-name="None"><text:span text:style-name="T65">vi</text:span></text:span><text:span text:style-name="None"><text:span text:style-name="T63">s</text:span></text:span><text:span text:style-name="None"><text:span text:style-name="T65">ibil</text:span></text:span><text:span text:style-name="None"><text:span text:style-name="T63">iza</text:span></text:span><text:span text:style-name="None"><text:span text:style-name="T65">r</text:span></text:span><text:span text:style-name="None"><text:span text:style-name="T63"> </text:span></text:span><text:span text:style-name="None"><text:span text:style-name="T65">la</text:span></text:span><text:span text:style-name="None"><text:span text:style-name="T63"> re</text:span></text:span><text:span text:style-name="None"><text:span text:style-name="T65">st</text:span></text:span><text:span text:style-name="None"><text:span text:style-name="T63">r</text:span></text:span><text:span text:style-name="None"><text:span text:style-name="T65">i</text:span></text:span><text:span text:style-name="None"><text:span text:style-name="T63">cc</text:span></text:span><text:span text:style-name="None"><text:span text:style-name="T65">ión de</text:span></text:span><text:span text:style-name="None"><text:span text:style-name="T63"> </text:span></text:span><text:span text:style-name="None"><text:span text:style-name="T65">la</text:span></text:span></text:p>
            <text:p text:style-name="P15"><text:span text:style-name="None"><text:span text:style-name="T65">p</text:span></text:span><text:span text:style-name="None"><text:span text:style-name="T63">r</text:span></text:span><text:span text:style-name="None"><text:span text:style-name="T65">ot</text:span></text:span><text:span text:style-name="None"><text:span text:style-name="T63">e</text:span></text:span><text:span text:style-name="None"><text:span text:style-name="T65">sta</text:span></text:span><text:span text:style-name="None"><text:span text:style-name="T63"> </text:span></text:span><text:span text:style-name="None"><text:span text:style-name="T65">que</text:span></text:span><text:span text:style-name="None"><text:span text:style-name="T63"> </text:span></text:span><text:span text:style-name="None"><text:span text:style-name="T65">supone</text:span></text:span><text:span text:style-name="None"><text:span text:style-name="T63"> </text:span></text:span><text:span text:style-name="None"><text:span text:style-name="T65">la</text:span></text:span><text:span text:style-name="None"><text:span text:style-name="T63"> apr</text:span></text:span><text:span text:style-name="None"><text:span text:style-name="T65">ob</text:span></text:span><text:span text:style-name="None"><text:span text:style-name="T63">ac</text:span></text:span><text:span text:style-name="None"><text:span text:style-name="T65">ión</text:span></text:span><text:span text:style-name="None"><text:span text:style-name="T63"> </text:span></text:span><text:span text:style-name="None"><text:span text:style-name="T65">de</text:span></text:span><text:span text:style-name="None"><text:span text:style-name="T63"> </text:span></text:span><text:span text:style-name="None"><text:span text:style-name="T65">la</text:span></text:span><text:span text:style-name="None"><text:span text:style-name="T63"> Le</text:span></text:span><text:span text:style-name="None"><text:span text:style-name="T65">y de</text:span></text:span></text:p>
            <text:p text:style-name="P33"><text:span text:style-name="None"><text:span text:style-name="T63">Pro</text:span></text:span><text:span text:style-name="None"><text:span text:style-name="T65">t</text:span></text:span><text:span text:style-name="None"><text:span text:style-name="T63">ecc</text:span></text:span><text:span text:style-name="None"><text:span text:style-name="T65">ión de</text:span></text:span><text:span text:style-name="None"><text:span text:style-name="T63"> </text:span></text:span><text:span text:style-name="None"><text:span text:style-name="T65">la</text:span></text:span><text:span text:style-name="None"><text:span text:style-name="T63"> Seg</text:span></text:span><text:span text:style-name="None"><text:span text:style-name="T65">u</text:span></text:span><text:span text:style-name="None"><text:span text:style-name="T63">r</text:span></text:span><text:span text:style-name="None"><text:span text:style-name="T65">id</text:span></text:span><text:span text:style-name="None"><text:span text:style-name="T63">a</text:span></text:span><text:span text:style-name="None"><text:span text:style-name="T65">d</text:span></text:span><text:span text:style-name="None"><text:span text:style-name="T63"> C</text:span></text:span><text:span text:style-name="None"><text:span text:style-name="T65">iud</text:span></text:span><text:span text:style-name="None"><text:span text:style-name="T63">a</text:span></text:span><text:span text:style-name="None"><text:span text:style-name="T65">d</text:span></text:span><text:span text:style-name="None"><text:span text:style-name="T63">ana</text:span></text:span><text:span text:style-name="None"><text:span text:style-name="T65">. </text:span></text:span><text:span text:style-name="None"><text:span text:style-name="T63">“L</text:span></text:span><text:span text:style-name="None"><text:span text:style-name="T65">a m</text:span></text:span><text:span text:style-name="None"><text:span text:style-name="T63">a</text:span></text:span><text:span text:style-name="None"><text:span text:style-name="T65">ni</text:span></text:span><text:span text:style-name="None"><text:span text:style-name="T63">fe</text:span></text:span><text:span text:style-name="None"><text:span text:style-name="T65">st</text:span></text:span><text:span text:style-name="None"><text:span text:style-name="T63">ac</text:span></text:span><text:span text:style-name="None"><text:span text:style-name="T65">ión</text:span></text:span><text:span text:style-name="None"><text:span text:style-name="T63"> </text:span></text:span><text:span text:style-name="None"><text:span text:style-name="T65">de</text:span></text:span><text:span text:style-name="None"><text:span text:style-name="T63"> </text:span></text:span><text:span text:style-name="None"><text:span text:style-name="T65">holog</text:span></text:span><text:span text:style-name="None"><text:span text:style-name="T63">ra</text:span></text:span><text:span text:style-name="None"><text:span text:style-name="T65">m</text:span></text:span><text:span text:style-name="None"><text:span text:style-name="T63">a</text:span></text:span><text:span text:style-name="None"><text:span text:style-name="T65">s</text:span></text:span><text:span text:style-name="None"><text:span text:style-name="T63"> </text:span></text:span><text:span text:style-name="None"><text:span text:style-name="T65">d</text:span></text:span><text:span text:style-name="None"><text:span text:style-name="T63">e</text:span></text:span><text:span text:style-name="None"><text:span text:style-name="T65">sv</text:span></text:span><text:span text:style-name="None"><text:span text:style-name="T63">e</text:span></text:span><text:span text:style-name="None"><text:span text:style-name="T65">la</text:span></text:span><text:span text:style-name="None"><text:span text:style-name="T63"> </text:span></text:span><text:span text:style-name="None"><text:span text:style-name="T65">que</text:span></text:span><text:span text:style-name="None"><text:span text:style-name="T63"> </text:span></text:span><text:span text:style-name="None"><text:span text:style-name="T65">l</text:span></text:span><text:span text:style-name="None"><text:span text:style-name="T63">a</text:span></text:span><text:span text:style-name="None"><text:span text:style-name="T65">s p</text:span></text:span><text:span text:style-name="None"><text:span text:style-name="T63">er</text:span></text:span><text:span text:style-name="None"><text:span text:style-name="T65">son</text:span></text:span><text:span text:style-name="None"><text:span text:style-name="T63">a</text:span></text:span><text:span text:style-name="None"><text:span text:style-name="T65">s</text:span></text:span><text:span text:style-name="None"><text:span text:style-name="T63"> </text:span></text:span><text:span text:style-name="None"><text:span text:style-name="T65">no pod</text:span></text:span><text:span text:style-name="None"><text:span text:style-name="T63">re</text:span></text:span><text:span text:style-name="None"><text:span text:style-name="T65">mos </text:span></text:span><text:span text:style-name="None"><text:span text:style-name="T63">ex</text:span></text:span><text:span text:style-name="None"><text:span text:style-name="T65">p</text:span></text:span><text:span text:style-name="None"><text:span text:style-name="T63">re</text:span></text:span><text:span text:style-name="None"><text:span text:style-name="T65">s</text:span></text:span><text:span text:style-name="None"><text:span text:style-name="T63">ar</text:span></text:span><text:span text:style-name="None"><text:span text:style-name="T65">nos </text:span></text:span><text:span text:style-name="None"><text:span text:style-name="T63">e</text:span></text:span><text:span text:style-name="None"><text:span text:style-name="T65">n la</text:span></text:span><text:span text:style-name="None"><text:span text:style-name="T63"> ca</text:span></text:span><text:span text:style-name="None"><text:span text:style-name="T65">lle </text:span></text:span><text:span text:style-name="None"><text:span text:style-name="T63">c</text:span></text:span><text:span text:style-name="None"><text:span text:style-name="T65">on m</text:span></text:span><text:span text:style-name="None"><text:span text:style-name="T63">e</text:span></text:span><text:span text:style-name="None"><text:span text:style-name="T65">ns</text:span></text:span><text:span text:style-name="None"><text:span text:style-name="T63">a</text:span></text:span><text:span text:style-name="None"><text:span text:style-name="T65">j</text:span></text:span><text:span text:style-name="None"><text:span text:style-name="T63">e</text:span></text:span><text:span text:style-name="None"><text:span text:style-name="T65">s</text:span></text:span><text:span text:style-name="None"><text:span text:style-name="T63"> c</text:span></text:span><text:span text:style-name="None"><text:span text:style-name="T65">ont</text:span></text:span><text:span text:style-name="None"><text:span text:style-name="T63">rar</text:span></text:span><text:span text:style-name="None"><text:span text:style-name="T65">ios a</text:span></text:span><text:span text:style-name="None"><text:span text:style-name="T63"> </text:span></text:span><text:span text:style-name="None"><text:span text:style-name="T65">la</text:span></text:span><text:span text:style-name="None"><text:span text:style-name="T63"> c</text:span></text:span><text:span text:style-name="None"><text:span text:style-name="T65">l</text:span></text:span><text:span text:style-name="None"><text:span text:style-name="T63">as</text:span></text:span><text:span text:style-name="None"><text:span text:style-name="T65">e</text:span></text:span><text:span text:style-name="None"><text:span text:style-name="T63"> </text:span></text:span><text:span text:style-name="None"><text:span text:style-name="T65">pol</text:span></text:span><text:span text:style-name="None"><text:span text:style-name="T63">í</text:span></text:span><text:span text:style-name="None"><text:span text:style-name="T65">ti</text:span></text:span><text:span text:style-name="None"><text:span text:style-name="T63">c</text:span></text:span><text:span text:style-name="None"><text:span text:style-name="T65">a do</text:span></text:span><text:span text:style-name="None"><text:span text:style-name="T63">m</text:span></text:span><text:span text:style-name="None"><text:span text:style-name="T65">in</text:span></text:span><text:span text:style-name="None"><text:span text:style-name="T63">a</text:span></text:span><text:span text:style-name="None"><text:span text:style-name="T65">nt</text:span></text:span><text:span text:style-name="None"><text:span text:style-name="T63">e</text:span></text:span><text:span text:style-name="None"><text:span text:style-name="T65">,</text:span></text:span><text:span text:style-name="None"><text:span text:style-name="T63"> </text:span></text:span><text:span text:style-name="None"><text:span text:style-name="T65">no pod</text:span></text:span><text:span text:style-name="None"><text:span text:style-name="T63">re</text:span></text:span><text:span text:style-name="None"><text:span text:style-name="T65">mos p</text:span></text:span><text:span text:style-name="None"><text:span text:style-name="T63">e</text:span></text:span><text:span text:style-name="None"><text:span text:style-name="T65">n</text:span></text:span><text:span text:style-name="None"><text:span text:style-name="T63">sa</text:span></text:span><text:span text:style-name="None"><text:span text:style-name="T65">r</text:span></text:span><text:span text:style-name="None"><text:span text:style-name="T63"> </text:span></text:span><text:span text:style-name="None"><text:span text:style-name="T65">lib</text:span></text:span><text:span text:style-name="None"><text:span text:style-name="T63">re</text:span></text:span><text:span text:style-name="None"><text:span text:style-name="T65">m</text:span></text:span><text:span text:style-name="None"><text:span text:style-name="T63">e</text:span></text:span><text:span text:style-name="None"><text:span text:style-name="T65">nt</text:span></text:span><text:span text:style-name="None"><text:span text:style-name="T63">e</text:span></text:span><text:span text:style-name="None"><text:span text:style-name="T65">, pu</text:span></text:span><text:span text:style-name="None"><text:span text:style-name="T63">e</text:span></text:span><text:span text:style-name="None"><text:span text:style-name="T65">s </text:span></text:span><text:span text:style-name="None"><text:span text:style-name="T63">e</text:span></text:span><text:span text:style-name="None"><text:span text:style-name="T65">l p</text:span></text:span><text:span text:style-name="None"><text:span text:style-name="T63">e</text:span></text:span><text:span text:style-name="None"><text:span text:style-name="T65">n</text:span></text:span><text:span text:style-name="None"><text:span text:style-name="T63">sa</text:span></text:span><text:span text:style-name="None"><text:span text:style-name="T65">mi</text:span></text:span><text:span text:style-name="None"><text:span text:style-name="T63">e</text:span></text:span><text:span text:style-name="None"><text:span text:style-name="T65">nto </text:span></text:span><text:span text:style-name="None"><text:span text:style-name="T63">l</text:span></text:span><text:span text:style-name="None"><text:span text:style-name="T65">ib</text:span></text:span><text:span text:style-name="None"><text:span text:style-name="T63">r</text:span></text:span><text:span text:style-name="None"><text:span text:style-name="T65">e</text:span></text:span><text:span text:style-name="None"><text:span text:style-name="T63"> </text:span></text:span><text:span text:style-name="None"><text:span text:style-name="T65">d</text:span></text:span><text:span text:style-name="None"><text:span text:style-name="T63">e</text:span></text:span><text:span text:style-name="None"><text:span text:style-name="T65">p</text:span></text:span><text:span text:style-name="None"><text:span text:style-name="T63">e</text:span></text:span><text:span text:style-name="None"><text:span text:style-name="T65">n</text:span></text:span><text:span text:style-name="None"><text:span text:style-name="T63">d</text:span></text:span><text:span text:style-name="None"><text:span text:style-name="T65">e</text:span></text:span><text:span text:style-name="None"><text:span text:style-name="T63"> </text:span></text:span><text:span text:style-name="None"><text:span text:style-name="T65">de</text:span></text:span><text:span text:style-name="None"><text:span text:style-name="T63"> </text:span></text:span><text:span text:style-name="None"><text:span text:style-name="T65">la po</text:span></text:span><text:span text:style-name="None"><text:span text:style-name="T63">s</text:span></text:span><text:span text:style-name="None"><text:span text:style-name="T65">ibilid</text:span></text:span><text:span text:style-name="None"><text:span text:style-name="T63">a</text:span></text:span><text:span text:style-name="None"><text:span text:style-name="T65">d de</text:span></text:span><text:span text:style-name="None"><text:span text:style-name="T63"> re</text:span></text:span><text:span text:style-name="None"><text:span text:style-name="T65">uni</text:span></text:span><text:span text:style-name="None"><text:span text:style-name="T63">r</text:span></text:span><text:span text:style-name="None"><text:span text:style-name="T65">se</text:span></text:span><text:span text:style-name="None"><text:span text:style-name="T63"> </text:span></text:span><text:span text:style-name="None"><text:span text:style-name="T65">p</text:span></text:span><text:span text:style-name="None"><text:span text:style-name="T63">ar</text:span></text:span><text:span text:style-name="None"><text:span text:style-name="T65">a</text:span></text:span><text:span text:style-name="None"><text:span text:style-name="T63"> </text:span></text:span><text:span text:style-name="None"><text:span text:style-name="T65">h</text:span></text:span><text:span text:style-name="None"><text:span text:style-name="T63">a</text:span></text:span><text:span text:style-name="None"><text:span text:style-name="T65">bl</text:span></text:span><text:span text:style-name="None"><text:span text:style-name="T63">a</text:span></text:span><text:span text:style-name="None"><text:span text:style-name="T65">r</text:span></text:span><text:span text:style-name="None"><text:span text:style-name="T63"> c</text:span></text:span><text:span text:style-name="None"><text:span text:style-name="T65">on </text:span></text:span><text:span text:style-name="None"><text:span text:style-name="T63">l</text:span></text:span><text:span text:style-name="None"><text:span text:style-name="T65">ib</text:span></text:span><text:span text:style-name="None"><text:span text:style-name="T63">er</text:span></text:span><text:span text:style-name="None"><text:span text:style-name="T65">t</text:span></text:span><text:span text:style-name="None"><text:span text:style-name="T63">ad</text:span></text:span><text:span text:style-name="None"><text:span text:style-name="T65">, </text:span></text:span><text:span text:style-name="None"><text:span text:style-name="T63">ex</text:span></text:span><text:span text:style-name="None"><text:span text:style-name="T65">p</text:span></text:span><text:span text:style-name="None"><text:span text:style-name="T63">re</text:span></text:span><text:span text:style-name="None"><text:span text:style-name="T65">s</text:span></text:span><text:span text:style-name="None"><text:span text:style-name="T63">ar</text:span></text:span><text:span text:style-name="None"><text:span text:style-name="T65">se</text:span></text:span><text:span text:style-name="None"><text:span text:style-name="T63"> e</text:span></text:span><text:span text:style-name="None"><text:span text:style-name="T65">n</text:span></text:span><text:span text:style-name="None"><text:span text:style-name="T63"> </text:span></text:span><text:span text:style-name="None"><text:span text:style-name="T65">l</text:span></text:span><text:span text:style-name="None"><text:span text:style-name="T63">a</text:span></text:span><text:span text:style-name="None"><text:span text:style-name="T65">s pl</text:span></text:span><text:span text:style-name="None"><text:span text:style-name="T63">aza</text:span></text:span><text:span text:style-name="None"><text:span text:style-name="T65">s, </text:span></text:span><text:span text:style-name="None"><text:span text:style-name="T63">e</text:span></text:span><text:span text:style-name="None"><text:span text:style-name="T65">n los m</text:span></text:span><text:span text:style-name="None"><text:span text:style-name="T63">erca</text:span></text:span><text:span text:style-name="None"><text:span text:style-name="T65">dos, </text:span></text:span><text:span text:style-name="None"><text:span text:style-name="T63">e</text:span></text:span><text:span text:style-name="None"><text:span text:style-name="T65">n l</text:span></text:span><text:span text:style-name="None"><text:span text:style-name="T63">a</text:span></text:span><text:span text:style-name="None"><text:span text:style-name="T65">s</text:span></text:span><text:span text:style-name="None"><text:span text:style-name="T63"> ca</text:span></text:span><text:span text:style-name="None"><text:span text:style-name="T65">ll</text:span></text:span><text:span text:style-name="None"><text:span text:style-name="T63">e</text:span></text:span><text:span text:style-name="None"><text:span text:style-name="T65">s… No pod</text:span></text:span><text:span text:style-name="None"><text:span text:style-name="T63">re</text:span></text:span><text:span text:style-name="None"><text:span text:style-name="T65">mos s</text:span></text:span><text:span text:style-name="None"><text:span text:style-name="T63">e</text:span></text:span><text:span text:style-name="None"><text:span text:style-name="T65">r nos</text:span></text:span><text:span text:style-name="None"><text:span text:style-name="T63">o</text:span></text:span><text:span text:style-name="None"><text:span text:style-name="T65">t</text:span></text:span><text:span text:style-name="None"><text:span text:style-name="T63">r</text:span></text:span><text:span text:style-name="None"><text:span text:style-name="T65">os</text:span></text:span><text:span text:style-name="None"><text:span text:style-name="T63"> </text:span></text:span><text:span text:style-name="None"><text:span text:style-name="T65">y nos</text:span></text:span><text:span text:style-name="None"><text:span text:style-name="T63">o</text:span></text:span><text:span text:style-name="None"><text:span text:style-name="T65">t</text:span></text:span><text:span text:style-name="None"><text:span text:style-name="T63">ra</text:span></text:span><text:span text:style-name="None"><text:span text:style-name="T65">s m</text:span></text:span><text:span text:style-name="None"><text:span text:style-name="T63">i</text:span></text:span><text:span text:style-name="None"><text:span text:style-name="T65">sm</text:span></text:span><text:span text:style-name="None"><text:span text:style-name="T63">a</text:span></text:span><text:span text:style-name="None"><text:span text:style-name="T65">s</text:span></text:span><text:span text:style-name="None"><text:span text:style-name="T63">”</text:span></text:span><text:span text:style-name="None"><text:span text:style-name="T65">,</text:span></text:span><text:span text:style-name="None"><text:span text:style-name="T63"> </text:span></text:span><text:span text:style-name="None"><text:span text:style-name="T65">s</text:span></text:span><text:span text:style-name="None"><text:span text:style-name="T63">e</text:span></text:span><text:span text:style-name="None"><text:span text:style-name="T65">ñ</text:span></text:span><text:span text:style-name="None"><text:span text:style-name="T63">a</text:span></text:span><text:span text:style-name="None"><text:span text:style-name="T65">l</text:span></text:span><text:span text:style-name="None"><text:span text:style-name="T63">a</text:span></text:span><text:span text:style-name="None"><text:span text:style-name="T65">n</text:span></text:span><text:span text:style-name="None"><text:span text:style-name="T63"> </text:span></text:span><text:span text:style-name="None"><text:span text:style-name="T65">d</text:span></text:span><text:span text:style-name="None"><text:span text:style-name="T63">e</text:span></text:span><text:span text:style-name="None"><text:span text:style-name="T65">sde No </text:span></text:span><text:span text:style-name="None"><text:span text:style-name="T63">So</text:span></text:span><text:span text:style-name="None"><text:span text:style-name="T65">mos D</text:span></text:span><text:span text:style-name="None"><text:span text:style-name="T63">e</text:span></text:span><text:span text:style-name="None"><text:span text:style-name="T65">lito</text:span></text:span><text:span text:style-name="None"><text:span text:style-name="T63">”</text:span></text:span><text:span text:style-name="None"><text:span text:style-name="T65">.</text:span></text:span></text:p>
          </table:table-cell>
          <table:table-cell table:style-name="Table1.A2" office:value-type="string">
            <text:p text:style-name="P34"><text:span text:style-name="None"><text:span text:style-name="T65">Este</text:span></text:span><text:span text:style-name="None"><text:span text:style-name="T63"> e</text:span></text:span><text:span text:style-name="None"><text:span text:style-name="T65">j</text:span></text:span><text:span text:style-name="None"><text:span text:style-name="T63">e</text:span></text:span><text:span text:style-name="None"><text:span text:style-name="T65">mplo mu</text:span></text:span><text:span text:style-name="None"><text:span text:style-name="T63">e</text:span></text:span><text:span text:style-name="None"><text:span text:style-name="T65">st</text:span></text:span><text:span text:style-name="None"><text:span text:style-name="T63">r</text:span></text:span><text:span text:style-name="None"><text:span text:style-name="T65">a</text:span></text:span><text:span text:style-name="None"><text:span text:style-name="T63"> </text:span></text:span><text:span text:style-name="None"><text:span text:style-name="T65">que</text:span></text:span><text:span text:style-name="None"><text:span text:style-name="T63"> </text:span></text:span><text:span text:style-name="None"><text:span text:style-name="T65">a</text:span></text:span><text:span text:style-name="None"><text:span text:style-name="T63"> </text:span></text:span><text:span text:style-name="None"><text:span text:style-name="T65">v</text:span></text:span><text:span text:style-name="None"><text:span text:style-name="T63">ece</text:span></text:span><text:span text:style-name="None"><text:span text:style-name="T65">s</text:span></text:span><text:span text:style-name="None"><text:span text:style-name="T63"> </text:span></text:span><text:span text:style-name="None"><text:span text:style-name="T65">h</text:span></text:span><text:span text:style-name="None"><text:span text:style-name="T63">ac</text:span></text:span><text:span text:style-name="None"><text:span text:style-name="T65">e</text:span></text:span><text:span text:style-name="None"><text:span text:style-name="T63"> fa</text:span></text:span><text:span text:style-name="None"><text:span text:style-name="T65">lta inv</text:span></text:span><text:span text:style-name="None"><text:span text:style-name="T63">e</text:span></text:span><text:span text:style-name="None"><text:span text:style-name="T65">nt</text:span></text:span><text:span text:style-name="None"><text:span text:style-name="T63">a</text:span></text:span><text:span text:style-name="None"><text:span text:style-name="T65">r</text:span></text:span><text:span text:style-name="None"><text:span text:style-name="T63"> </text:span></text:span><text:span text:style-name="None"><text:span text:style-name="T65">un </text:span></text:span><text:span text:style-name="None"><text:span text:style-name="T63">for</text:span></text:span><text:span text:style-name="None"><text:span text:style-name="T65">m</text:span></text:span><text:span text:style-name="None"><text:span text:style-name="T63">a</text:span></text:span><text:span text:style-name="None"><text:span text:style-name="T65">to que</text:span></text:span><text:span text:style-name="None"><text:span text:style-name="T63"> </text:span></text:span><text:span text:style-name="None"><text:span text:style-name="T65">no </text:span></text:span><text:span text:style-name="None"><text:span text:style-name="T63">ex</text:span></text:span><text:span text:style-name="None"><text:span text:style-name="T65">i</text:span></text:span><text:span text:style-name="None"><text:span text:style-name="T63">s</text:span></text:span><text:span text:style-name="None"><text:span text:style-name="T65">te</text:span></text:span><text:span text:style-name="None"><text:span text:style-name="T63"> a</text:span></text:span><text:span text:style-name="None"><text:span text:style-name="T65">un p</text:span></text:span><text:span text:style-name="None"><text:span text:style-name="T63">ar</text:span></text:span><text:span text:style-name="None"><text:span text:style-name="T65">a </text:span></text:span><text:span text:style-name="None"><text:span text:style-name="T63">l</text:span></text:span><text:span text:style-name="None"><text:span text:style-name="T65">l</text:span></text:span><text:span text:style-name="None"><text:span text:style-name="T63">eva</text:span></text:span><text:span text:style-name="None"><text:span text:style-name="T65">r</text:span></text:span><text:span text:style-name="None"><text:span text:style-name="T63"> </text:span></text:span><text:span text:style-name="None"><text:span text:style-name="T65">a</text:span></text:span><text:span text:style-name="None"><text:span text:style-name="T63"> ca</text:span></text:span><text:span text:style-name="None"><text:span text:style-name="T65">bo</text:span></text:span><text:span text:style-name="None"><text:span text:style-name="T63"> </text:span></text:span><text:span text:style-name="None"><text:span text:style-name="T65">un </text:span></text:span><text:span text:style-name="None"><text:span text:style-name="T63">p</text:span></text:span><text:span text:style-name="None"><text:span text:style-name="T65">l</text:span></text:span><text:span text:style-name="None"><text:span text:style-name="T63">a</text:span></text:span><text:span text:style-name="None"><text:span text:style-name="T65">n</text:span></text:span><text:span text:style-name="None"><text:span text:style-name="T63"> </text:span></text:span><text:span text:style-name="None"><text:span text:style-name="T65">de</text:span></text:span><text:span text:style-name="None"><text:span text:style-name="T63"> c</text:span></text:span><text:span text:style-name="None"><text:span text:style-name="T65">omuni</text:span></text:span><text:span text:style-name="None"><text:span text:style-name="T63">cac</text:span></text:span><text:span text:style-name="None"><text:span text:style-name="T65">ión que pu</text:span></text:span><text:span text:style-name="None"><text:span text:style-name="T63">e</text:span></text:span><text:span text:style-name="None"><text:span text:style-name="T65">da</text:span></text:span><text:span text:style-name="None"><text:span text:style-name="T63"> </text:span></text:span><text:span text:style-name="None"><text:span text:style-name="T65">t</text:span></text:span><text:span text:style-name="None"><text:span text:style-name="T63">e</text:span></text:span><text:span text:style-name="None"><text:span text:style-name="T65">n</text:span></text:span><text:span text:style-name="None"><text:span text:style-name="T63">e</text:span></text:span><text:span text:style-name="None"><text:span text:style-name="T65">r</text:span></text:span><text:span text:style-name="None"><text:span text:style-name="T63"> </text:span></text:span><text:span text:style-name="None"><text:span text:style-name="T65">un </text:span></text:span><text:span text:style-name="None"><text:span text:style-name="T63">i</text:span></text:span><text:span text:style-name="None"><text:span text:style-name="T65">mp</text:span></text:span><text:span text:style-name="None"><text:span text:style-name="T63">ac</text:span></text:span><text:span text:style-name="None"><text:span text:style-name="T65">to</text:span></text:span><text:span text:style-name="None"><text:span text:style-name="T63"> </text:span></text:span><text:span text:style-name="None"><text:span text:style-name="T65">m</text:span></text:span><text:span text:style-name="None"><text:span text:style-name="T63">e</text:span></text:span><text:span text:style-name="None"><text:span text:style-name="T65">di</text:span></text:span><text:span text:style-name="None"><text:span text:style-name="T63">át</text:span></text:span><text:span text:style-name="None"><text:span text:style-name="T65">i</text:span></text:span><text:span text:style-name="None"><text:span text:style-name="T63">c</text:span></text:span><text:span text:style-name="None"><text:span text:style-name="T65">o</text:span></text:span><text:span text:style-name="None"><text:span text:style-name="T63"> </text:span></text:span><text:span text:style-name="None"><text:span text:style-name="T65">m</text:span></text:span><text:span text:style-name="None"><text:span text:style-name="T63">u</text:span></text:span><text:span text:style-name="None"><text:span text:style-name="T65">y </text:span></text:span><text:soft-page-break/><text:span text:style-name="None"><text:span text:style-name="T63">ex</text:span></text:span><text:span text:style-name="None"><text:span text:style-name="T65">t</text:span></text:span><text:span text:style-name="None"><text:span text:style-name="T63">e</text:span></text:span><text:span text:style-name="None"><text:span text:style-name="T65">ndido y t</text:span></text:span><text:span text:style-name="None"><text:span text:style-name="T63">a</text:span></text:span><text:span text:style-name="None"><text:span text:style-name="T65">mbi</text:span></text:span><text:span text:style-name="None"><text:span text:style-name="T63">é</text:span></text:span><text:span text:style-name="None"><text:span text:style-name="T65">n mu</text:span></text:span><text:span text:style-name="None"><text:span text:style-name="T63">e</text:span></text:span><text:span text:style-name="None"><text:span text:style-name="T65">st</text:span></text:span><text:span text:style-name="None"><text:span text:style-name="T63">r</text:span></text:span><text:span text:style-name="None"><text:span text:style-name="T65">a</text:span></text:span><text:span text:style-name="None"><text:span text:style-name="T63"> c</text:span></text:span><text:span text:style-name="None"><text:span text:style-name="T65">omo </text:span></text:span><text:span text:style-name="None"><text:span text:style-name="T63">e</text:span></text:span><text:span text:style-name="None"><text:span text:style-name="T65">stos </text:span></text:span><text:span text:style-name="None"><text:span text:style-name="T63">f</text:span></text:span><text:span text:style-name="None"><text:span text:style-name="T65">o</text:span></text:span><text:span text:style-name="None"><text:span text:style-name="T63">r</text:span></text:span><text:span text:style-name="None"><text:span text:style-name="T65">m</text:span></text:span><text:span text:style-name="None"><text:span text:style-name="T63">a</text:span></text:span><text:span text:style-name="None"><text:span text:style-name="T65">tos </text:span></text:span><text:span text:style-name="None"><text:span text:style-name="T63">ex</text:span></text:span><text:span text:style-name="None"><text:span text:style-name="T65">p</text:span></text:span><text:span text:style-name="None"><text:span text:style-name="T63">er</text:span></text:span><text:span text:style-name="None"><text:span text:style-name="T65">im</text:span></text:span><text:span text:style-name="None"><text:span text:style-name="T63">e</text:span></text:span><text:span text:style-name="None"><text:span text:style-name="T65">nt</text:span></text:span><text:span text:style-name="None"><text:span text:style-name="T63">a</text:span></text:span><text:span text:style-name="None"><text:span text:style-name="T65">l</text:span></text:span><text:span text:style-name="None"><text:span text:style-name="T63">e</text:span></text:span><text:span text:style-name="None"><text:span text:style-name="T65">s</text:span></text:span><text:span text:style-name="None"><text:span text:style-name="T63"> re</text:span></text:span><text:span text:style-name="None"><text:span text:style-name="T65">qui</text:span></text:span><text:span text:style-name="None"><text:span text:style-name="T63">ere</text:span></text:span><text:span text:style-name="None"><text:span text:style-name="T65">n mu</text:span></text:span><text:span text:style-name="None"><text:span text:style-name="T63">c</text:span></text:span><text:span text:style-name="None"><text:span text:style-name="T65">ho t</text:span></text:span><text:span text:style-name="None"><text:span text:style-name="T63">ra</text:span></text:span><text:span text:style-name="None"><text:span text:style-name="T65">b</text:span></text:span><text:span text:style-name="None"><text:span text:style-name="T63">a</text:span></text:span><text:span text:style-name="None"><text:span text:style-name="T65">jo de</text:span></text:span><text:span text:style-name="None"><text:span text:style-name="T63"> </text:span></text:span><text:span text:style-name="None"><text:span text:style-name="T65">p</text:span></text:span><text:span text:style-name="None"><text:span text:style-name="T63">reparac</text:span></text:span><text:span text:style-name="None"><text:span text:style-name="T65">ión y la</text:span></text:span><text:span text:style-name="None"><text:span text:style-name="T63"> creac</text:span></text:span><text:span text:style-name="None"><text:span text:style-name="T65">ión de</text:span></text:span><text:span text:style-name="None"><text:span text:style-name="T63"> re</text:span></text:span><text:span text:style-name="None"><text:span text:style-name="T65">d</text:span></text:span><text:span text:style-name="None"><text:span text:style-name="T63">e</text:span></text:span><text:span text:style-name="None"><text:span text:style-name="T65">s y </text:span></text:span><text:span text:style-name="None"><text:span text:style-name="T63">a</text:span></text:span><text:span text:style-name="None"><text:span text:style-name="T65">li</text:span></text:span><text:span text:style-name="None"><text:span text:style-name="T63">a</text:span></text:span><text:span text:style-name="None"><text:span text:style-name="T65">n</text:span></text:span><text:span text:style-name="None"><text:span text:style-name="T63">za</text:span></text:span><text:span text:style-name="None"><text:span text:style-name="T65">s </text:span></text:span><text:span text:style-name="None"><text:span text:style-name="T63">c</text:span></text:span><text:span text:style-name="None"><text:span text:style-name="T65">on o</text:span></text:span><text:span text:style-name="None"><text:span text:style-name="T63">rga</text:span></text:span><text:span text:style-name="None"><text:span text:style-name="T65">n</text:span></text:span><text:span text:style-name="None"><text:span text:style-name="T63">izac</text:span></text:span><text:span text:style-name="None"><text:span text:style-name="T65">ion</text:span></text:span><text:span text:style-name="None"><text:span text:style-name="T63">e</text:span></text:span><text:span text:style-name="None"><text:span text:style-name="T65">s y </text:span></text:span><text:span text:style-name="None"><text:span text:style-name="T63">c</text:span></text:span><text:span text:style-name="None"><text:span text:style-name="T65">ol</text:span></text:span><text:span text:style-name="None"><text:span text:style-name="T63">ec</text:span></text:span><text:span text:style-name="None"><text:span text:style-name="T65">tivos a niv</text:span></text:span><text:span text:style-name="None"><text:span text:style-name="T63">e</text:span></text:span><text:span text:style-name="None"><text:span text:style-name="T65">l </text:span></text:span><text:span text:style-name="None"><text:span text:style-name="T63">i</text:span></text:span><text:span text:style-name="None"><text:span text:style-name="T65">nt</text:span></text:span><text:span text:style-name="None"><text:span text:style-name="T63">ernac</text:span></text:span><text:span text:style-name="None"><text:span text:style-name="T65">ion</text:span></text:span><text:span text:style-name="None"><text:span text:style-name="T63">a</text:span></text:span><text:span text:style-name="None"><text:span text:style-name="T65">l.</text:span></text:span></text:p>
          </table:table-cell>
          <table:table-cell table:style-name="Table1.D2" office:value-type="string">
            <text:p text:style-name="P35"><text:span text:style-name="None"><text:span text:style-name="T63">Y</text:span></text:span><text:span text:style-name="None"><text:span text:style-name="T65">outub</text:span></text:span><text:span text:style-name="None"><text:span text:style-name="T63">e</text:span></text:span><text:span text:style-name="None"><text:span text:style-name="T65">: </text:span></text:span><text:a xlink:type="simple" xlink:href="http://www.youtube.com/watch?v=6KtXRz-BBP0" text:style-name="Internet_20_link" text:visited-style-name="Visited_20_Internet_20_Link"><text:span text:style-name="Hyperlink.0"><text:span text:style-name="T65">http</text:span></text:span></text:a><text:a xlink:type="simple" xlink:href="http://www.youtube.com/watch?v=6KtXRz-BBP0" text:style-name="Internet_20_link" text:visited-style-name="Visited_20_Internet_20_Link"><text:span text:style-name="None"><text:span text:style-name="T44">:</text:span></text:span></text:a><text:a xlink:type="simple" xlink:href="http://www.youtube.com/watch?v=6KtXRz-BBP0" text:style-name="Internet_20_link" text:visited-style-name="Visited_20_Internet_20_Link"><text:span text:style-name="Hyperlink.0"><text:span text:style-name="T65">//w</text:span></text:span></text:a><text:a xlink:type="simple" xlink:href="http://www.youtube.com/watch?v=6KtXRz-BBP0" text:style-name="Internet_20_link" text:visited-style-name="Visited_20_Internet_20_Link"><text:span text:style-name="None"><text:span text:style-name="T44">ww.yo</text:span></text:span></text:a><text:a xlink:type="simple" xlink:href="http://www.youtube.com/watch?v=6KtXRz-BBP0" text:style-name="Internet_20_link" text:visited-style-name="Visited_20_Internet_20_Link"><text:span text:style-name="Hyperlink.0"><text:span text:style-name="T65">utub</text:span></text:span></text:a><text:a xlink:type="simple" xlink:href="http://www.youtube.com/watch?v=6KtXRz-BBP0" text:style-name="Internet_20_link" text:visited-style-name="Visited_20_Internet_20_Link"><text:span text:style-name="Hyperlink.1"><text:span text:style-name="T65">e</text:span></text:span></text:a><text:a xlink:type="simple" xlink:href="http://www.youtube.com/watch?v=6KtXRz-BBP0" text:style-name="Internet_20_link" text:visited-style-name="Visited_20_Internet_20_Link"><text:span text:style-name="Hyperlink.0"><text:span text:style-name="T65">.</text:span></text:span></text:a><text:a xlink:type="simple" xlink:href="http://www.youtube.com/watch?v=6KtXRz-BBP0" text:style-name="Internet_20_link" text:visited-style-name="Visited_20_Internet_20_Link"><text:span text:style-name="Hyperlink.1"><text:span text:style-name="T65">c</text:span></text:span></text:a><text:a xlink:type="simple" xlink:href="http://www.youtube.com/watch?v=6KtXRz-BBP0" text:style-name="Internet_20_link" text:visited-style-name="Visited_20_Internet_20_Link"><text:span text:style-name="Hyperlink.0"><text:span text:style-name="T65">om/</text:span></text:span></text:a><text:a xlink:type="simple" xlink:href="http://www.youtube.com/watch?v=6KtXRz-BBP0" text:style-name="Internet_20_link" text:visited-style-name="Visited_20_Internet_20_Link"><text:span text:style-name="None"><text:span text:style-name="T44">w</text:span></text:span></text:a><text:a xlink:type="simple" xlink:href="http://www.youtube.com/watch?v=6KtXRz-BBP0" text:style-name="Internet_20_link" text:visited-style-name="Visited_20_Internet_20_Link"><text:span text:style-name="Hyperlink.1"><text:span text:style-name="T65">a</text:span></text:span></text:a><text:a xlink:type="simple" xlink:href="http://www.youtube.com/watch?v=6KtXRz-BBP0" text:style-name="Internet_20_link" text:visited-style-name="Visited_20_Internet_20_Link"><text:span text:style-name="Hyperlink.0"><text:span text:style-name="T65">tc</text:span></text:span></text:a><text:span text:style-name="None"><text:span text:style-name="T45"> </text:span></text:span><text:a xlink:type="simple" xlink:href="http://www.youtube.com/watch?v=6KtXRz-BBP0" text:style-name="Internet_20_link" text:visited-style-name="Visited_20_Internet_20_Link"><text:span text:style-name="Hyperlink.2"><text:span text:style-name="T65">h</text:span></text:span></text:a><text:a xlink:type="simple" xlink:href="http://www.youtube.com/watch?v=6KtXRz-BBP0" text:style-name="Internet_20_link" text:visited-style-name="Visited_20_Internet_20_Link"><text:span text:style-name="None"><text:span text:style-name="T44">?</text:span></text:span></text:a><text:a xlink:type="simple" xlink:href="http://www.youtube.com/watch?v=6KtXRz-BBP0" text:style-name="Internet_20_link" text:visited-style-name="Visited_20_Internet_20_Link"><text:span text:style-name="Hyperlink.0"><text:span text:style-name="T65">v</text:span></text:span></text:a><text:a xlink:type="simple" xlink:href="http://www.youtube.com/watch?v=6KtXRz-BBP0" text:style-name="Internet_20_link" text:visited-style-name="Visited_20_Internet_20_Link"><text:span text:style-name="Hyperlink.1"><text:span text:style-name="T65">=</text:span></text:span></text:a><text:a xlink:type="simple" xlink:href="http://www.youtube.com/watch?v=6KtXRz-BBP0" text:style-name="Internet_20_link" text:visited-style-name="Visited_20_Internet_20_Link"><text:span text:style-name="Hyperlink.0"><text:span text:style-name="T65">6KtX</text:span></text:span></text:a><text:a xlink:type="simple" xlink:href="http://www.youtube.com/watch?v=6KtXRz-BBP0" text:style-name="Internet_20_link" text:visited-style-name="Visited_20_Internet_20_Link"><text:span text:style-name="Hyperlink.1"><text:span text:style-name="T65">R</text:span></text:span></text:a><text:a xlink:type="simple" xlink:href="http://www.youtube.com/watch?v=6KtXRz-BBP0" text:style-name="Internet_20_link" text:visited-style-name="Visited_20_Internet_20_Link"><text:span text:style-name="None"><text:span text:style-name="T44">z-</text:span></text:span></text:a><text:a xlink:type="simple" xlink:href="http://www.youtube.com/watch?v=6KtXRz-BBP0" text:style-name="Internet_20_link" text:visited-style-name="Visited_20_Internet_20_Link"><text:span text:style-name="Hyperlink.1"><text:span text:style-name="T65">BB</text:span></text:span></text:a><text:a xlink:type="simple" xlink:href="http://www.youtube.com/watch?v=6KtXRz-BBP0" text:style-name="Internet_20_link" text:visited-style-name="Visited_20_Internet_20_Link"><text:span text:style-name="None"><text:span text:style-name="T44">P</text:span></text:span></text:a><text:a xlink:type="simple" xlink:href="http://www.youtube.com/watch?v=6KtXRz-BBP0" text:style-name="Internet_20_link" text:visited-style-name="Visited_20_Internet_20_Link"><text:span text:style-name="Hyperlink.0"><text:span text:style-name="T65">0</text:span></text:span></text:a></text:p>
            <text:p text:style-name="P36"><text:span text:style-name="None"><text:span text:style-name="T65">No</text:span></text:span><text:span text:style-name="None"><text:span text:style-name="T63"> s</text:span></text:span><text:span text:style-name="None"><text:span text:style-name="T65">omos d</text:span></text:span><text:span text:style-name="None"><text:span text:style-name="T63">e</text:span></text:span><text:span text:style-name="None"><text:span text:style-name="T65">lito: </text:span></text:span><text:a xlink:type="simple" xlink:href="http://nosomosdelito.net/" text:style-name="Internet_20_link" text:visited-style-name="Visited_20_Internet_20_Link"><text:span text:style-name="Hyperlink.0"><text:span text:style-name="T65">http</text:span></text:span></text:a><text:a xlink:type="simple" xlink:href="http://nosomosdelito.net/" text:style-name="Internet_20_link" text:visited-style-name="Visited_20_Internet_20_Link"><text:span text:style-name="Hyperlink.2"><text:span text:style-name="T65">:</text:span></text:span></text:a><text:a xlink:type="simple" xlink:href="http://nosomosdelito.net/" text:style-name="Internet_20_link" text:visited-style-name="Visited_20_Internet_20_Link"><text:span text:style-name="Hyperlink.0"><text:span text:style-name="T65">//nosomosd</text:span></text:span></text:a><text:a xlink:type="simple" xlink:href="http://nosomosdelito.net/" text:style-name="Internet_20_link" text:visited-style-name="Visited_20_Internet_20_Link"><text:span text:style-name="Hyperlink.1"><text:span text:style-name="T65">e</text:span></text:span></text:a><text:a xlink:type="simple" xlink:href="http://nosomosdelito.net/" text:style-name="Internet_20_link" text:visited-style-name="Visited_20_Internet_20_Link"><text:span text:style-name="Hyperlink.0"><text:span text:style-name="T65">l</text:span></text:span></text:a><text:a xlink:type="simple" xlink:href="http://nosomosdelito.net/" text:style-name="Internet_20_link" text:visited-style-name="Visited_20_Internet_20_Link"><text:span text:style-name="Hyperlink.2"><text:span text:style-name="T65">i</text:span></text:span></text:a><text:a xlink:type="simple" xlink:href="http://nosomosdelito.net/" text:style-name="Internet_20_link" text:visited-style-name="Visited_20_Internet_20_Link"><text:span text:style-name="Hyperlink.0"><text:span text:style-name="T65">to.n</text:span></text:span></text:a><text:a xlink:type="simple" xlink:href="http://nosomosdelito.net/" text:style-name="Internet_20_link" text:visited-style-name="Visited_20_Internet_20_Link"><text:span text:style-name="Hyperlink.1"><text:span text:style-name="T65">e</text:span></text:span></text:a><text:a xlink:type="simple" xlink:href="http://nosomosdelito.net/" text:style-name="Internet_20_link" text:visited-style-name="Visited_20_Internet_20_Link"><text:span text:style-name="Hyperlink.0"><text:span text:style-name="T65">t/</text:span></text:span></text:a><text:span text:style-name="None"><text:span text:style-name="T45"> </text:span></text:span><text:span text:style-name="None"><text:span text:style-name="T65">Hol</text:span></text:span><text:span text:style-name="None"><text:span text:style-name="T63">ogra</text:span></text:span><text:span text:style-name="None"><text:span text:style-name="T65">m</text:span></text:span><text:span text:style-name="None"><text:span text:style-name="T63">a</text:span></text:span><text:span text:style-name="None"><text:span text:style-name="T65">s por</text:span></text:span><text:span text:style-name="None"><text:span text:style-name="T63"> </text:span></text:span><text:span text:style-name="None"><text:span text:style-name="T65">la</text:span></text:span><text:span text:style-name="None"><text:span text:style-name="T63"> l</text:span></text:span><text:span text:style-name="None"><text:span text:style-name="T65">ib</text:span></text:span><text:span text:style-name="None"><text:span text:style-name="T63">erta</text:span></text:span><text:span text:style-name="None"><text:span text:style-name="T65">d: </text:span></text:span><text:soft-page-break/><text:a xlink:type="simple" xlink:href="http://www.hologramasporlalibertad.org/" text:style-name="Internet_20_link" text:visited-style-name="Visited_20_Internet_20_Link"><text:span text:style-name="Hyperlink.0"><text:span text:style-name="T65">http</text:span></text:span></text:a><text:a xlink:type="simple" xlink:href="http://www.hologramasporlalibertad.org/" text:style-name="Internet_20_link" text:visited-style-name="Visited_20_Internet_20_Link"><text:span text:style-name="Hyperlink.2"><text:span text:style-name="T65">:</text:span></text:span></text:a><text:a xlink:type="simple" xlink:href="http://www.hologramasporlalibertad.org/" text:style-name="Internet_20_link" text:visited-style-name="Visited_20_Internet_20_Link"><text:span text:style-name="Hyperlink.0"><text:span text:style-name="T65">//w</text:span></text:span></text:a><text:a xlink:type="simple" xlink:href="http://www.hologramasporlalibertad.org/" text:style-name="Internet_20_link" text:visited-style-name="Visited_20_Internet_20_Link"><text:span text:style-name="None"><text:span text:style-name="T44">ww</text:span></text:span></text:a><text:a xlink:type="simple" xlink:href="http://www.hologramasporlalibertad.org/" text:style-name="Internet_20_link" text:visited-style-name="Visited_20_Internet_20_Link"><text:span text:style-name="Hyperlink.0"><text:span text:style-name="T65">.holog</text:span></text:span></text:a><text:a xlink:type="simple" xlink:href="http://www.hologramasporlalibertad.org/" text:style-name="Internet_20_link" text:visited-style-name="Visited_20_Internet_20_Link"><text:span text:style-name="Hyperlink.1"><text:span text:style-name="T65">ra</text:span></text:span></text:a><text:a xlink:type="simple" xlink:href="http://www.hologramasporlalibertad.org/" text:style-name="Internet_20_link" text:visited-style-name="Visited_20_Internet_20_Link"><text:span text:style-name="Hyperlink.0"><text:span text:style-name="T65">m</text:span></text:span></text:a><text:a xlink:type="simple" xlink:href="http://www.hologramasporlalibertad.org/" text:style-name="Internet_20_link" text:visited-style-name="Visited_20_Internet_20_Link"><text:span text:style-name="Hyperlink.1"><text:span text:style-name="T65">a</text:span></text:span></text:a><text:a xlink:type="simple" xlink:href="http://www.hologramasporlalibertad.org/" text:style-name="Internet_20_link" text:visited-style-name="Visited_20_Internet_20_Link"><text:span text:style-name="Hyperlink.0"><text:span text:style-name="T65">sp</text:span></text:span></text:a><text:a xlink:type="simple" xlink:href="http://www.hologramasporlalibertad.org/" text:style-name="Internet_20_link" text:visited-style-name="Visited_20_Internet_20_Link"><text:span text:style-name="None"><text:span text:style-name="T44">o</text:span></text:span></text:a><text:a xlink:type="simple" xlink:href="http://www.hologramasporlalibertad.org/" text:style-name="Internet_20_link" text:visited-style-name="Visited_20_Internet_20_Link"><text:span text:style-name="Hyperlink.1"><text:span text:style-name="T65">r</text:span></text:span></text:a><text:a xlink:type="simple" xlink:href="http://www.hologramasporlalibertad.org/" text:style-name="Internet_20_link" text:visited-style-name="Visited_20_Internet_20_Link"><text:span text:style-name="Hyperlink.0"><text:span text:style-name="T65">l</text:span></text:span></text:a><text:a xlink:type="simple" xlink:href="http://www.hologramasporlalibertad.org/" text:style-name="Internet_20_link" text:visited-style-name="Visited_20_Internet_20_Link"><text:span text:style-name="Hyperlink.1"><text:span text:style-name="T65">a</text:span></text:span></text:a><text:a xlink:type="simple" xlink:href="http://www.hologramasporlalibertad.org/" text:style-name="Internet_20_link" text:visited-style-name="Visited_20_Internet_20_Link"><text:span text:style-name="Hyperlink.0"><text:span text:style-name="T65">li</text:span></text:span></text:a><text:span text:style-name="None"><text:span text:style-name="T45"> </text:span></text:span><text:a xlink:type="simple" xlink:href="http://www.hologramasporlalibertad.org/" text:style-name="Internet_20_link" text:visited-style-name="Visited_20_Internet_20_Link"><text:span text:style-name="Hyperlink.0"><text:span text:style-name="T65">b</text:span></text:span></text:a><text:a xlink:type="simple" xlink:href="http://www.hologramasporlalibertad.org/" text:style-name="Internet_20_link" text:visited-style-name="Visited_20_Internet_20_Link"><text:span text:style-name="None"><text:span text:style-name="T44">e</text:span></text:span></text:a><text:a xlink:type="simple" xlink:href="http://www.hologramasporlalibertad.org/" text:style-name="Internet_20_link" text:visited-style-name="Visited_20_Internet_20_Link"><text:span text:style-name="Hyperlink.1"><text:span text:style-name="T65">r</text:span></text:span></text:a><text:a xlink:type="simple" xlink:href="http://www.hologramasporlalibertad.org/" text:style-name="Internet_20_link" text:visited-style-name="Visited_20_Internet_20_Link"><text:span text:style-name="Hyperlink.0"><text:span text:style-name="T65">t</text:span></text:span></text:a><text:a xlink:type="simple" xlink:href="http://www.hologramasporlalibertad.org/" text:style-name="Internet_20_link" text:visited-style-name="Visited_20_Internet_20_Link"><text:span text:style-name="Hyperlink.1"><text:span text:style-name="T65">a</text:span></text:span></text:a><text:a xlink:type="simple" xlink:href="http://www.hologramasporlalibertad.org/" text:style-name="Internet_20_link" text:visited-style-name="Visited_20_Internet_20_Link"><text:span text:style-name="Hyperlink.0"><text:span text:style-name="T65">d.o</text:span></text:span></text:a><text:a xlink:type="simple" xlink:href="http://www.hologramasporlalibertad.org/" text:style-name="Internet_20_link" text:visited-style-name="Visited_20_Internet_20_Link"><text:span text:style-name="None"><text:span text:style-name="T44">r</text:span></text:span></text:a><text:a xlink:type="simple" xlink:href="http://www.hologramasporlalibertad.org/" text:style-name="Internet_20_link" text:visited-style-name="Visited_20_Internet_20_Link"><text:span text:style-name="Hyperlink.2"><text:span text:style-name="T65">g</text:span></text:span></text:a><text:a xlink:type="simple" xlink:href="http://www.hologramasporlalibertad.org/" text:style-name="Internet_20_link" text:visited-style-name="Visited_20_Internet_20_Link"><text:span text:style-name="Hyperlink.0"><text:span text:style-name="T65">/</text:span></text:span></text:a></text:p>
            <text:p text:style-name="P10"><text:span text:style-name="None"><text:span text:style-name="T63">L</text:span></text:span><text:span text:style-name="None"><text:span text:style-name="T65">a</text:span></text:span><text:span text:style-name="None"><text:span text:style-name="T63"> </text:span></text:span><text:span text:style-name="None"><text:span text:style-name="T65">M</text:span></text:span><text:span text:style-name="None"><text:span text:style-name="T63">area</text:span></text:span><text:span text:style-name="None"><text:span text:style-name="T65">:</text:span></text:span></text:p>
            <text:p text:style-name="P12"><text:a xlink:type="simple" xlink:href="http://www.lamarea.com/2015/04/11/miles-de-hologramas-protestan-contra-la-ley-mordaza-frente-al-congreso/" text:style-name="Internet_20_link" text:visited-style-name="Visited_20_Internet_20_Link"><text:span text:style-name="Hyperlink.0"><text:span text:style-name="T65">http</text:span></text:span></text:a><text:a xlink:type="simple" xlink:href="http://www.lamarea.com/2015/04/11/miles-de-hologramas-protestan-contra-la-ley-mordaza-frente-al-congreso/" text:style-name="Internet_20_link" text:visited-style-name="Visited_20_Internet_20_Link"><text:span text:style-name="Hyperlink.2"><text:span text:style-name="T65">:</text:span></text:span></text:a><text:a xlink:type="simple" xlink:href="http://www.lamarea.com/2015/04/11/miles-de-hologramas-protestan-contra-la-ley-mordaza-frente-al-congreso/" text:style-name="Internet_20_link" text:visited-style-name="Visited_20_Internet_20_Link"><text:span text:style-name="Hyperlink.0"><text:span text:style-name="T65">//w</text:span></text:span></text:a><text:a xlink:type="simple" xlink:href="http://www.lamarea.com/2015/04/11/miles-de-hologramas-protestan-contra-la-ley-mordaza-frente-al-congreso/" text:style-name="Internet_20_link" text:visited-style-name="Visited_20_Internet_20_Link"><text:span text:style-name="None"><text:span text:style-name="T44">ww</text:span></text:span></text:a><text:a xlink:type="simple" xlink:href="http://www.lamarea.com/2015/04/11/miles-de-hologramas-protestan-contra-la-ley-mordaza-frente-al-congreso/" text:style-name="Internet_20_link" text:visited-style-name="Visited_20_Internet_20_Link"><text:span text:style-name="Hyperlink.0"><text:span text:style-name="T65">.l</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Hyperlink.0"><text:span text:style-name="T65">m</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None"><text:span text:style-name="T44">r</text:span></text:span></text:a><text:a xlink:type="simple" xlink:href="http://www.lamarea.com/2015/04/11/miles-de-hologramas-protestan-contra-la-ley-mordaza-frente-al-congreso/" text:style-name="Internet_20_link" text:visited-style-name="Visited_20_Internet_20_Link"><text:span text:style-name="Hyperlink.1"><text:span text:style-name="T65">ea</text:span></text:span></text:a><text:a xlink:type="simple" xlink:href="http://www.lamarea.com/2015/04/11/miles-de-hologramas-protestan-contra-la-ley-mordaza-frente-al-congreso/" text:style-name="Internet_20_link" text:visited-style-name="Visited_20_Internet_20_Link"><text:span text:style-name="None"><text:span text:style-name="T44">.</text:span></text:span></text:a><text:a xlink:type="simple" xlink:href="http://www.lamarea.com/2015/04/11/miles-de-hologramas-protestan-contra-la-ley-mordaza-frente-al-congreso/" text:style-name="Internet_20_link" text:visited-style-name="Visited_20_Internet_20_Link"><text:span text:style-name="Hyperlink.1"><text:span text:style-name="T65">c</text:span></text:span></text:a><text:a xlink:type="simple" xlink:href="http://www.lamarea.com/2015/04/11/miles-de-hologramas-protestan-contra-la-ley-mordaza-frente-al-congreso/" text:style-name="Internet_20_link" text:visited-style-name="Visited_20_Internet_20_Link"><text:span text:style-name="Hyperlink.0"><text:span text:style-name="T65">om/201</text:span></text:span></text:a><text:a xlink:type="simple" xlink:href="http://www.lamarea.com/2015/04/11/miles-de-hologramas-protestan-contra-la-ley-mordaza-frente-al-congreso/" text:style-name="Internet_20_link" text:visited-style-name="Visited_20_Internet_20_Link"><text:span text:style-name="Hyperlink.2"><text:span text:style-name="T65">5</text:span></text:span></text:a><text:a xlink:type="simple" xlink:href="http://www.lamarea.com/2015/04/11/miles-de-hologramas-protestan-contra-la-ley-mordaza-frente-al-congreso/" text:style-name="Internet_20_link" text:visited-style-name="Visited_20_Internet_20_Link"><text:span text:style-name="Hyperlink.0"><text:span text:style-name="T65">/</text:span></text:span></text:a></text:p>
            <text:p text:style-name="P37"><text:a xlink:type="simple" xlink:href="http://www.lamarea.com/2015/04/11/miles-de-hologramas-protestan-contra-la-ley-mordaza-frente-al-congreso/" text:style-name="Internet_20_link" text:visited-style-name="Visited_20_Internet_20_Link"><text:span text:style-name="Hyperlink.0"><text:span text:style-name="T65">04/</text:span></text:span></text:a><text:a xlink:type="simple" xlink:href="http://www.lamarea.com/2015/04/11/miles-de-hologramas-protestan-contra-la-ley-mordaza-frente-al-congreso/" text:style-name="Internet_20_link" text:visited-style-name="Visited_20_Internet_20_Link"><text:span text:style-name="None"><text:span text:style-name="T44">1</text:span></text:span></text:a><text:a xlink:type="simple" xlink:href="http://www.lamarea.com/2015/04/11/miles-de-hologramas-protestan-contra-la-ley-mordaza-frente-al-congreso/" text:style-name="Internet_20_link" text:visited-style-name="Visited_20_Internet_20_Link"><text:span text:style-name="Hyperlink.0"><text:span text:style-name="T65">1/m</text:span></text:span></text:a><text:a xlink:type="simple" xlink:href="http://www.lamarea.com/2015/04/11/miles-de-hologramas-protestan-contra-la-ley-mordaza-frente-al-congreso/" text:style-name="Internet_20_link" text:visited-style-name="Visited_20_Internet_20_Link"><text:span text:style-name="Hyperlink.2"><text:span text:style-name="T65">i</text:span></text:span></text:a><text:a xlink:type="simple" xlink:href="http://www.lamarea.com/2015/04/11/miles-de-hologramas-protestan-contra-la-ley-mordaza-frente-al-congreso/" text:style-name="Internet_20_link" text:visited-style-name="Visited_20_Internet_20_Link"><text:span text:style-name="Hyperlink.0"><text:span text:style-name="T65">l</text:span></text:span></text:a><text:a xlink:type="simple" xlink:href="http://www.lamarea.com/2015/04/11/miles-de-hologramas-protestan-contra-la-ley-mordaza-frente-al-congreso/" text:style-name="Internet_20_link" text:visited-style-name="Visited_20_Internet_20_Link"><text:span text:style-name="Hyperlink.1"><text:span text:style-name="T65">e</text:span></text:span></text:a><text:a xlink:type="simple" xlink:href="http://www.lamarea.com/2015/04/11/miles-de-hologramas-protestan-contra-la-ley-mordaza-frente-al-congreso/" text:style-name="Internet_20_link" text:visited-style-name="Visited_20_Internet_20_Link"><text:span text:style-name="Hyperlink.0"><text:span text:style-name="T65">s</text:span></text:span></text:a><text:a xlink:type="simple" xlink:href="http://www.lamarea.com/2015/04/11/miles-de-hologramas-protestan-contra-la-ley-mordaza-frente-al-congreso/" text:style-name="Internet_20_link" text:visited-style-name="Visited_20_Internet_20_Link"><text:span text:style-name="None"><text:span text:style-name="T44">-</text:span></text:span></text:a><text:a xlink:type="simple" xlink:href="http://www.lamarea.com/2015/04/11/miles-de-hologramas-protestan-contra-la-ley-mordaza-frente-al-congreso/" text:style-name="Internet_20_link" text:visited-style-name="Visited_20_Internet_20_Link"><text:span text:style-name="Hyperlink.0"><text:span text:style-name="T65">d</text:span></text:span></text:a><text:a xlink:type="simple" xlink:href="http://www.lamarea.com/2015/04/11/miles-de-hologramas-protestan-contra-la-ley-mordaza-frente-al-congreso/" text:style-name="Internet_20_link" text:visited-style-name="Visited_20_Internet_20_Link"><text:span text:style-name="Hyperlink.1"><text:span text:style-name="T65">e</text:span></text:span></text:a><text:a xlink:type="simple" xlink:href="http://www.lamarea.com/2015/04/11/miles-de-hologramas-protestan-contra-la-ley-mordaza-frente-al-congreso/" text:style-name="Internet_20_link" text:visited-style-name="Visited_20_Internet_20_Link"><text:span text:style-name="None"><text:span text:style-name="T44">-</text:span></text:span></text:a><text:a xlink:type="simple" xlink:href="http://www.lamarea.com/2015/04/11/miles-de-hologramas-protestan-contra-la-ley-mordaza-frente-al-congreso/" text:style-name="Internet_20_link" text:visited-style-name="Visited_20_Internet_20_Link"><text:span text:style-name="Hyperlink.0"><text:span text:style-name="T65">h</text:span></text:span></text:a><text:a xlink:type="simple" xlink:href="http://www.lamarea.com/2015/04/11/miles-de-hologramas-protestan-contra-la-ley-mordaza-frente-al-congreso/" text:style-name="Internet_20_link" text:visited-style-name="Visited_20_Internet_20_Link"><text:span text:style-name="Hyperlink.2"><text:span text:style-name="T65">o</text:span></text:span></text:a><text:a xlink:type="simple" xlink:href="http://www.lamarea.com/2015/04/11/miles-de-hologramas-protestan-contra-la-ley-mordaza-frente-al-congreso/" text:style-name="Internet_20_link" text:visited-style-name="Visited_20_Internet_20_Link"><text:span text:style-name="Hyperlink.0"><text:span text:style-name="T65">l</text:span></text:span></text:a><text:a xlink:type="simple" xlink:href="http://www.lamarea.com/2015/04/11/miles-de-hologramas-protestan-contra-la-ley-mordaza-frente-al-congreso/" text:style-name="Internet_20_link" text:visited-style-name="Visited_20_Internet_20_Link"><text:span text:style-name="None"><text:span text:style-name="T44">o</text:span></text:span></text:a><text:a xlink:type="simple" xlink:href="http://www.lamarea.com/2015/04/11/miles-de-hologramas-protestan-contra-la-ley-mordaza-frente-al-congreso/" text:style-name="Internet_20_link" text:visited-style-name="Visited_20_Internet_20_Link"><text:span text:style-name="Hyperlink.2"><text:span text:style-name="T65">g</text:span></text:span></text:a><text:a xlink:type="simple" xlink:href="http://www.lamarea.com/2015/04/11/miles-de-hologramas-protestan-contra-la-ley-mordaza-frente-al-congreso/" text:style-name="Internet_20_link" text:visited-style-name="Visited_20_Internet_20_Link"><text:span text:style-name="None"><text:span text:style-name="T44">r</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Hyperlink.0"><text:span text:style-name="T65">m</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Hyperlink.0"><text:span text:style-name="T65">s-</text:span></text:span></text:a><text:span text:style-name="None"><text:span text:style-name="T45"> </text:span></text:span><text:span text:style-name="Hyperlink.0"><text:span text:style-name="T65">p</text:span></text:span><text:span text:style-name="Hyperlink.1"><text:span text:style-name="T65">r</text:span></text:span><text:span text:style-name="Hyperlink.0"><text:span text:style-name="T65">ot</text:span></text:span><text:span text:style-name="Hyperlink.1"><text:span text:style-name="T65">e</text:span></text:span><text:span text:style-name="Hyperlink.0"><text:span text:style-name="T65">st</text:span></text:span><text:span text:style-name="Hyperlink.1"><text:span text:style-name="T65">a</text:span></text:span><text:span text:style-name="None"><text:span text:style-name="T44">n</text:span></text:span><text:span text:style-name="Hyperlink.1"><text:span text:style-name="T65">-c</text:span></text:span><text:span text:style-name="Hyperlink.0"><text:span text:style-name="T65">ont</text:span></text:span><text:span text:style-name="None"><text:span text:style-name="T44">r</text:span></text:span><text:span text:style-name="Hyperlink.1"><text:span text:style-name="T65">a-</text:span></text:span><text:span text:style-name="Hyperlink.0"><text:span text:style-name="T65">l</text:span></text:span><text:span text:style-name="Hyperlink.1"><text:span text:style-name="T65">a</text:span></text:span><text:span text:style-name="None"><text:span text:style-name="T44">-</text:span></text:span><text:span text:style-name="Hyperlink.0"><text:span text:style-name="T65">l</text:span></text:span><text:span text:style-name="None"><text:span text:style-name="T44">ey</text:span></text:span><text:span text:style-name="Hyperlink.0"><text:span text:style-name="T65">-</text:span></text:span><text:span text:style-name="None"><text:span text:style-name="T45"> </text:span></text:span><text:a xlink:type="simple" xlink:href="http://www.lamarea.com/2015/04/11/miles-de-hologramas-protestan-contra-la-ley-mordaza-frente-al-congreso/" text:style-name="Internet_20_link" text:visited-style-name="Visited_20_Internet_20_Link"><text:span text:style-name="Hyperlink.0"><text:span text:style-name="T65">mo</text:span></text:span></text:a><text:a xlink:type="simple" xlink:href="http://www.lamarea.com/2015/04/11/miles-de-hologramas-protestan-contra-la-ley-mordaza-frente-al-congreso/" text:style-name="Internet_20_link" text:visited-style-name="Visited_20_Internet_20_Link"><text:span text:style-name="Hyperlink.1"><text:span text:style-name="T65">r</text:span></text:span></text:a><text:a xlink:type="simple" xlink:href="http://www.lamarea.com/2015/04/11/miles-de-hologramas-protestan-contra-la-ley-mordaza-frente-al-congreso/" text:style-name="Internet_20_link" text:visited-style-name="Visited_20_Internet_20_Link"><text:span text:style-name="Hyperlink.0"><text:span text:style-name="T65">d</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None"><text:span text:style-name="T44">z</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None"><text:span text:style-name="T44">-</text:span></text:span></text:a><text:a xlink:type="simple" xlink:href="http://www.lamarea.com/2015/04/11/miles-de-hologramas-protestan-contra-la-ley-mordaza-frente-al-congreso/" text:style-name="Internet_20_link" text:visited-style-name="Visited_20_Internet_20_Link"><text:span text:style-name="Hyperlink.1"><text:span text:style-name="T65">f</text:span></text:span></text:a><text:a xlink:type="simple" xlink:href="http://www.lamarea.com/2015/04/11/miles-de-hologramas-protestan-contra-la-ley-mordaza-frente-al-congreso/" text:style-name="Internet_20_link" text:visited-style-name="Visited_20_Internet_20_Link"><text:span text:style-name="None"><text:span text:style-name="T44">r</text:span></text:span></text:a><text:a xlink:type="simple" xlink:href="http://www.lamarea.com/2015/04/11/miles-de-hologramas-protestan-contra-la-ley-mordaza-frente-al-congreso/" text:style-name="Internet_20_link" text:visited-style-name="Visited_20_Internet_20_Link"><text:span text:style-name="Hyperlink.1"><text:span text:style-name="T65">e</text:span></text:span></text:a><text:a xlink:type="simple" xlink:href="http://www.lamarea.com/2015/04/11/miles-de-hologramas-protestan-contra-la-ley-mordaza-frente-al-congreso/" text:style-name="Internet_20_link" text:visited-style-name="Visited_20_Internet_20_Link"><text:span text:style-name="Hyperlink.0"><text:span text:style-name="T65">nt</text:span></text:span></text:a><text:a xlink:type="simple" xlink:href="http://www.lamarea.com/2015/04/11/miles-de-hologramas-protestan-contra-la-ley-mordaza-frente-al-congreso/" text:style-name="Internet_20_link" text:visited-style-name="Visited_20_Internet_20_Link"><text:span text:style-name="Hyperlink.1"><text:span text:style-name="T65">e</text:span></text:span></text:a><text:a xlink:type="simple" xlink:href="http://www.lamarea.com/2015/04/11/miles-de-hologramas-protestan-contra-la-ley-mordaza-frente-al-congreso/" text:style-name="Internet_20_link" text:visited-style-name="Visited_20_Internet_20_Link"><text:span text:style-name="None"><text:span text:style-name="T44">-</text:span></text:span></text:a><text:a xlink:type="simple" xlink:href="http://www.lamarea.com/2015/04/11/miles-de-hologramas-protestan-contra-la-ley-mordaza-frente-al-congreso/" text:style-name="Internet_20_link" text:visited-style-name="Visited_20_Internet_20_Link"><text:span text:style-name="Hyperlink.1"><text:span text:style-name="T65">a</text:span></text:span></text:a><text:a xlink:type="simple" xlink:href="http://www.lamarea.com/2015/04/11/miles-de-hologramas-protestan-contra-la-ley-mordaza-frente-al-congreso/" text:style-name="Internet_20_link" text:visited-style-name="Visited_20_Internet_20_Link"><text:span text:style-name="Hyperlink.0"><text:span text:style-name="T65">l</text:span></text:span></text:a><text:a xlink:type="simple" xlink:href="http://www.lamarea.com/2015/04/11/miles-de-hologramas-protestan-contra-la-ley-mordaza-frente-al-congreso/" text:style-name="Internet_20_link" text:visited-style-name="Visited_20_Internet_20_Link"><text:span text:style-name="Hyperlink.1"><text:span text:style-name="T65">-c</text:span></text:span></text:a><text:a xlink:type="simple" xlink:href="http://www.lamarea.com/2015/04/11/miles-de-hologramas-protestan-contra-la-ley-mordaza-frente-al-congreso/" text:style-name="Internet_20_link" text:visited-style-name="Visited_20_Internet_20_Link"><text:span text:style-name="Hyperlink.0"><text:span text:style-name="T65">o</text:span></text:span></text:a><text:a xlink:type="simple" xlink:href="http://www.lamarea.com/2015/04/11/miles-de-hologramas-protestan-contra-la-ley-mordaza-frente-al-congreso/" text:style-name="Internet_20_link" text:visited-style-name="Visited_20_Internet_20_Link"><text:span text:style-name="None"><text:span text:style-name="T44">n</text:span></text:span></text:a><text:a xlink:type="simple" xlink:href="http://www.lamarea.com/2015/04/11/miles-de-hologramas-protestan-contra-la-ley-mordaza-frente-al-congreso/" text:style-name="Internet_20_link" text:visited-style-name="Visited_20_Internet_20_Link"><text:span text:style-name="Hyperlink.2"><text:span text:style-name="T65">g</text:span></text:span></text:a><text:a xlink:type="simple" xlink:href="http://www.lamarea.com/2015/04/11/miles-de-hologramas-protestan-contra-la-ley-mordaza-frente-al-congreso/" text:style-name="Internet_20_link" text:visited-style-name="Visited_20_Internet_20_Link"><text:span text:style-name="None"><text:span text:style-name="T44">r</text:span></text:span></text:a><text:a xlink:type="simple" xlink:href="http://www.lamarea.com/2015/04/11/miles-de-hologramas-protestan-contra-la-ley-mordaza-frente-al-congreso/" text:style-name="Internet_20_link" text:visited-style-name="Visited_20_Internet_20_Link"><text:span text:style-name="Hyperlink.1"><text:span text:style-name="T65">e</text:span></text:span></text:a><text:a xlink:type="simple" xlink:href="http://www.lamarea.com/2015/04/11/miles-de-hologramas-protestan-contra-la-ley-mordaza-frente-al-congreso/" text:style-name="Internet_20_link" text:visited-style-name="Visited_20_Internet_20_Link"><text:span text:style-name="Hyperlink.0"><text:span text:style-name="T65">so/</text:span></text:span></text:a></text:p>
          </table:table-cell>
        </table:table-row>
        <text:soft-page-break/>
        <table:table-row table:style-name="Table1.6">
          <table:table-cell table:style-name="Table1.A2" office:value-type="string">
            <text:p text:style-name="P38"><text:span text:style-name="None"><text:span text:style-name="T48">T</text:span></text:span><text:span text:style-name="None"><text:span text:style-name="T49">í</text:span></text:span><text:span text:style-name="None"><text:span text:style-name="T48">t</text:span></text:span><text:span text:style-name="None"><text:span text:style-name="T50">u</text:span></text:span><text:span text:style-name="None"><text:span text:style-name="T48">l</text:span></text:span><text:span text:style-name="None"><text:span text:style-name="T50">o:</text:span></text:span><text:span text:style-name="None"><text:span text:style-name="T49"> </text:span></text:span><text:span text:style-name="None"><text:span text:style-name="T50">Mov</text:span></text:span><text:span text:style-name="None"><text:span text:style-name="T48">imi</text:span></text:span><text:span text:style-name="None"><text:span text:style-name="T50">e</text:span></text:span><text:span text:style-name="None"><text:span text:style-name="T52">n</text:span></text:span><text:span text:style-name="None"><text:span text:style-name="T48">t</text:span></text:span><text:span text:style-name="None"><text:span text:style-name="T50">os de </text:span></text:span><text:span text:style-name="None"><text:span text:style-name="T48">li</text:span></text:span><text:span text:style-name="None"><text:span text:style-name="T52">b</text:span></text:span><text:span text:style-name="None"><text:span text:style-name="T50">era</text:span></text:span><text:span text:style-name="None"><text:span text:style-name="T49">c</text:span></text:span><text:span text:style-name="None"><text:span text:style-name="T48">i</text:span></text:span><text:span text:style-name="None"><text:span text:style-name="T50">ón gráf</text:span></text:span><text:span text:style-name="None"><text:span text:style-name="T48">i</text:span></text:span><text:span text:style-name="None"><text:span text:style-name="T49">c</text:span></text:span><text:span text:style-name="None"><text:span text:style-name="T50">a (M</text:span></text:span><text:span text:style-name="None"><text:span text:style-name="T48">L</text:span></text:span><text:span text:style-name="None"><text:span text:style-name="T50">G)</text:span></text:span></text:p>
          </table:table-cell>
          <table:table-cell table:style-name="Table1.A2" office:value-type="string">
            <text:p text:style-name="P39"><text:span text:style-name="None"><text:span text:style-name="T65">En l</text:span></text:span><text:span text:style-name="None"><text:span text:style-name="T63">a</text:span></text:span><text:span text:style-name="None"><text:span text:style-name="T65">s </text:span></text:span><text:span text:style-name="None"><text:span text:style-name="T63">ca</text:span></text:span><text:span text:style-name="None"><text:span text:style-name="T65">mp</text:span></text:span><text:span text:style-name="None"><text:span text:style-name="T63">aña</text:span></text:span><text:span text:style-name="None"><text:span text:style-name="T65">s </text:span></text:span><text:span text:style-name="None"><text:span text:style-name="T63">e</text:span></text:span><text:span text:style-name="None"><text:span text:style-name="T65">l</text:span></text:span><text:span text:style-name="None"><text:span text:style-name="T63">ec</text:span></text:span><text:span text:style-name="None"><text:span text:style-name="T65">to</text:span></text:span><text:span text:style-name="None"><text:span text:style-name="T63">ra</text:span></text:span><text:span text:style-name="None"><text:span text:style-name="T65">l</text:span></text:span><text:span text:style-name="None"><text:span text:style-name="T63">e</text:span></text:span><text:span text:style-name="None"><text:span text:style-name="T65">s</text:span></text:span><text:span text:style-name="None"><text:span text:style-name="T63"> </text:span></text:span><text:span text:style-name="None"><text:span text:style-name="T65">mu</text:span></text:span><text:span text:style-name="None"><text:span text:style-name="T63">n</text:span></text:span><text:span text:style-name="None"><text:span text:style-name="T65">i</text:span></text:span><text:span text:style-name="None"><text:span text:style-name="T63">c</text:span></text:span><text:span text:style-name="None"><text:span text:style-name="T65">ip</text:span></text:span><text:span text:style-name="None"><text:span text:style-name="T63">ale</text:span></text:span><text:span text:style-name="None"><text:span text:style-name="T65">s, d</text:span></text:span><text:span text:style-name="None"><text:span text:style-name="T63">i</text:span></text:span><text:span text:style-name="None"><text:span text:style-name="T65">s</text:span></text:span><text:span text:style-name="None"><text:span text:style-name="T63">eña</text:span></text:span><text:span text:style-name="None"><text:span text:style-name="T65">do</text:span></text:span><text:span text:style-name="None"><text:span text:style-name="T63">re</text:span></text:span><text:span text:style-name="None"><text:span text:style-name="T65">s/</text:span></text:span><text:span text:style-name="None"><text:span text:style-name="T63">a</text:span></text:span><text:span text:style-name="None"><text:span text:style-name="T65">s se</text:span></text:span><text:span text:style-name="None"><text:span text:style-name="T63"> a</text:span></text:span><text:span text:style-name="None"><text:span text:style-name="T65">uto</text:span></text:span><text:span text:style-name="None"><text:span text:style-name="T63">-</text:span></text:span><text:span text:style-name="None"><text:span text:style-name="T65">o</text:span></text:span><text:span text:style-name="None"><text:span text:style-name="T63">r</text:span></text:span><text:span text:style-name="None"><text:span text:style-name="T65">g</text:span></text:span><text:span text:style-name="None"><text:span text:style-name="T63">a</text:span></text:span><text:span text:style-name="None"><text:span text:style-name="T65">ni</text:span></text:span><text:span text:style-name="None"><text:span text:style-name="T63">za</text:span></text:span><text:span text:style-name="None"><text:span text:style-name="T65">n de</text:span></text:span><text:span text:style-name="None"><text:span text:style-name="T63"> </text:span></text:span><text:span text:style-name="None"><text:span text:style-name="T65">m</text:span></text:span><text:span text:style-name="None"><text:span text:style-name="T63">a</text:span></text:span><text:span text:style-name="None"><text:span text:style-name="T65">n</text:span></text:span><text:span text:style-name="None"><text:span text:style-name="T63">er</text:span></text:span><text:span text:style-name="None"><text:span text:style-name="T65">a d</text:span></text:span><text:span text:style-name="None"><text:span text:style-name="T63">e</text:span></text:span><text:span text:style-name="None"><text:span text:style-name="T65">s</text:span></text:span><text:span text:style-name="None"><text:span text:style-name="T63">ce</text:span></text:span><text:span text:style-name="None"><text:span text:style-name="T65">n</text:span></text:span><text:span text:style-name="None"><text:span text:style-name="T63">tra</text:span></text:span><text:span text:style-name="None"><text:span text:style-name="T65">l</text:span></text:span><text:span text:style-name="None"><text:span text:style-name="T63">izad</text:span></text:span><text:span text:style-name="None"><text:span text:style-name="T65">a</text:span></text:span><text:span text:style-name="None"><text:span text:style-name="T63"> </text:span></text:span><text:span text:style-name="None"><text:span text:style-name="T65">p</text:span></text:span><text:span text:style-name="None"><text:span text:style-name="T63">ar</text:span></text:span><text:span text:style-name="None"><text:span text:style-name="T65">a</text:span></text:span><text:span text:style-name="None"><text:span text:style-name="T63"> crea</text:span></text:span><text:span text:style-name="None"><text:span text:style-name="T65">r</text:span></text:span><text:span text:style-name="None"><text:span text:style-name="T63"> </text:span></text:span><text:span text:style-name="None"><text:span text:style-name="T65">dibujos, </text:span></text:span><text:span text:style-name="None"><text:span text:style-name="T63">carte</text:span></text:span><text:span text:style-name="None"><text:span text:style-name="T65">l</text:span></text:span><text:span text:style-name="None"><text:span text:style-name="T63">e</text:span></text:span><text:span text:style-name="None"><text:span text:style-name="T65">s, </text:span></text:span><text:span text:style-name="None"><text:span text:style-name="T66">lemas a favor de las alcaldesas candidatas. Su trabajo descentralizado se refleja en una imagen gráfica de las alcaldesas no unificada (no una única foto oficial). Se genera una ola de explosión de creatividad y de alegría en las redes sociales digitales y en las calles que toma la forma de carteles, ilustraciones, performances, poesías y relatos, proyecciones en edificios, paseos con caretas y con pancarta-letras, balcones intervenidos, creaciones de películas y videoclips, canciones originales y versiones.</text:span></text:span></text:p>
          </table:table-cell>
          <table:table-cell table:style-name="Table1.A2" office:value-type="string">
            <text:p text:style-name="P40"><text:span text:style-name="None"><text:span text:style-name="T63">L</text:span></text:span><text:span text:style-name="None"><text:span text:style-name="T65">a</text:span></text:span><text:span text:style-name="None"><text:span text:style-name="T63"> c</text:span></text:span><text:span text:style-name="None"><text:span text:style-name="T65">onst</text:span></text:span><text:span text:style-name="None"><text:span text:style-name="T63">rucc</text:span></text:span><text:span text:style-name="None"><text:span text:style-name="T65">ión de</text:span></text:span><text:span text:style-name="None"><text:span text:style-name="T63"> </text:span></text:span><text:span text:style-name="None"><text:span text:style-name="T65">un </text:span></text:span><text:span text:style-name="None"><text:span text:style-name="T63">d</text:span></text:span><text:span text:style-name="None"><text:span text:style-name="T65">is</text:span></text:span><text:span text:style-name="None"><text:span text:style-name="T63">cur</text:span></text:span><text:span text:style-name="None"><text:span text:style-name="T65">so g</text:span></text:span><text:span text:style-name="None"><text:span text:style-name="T63">ráf</text:span></text:span><text:span text:style-name="None"><text:span text:style-name="T65">i</text:span></text:span><text:span text:style-name="None"><text:span text:style-name="T63">c</text:span></text:span><text:span text:style-name="None"><text:span text:style-name="T65">o </text:span></text:span><text:span text:style-name="None"><text:span text:style-name="T63">(ca</text:span></text:span><text:span text:style-name="None"><text:span text:style-name="T65">m</text:span></text:span><text:span text:style-name="None"><text:span text:style-name="T63">pa</text:span></text:span><text:span text:style-name="None"><text:span text:style-name="T65">ña</text:span></text:span><text:span text:style-name="None"><text:span text:style-name="T63"> e</text:span></text:span><text:span text:style-name="None"><text:span text:style-name="T65">l</text:span></text:span><text:span text:style-name="None"><text:span text:style-name="T63">ec</text:span></text:span><text:span text:style-name="None"><text:span text:style-name="T65">to</text:span></text:span><text:span text:style-name="None"><text:span text:style-name="T63">ra</text:span></text:span><text:span text:style-name="None"><text:span text:style-name="T65">l </text:span></text:span><text:span text:style-name="None"><text:span text:style-name="T63">gráfica</text:span></text:span><text:span text:style-name="None"><text:span text:style-name="T65">)</text:span></text:span><text:span text:style-name="None"><text:span text:style-name="T63"> </text:span></text:span><text:span text:style-name="None"><text:span text:style-name="T65">no uni</text:span></text:span><text:span text:style-name="None"><text:span text:style-name="T63">f</text:span></text:span><text:span text:style-name="None"><text:span text:style-name="T65">i</text:span></text:span><text:span text:style-name="None"><text:span text:style-name="T63">ca</text:span></text:span><text:span text:style-name="None"><text:span text:style-name="T65">do, d</text:span></text:span><text:span text:style-name="None"><text:span text:style-name="T63">i</text:span></text:span><text:span text:style-name="None"><text:span text:style-name="T65">st</text:span></text:span><text:span text:style-name="None"><text:span text:style-name="T63">r</text:span></text:span><text:span text:style-name="None"><text:span text:style-name="T65">ibuido, que</text:span></text:span><text:span text:style-name="None"><text:span text:style-name="T63"> </text:span></text:span><text:span text:style-name="None"><text:span text:style-name="T65">p</text:span></text:span><text:span text:style-name="None"><text:span text:style-name="T63">er</text:span></text:span><text:span text:style-name="None"><text:span text:style-name="T65">m</text:span></text:span><text:span text:style-name="None"><text:span text:style-name="T63">a</text:span></text:span><text:span text:style-name="None"><text:span text:style-name="T65">n</text:span></text:span><text:span text:style-name="None"><text:span text:style-name="T63">ec</text:span></text:span><text:span text:style-name="None"><text:span text:style-name="T65">e</text:span></text:span><text:span text:style-name="None"><text:span text:style-name="T63"> a</text:span></text:span><text:span text:style-name="None"><text:span text:style-name="T65">bi</text:span></text:span><text:span text:style-name="None"><text:span text:style-name="T63">er</text:span></text:span><text:span text:style-name="None"><text:span text:style-name="T65">to. </text:span></text:span><text:span text:style-name="None"><text:span text:style-name="T63">L</text:span></text:span><text:span text:style-name="None"><text:span text:style-name="T65">a </text:span></text:span><text:span text:style-name="None"><text:span text:style-name="T66">centralidad que el diseño gráfico está ocupando en la nueva comunicación política y del reconocimiento explícito de su valor como lenguaje complejo, capaz de hacer afirmaciones y de expresar proyectos, propuestas e identificaciones con tanta riqueza y matices como el lenguaje letrado. Salir del anquilosamiento comunicativo. Permitir que otros/as completen tu discurso con aportaciones que no controlas.</text:span></text:span></text:p>
          </table:table-cell>
          <table:table-cell table:style-name="Table1.D2" office:value-type="string">
            <text:p text:style-name="P41"><text:span text:style-name="None"><text:span text:style-name="T63">ML</text:span></text:span><text:span text:style-name="None"><text:span text:style-name="T65">G: </text:span></text:span><text:a xlink:type="simple" xlink:href="http://mlgmadrid.tumblr.com/" text:style-name="Internet_20_link" text:visited-style-name="Visited_20_Internet_20_Link"><text:span text:style-name="Hyperlink.0"><text:span text:style-name="T65">http</text:span></text:span></text:a><text:a xlink:type="simple" xlink:href="http://mlgmadrid.tumblr.com/" text:style-name="Internet_20_link" text:visited-style-name="Visited_20_Internet_20_Link"><text:span text:style-name="Hyperlink.2"><text:span text:style-name="T65">:</text:span></text:span></text:a><text:a xlink:type="simple" xlink:href="http://mlgmadrid.tumblr.com/" text:style-name="Internet_20_link" text:visited-style-name="Visited_20_Internet_20_Link"><text:span text:style-name="Hyperlink.0"><text:span text:style-name="T65">//ml</text:span></text:span></text:a><text:a xlink:type="simple" xlink:href="http://mlgmadrid.tumblr.com/" text:style-name="Internet_20_link" text:visited-style-name="Visited_20_Internet_20_Link"><text:span text:style-name="Hyperlink.2"><text:span text:style-name="T65">g</text:span></text:span></text:a><text:a xlink:type="simple" xlink:href="http://mlgmadrid.tumblr.com/" text:style-name="Internet_20_link" text:visited-style-name="Visited_20_Internet_20_Link"><text:span text:style-name="Hyperlink.0"><text:span text:style-name="T65">m</text:span></text:span></text:a><text:a xlink:type="simple" xlink:href="http://mlgmadrid.tumblr.com/" text:style-name="Internet_20_link" text:visited-style-name="Visited_20_Internet_20_Link"><text:span text:style-name="Hyperlink.1"><text:span text:style-name="T65">a</text:span></text:span></text:a><text:a xlink:type="simple" xlink:href="http://mlgmadrid.tumblr.com/" text:style-name="Internet_20_link" text:visited-style-name="Visited_20_Internet_20_Link"><text:span text:style-name="None"><text:span text:style-name="T44">d</text:span></text:span></text:a><text:a xlink:type="simple" xlink:href="http://mlgmadrid.tumblr.com/" text:style-name="Internet_20_link" text:visited-style-name="Visited_20_Internet_20_Link"><text:span text:style-name="Hyperlink.1"><text:span text:style-name="T65">r</text:span></text:span></text:a><text:a xlink:type="simple" xlink:href="http://mlgmadrid.tumblr.com/" text:style-name="Internet_20_link" text:visited-style-name="Visited_20_Internet_20_Link"><text:span text:style-name="Hyperlink.0"><text:span text:style-name="T65">id.t</text:span></text:span></text:a><text:a xlink:type="simple" xlink:href="http://mlgmadrid.tumblr.com/" text:style-name="Internet_20_link" text:visited-style-name="Visited_20_Internet_20_Link"><text:span text:style-name="Hyperlink.2"><text:span text:style-name="T65">u</text:span></text:span></text:a><text:a xlink:type="simple" xlink:href="http://mlgmadrid.tumblr.com/" text:style-name="Internet_20_link" text:visited-style-name="Visited_20_Internet_20_Link"><text:span text:style-name="Hyperlink.0"><text:span text:style-name="T65">mbl</text:span></text:span></text:a><text:a xlink:type="simple" xlink:href="http://mlgmadrid.tumblr.com/" text:style-name="Internet_20_link" text:visited-style-name="Visited_20_Internet_20_Link"><text:span text:style-name="None"><text:span text:style-name="T44">r.</text:span></text:span></text:a><text:a xlink:type="simple" xlink:href="http://mlgmadrid.tumblr.com/" text:style-name="Internet_20_link" text:visited-style-name="Visited_20_Internet_20_Link"><text:span text:style-name="Hyperlink.1"><text:span text:style-name="T65">c</text:span></text:span></text:a><text:a xlink:type="simple" xlink:href="http://mlgmadrid.tumblr.com/" text:style-name="Internet_20_link" text:visited-style-name="Visited_20_Internet_20_Link"><text:span text:style-name="Hyperlink.0"><text:span text:style-name="T65">om/</text:span></text:span></text:a><text:span text:style-name="None"><text:span text:style-name="T45"> </text:span></text:span><text:span text:style-name="None"><text:span text:style-name="T63">Face</text:span></text:span><text:span text:style-name="None"><text:span text:style-name="T65">book:</text:span></text:span></text:p>
            <text:p text:style-name="P42"><text:span text:style-name="None"><text:span text:style-name="T66">https://es-la.facebook.com/mlgbarcelona</text:span></text:span></text:p>
            <text:p text:style-name="P42"><text:span text:style-name="None"><text:span text:style-name="T66">Experimenta:</text:span></text:span></text:p>
            <text:p text:style-name="P42"><text:span text:style-name="None"><text:span text:style-name="T66">https://www.experimenta.es/noticias/grafica-y-</text:span></text:span></text:p>
            <text:p text:style-name="P42"><text:span text:style-name="None"><text:span text:style-name="T66">comunicacion/movimiento-de-</text:span></text:span></text:p>
            <text:p text:style-name="P42"><text:span text:style-name="None"><text:span text:style-name="T66">liberacion-grafica-de-</text:span></text:span></text:p>
            <text:p text:style-name="P42"><text:span text:style-name="None"><text:span text:style-name="T66">barcelona-4800/</text:spa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one" style:family="text"/>
    <style:style style:name="Hyperlink.0" style:family="text" style:parent-style-name="None">
      <style:text-properties fo:color="#00007f" fo:language="en" fo:country="US" style:text-underline-style="solid" style:text-underline-width="auto" style:text-underline-color="#00007f"/>
    </style:style>
    <style:style style:name="Hyperlink.1" style:family="text" style:parent-style-name="None">
      <style:text-properties fo:color="#00007f" fo:letter-spacing="normal" fo:language="en" fo:country="US" style:text-underline-style="solid" style:text-underline-width="auto" style:text-underline-color="#00007f"/>
    </style:style>
    <style:style style:name="Hyperlink.2" style:family="text" style:parent-style-name="None">
      <style:text-properties fo:color="#00007f" fo:letter-spacing="normal" fo:language="en" fo:country="US" style:text-underline-style="solid" style:text-underline-width="auto" style:text-underline-color="#00007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3:21:41.349912423</meta:creation-date>
    <dc:date>2017-04-25T14:35:45.085245098</dc:date>
    <meta:editing-duration>PT1H14M2S</meta:editing-duration>
    <meta:editing-cycles>3</meta:editing-cycles>
    <meta:generator>LibreOffice/4.3.3.2$Linux_X86_64 LibreOffice_project/430m0$Build-2</meta:generator>
    <meta:document-statistic meta:table-count="1" meta:image-count="0" meta:object-count="0" meta:page-count="4" meta:paragraph-count="56" meta:word-count="973" meta:character-count="6615" meta:non-whitespace-character-count="5697"/>
  </office:meta>
</office:document-meta>
</file>